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Number</text:p>
          </table:table-cell>
          <table:table-cell office:value-type="string" table:style-name="ce2">
            <text:p>Picture ID</text:p>
          </table:table-cell>
          <table:table-cell office:value-type="string" table:style-name="ce3">
            <text:p>Spur (cm)</text:p>
          </table:table-cell>
          <table:table-cell office:value-type="string" table:style-name="ce2">
            <text:p>Species</text:p>
          </table:table-cell>
          <table:table-cell table:style-name="ce2"/>
          <table:table-cell table:number-columns-repeated="16378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058.JPG</text:p>
          </table:table-cell>
          <table:table-cell office:value-type="float" office:value="2.4768680000000001" table:style-name="ce4">
            <text:p>2.47686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060.JPG</text:p>
          </table:table-cell>
          <table:table-cell office:value-type="float" office:value="3.3502877999999998" table:style-name="ce4">
            <text:p>3.350287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061.JPG</text:p>
          </table:table-cell>
          <table:table-cell office:value-type="float" office:value="1.8499639000000001" table:style-name="ce4">
            <text:p>1.849963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062.JPG</text:p>
          </table:table-cell>
          <table:table-cell office:value-type="float" office:value="2.3381048" table:style-name="ce4">
            <text:p>2.338104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063.JPG</text:p>
          </table:table-cell>
          <table:table-cell office:value-type="float" office:value="2.6782794000000001" table:style-name="ce4">
            <text:p>2.678279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064.JPG</text:p>
          </table:table-cell>
          <table:table-cell office:value-type="float" office:value="2.1358804" table:style-name="ce4">
            <text:p>2.135880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082.JPG</text:p>
          </table:table-cell>
          <table:table-cell office:value-type="float" office:value="2.5826753" table:style-name="ce4">
            <text:p>2.582675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083.JPG</text:p>
          </table:table-cell>
          <table:table-cell office:value-type="float" office:value="2.5136674000000001" table:style-name="ce4">
            <text:p>2.513667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084.JPG</text:p>
          </table:table-cell>
          <table:table-cell office:value-type="float" office:value="2.0566924000000002" table:style-name="ce4">
            <text:p>2.056692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085.JPG</text:p>
          </table:table-cell>
          <table:table-cell office:value-type="float" office:value="2.3526615" table:style-name="ce4">
            <text:p>2.352661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086.JPG</text:p>
          </table:table-cell>
          <table:table-cell office:value-type="float" office:value="2.7112835" table:style-name="ce4">
            <text:p>2.711283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1000000000000001" table:style-name="ce4">
            <text:p>1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087.JPG</text:p>
          </table:table-cell>
          <table:table-cell office:value-type="float" office:value="2.6230734999999998" table:style-name="ce4">
            <text:p>2.623073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2" table:style-name="ce4">
            <text:p>1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065.JPG</text:p>
          </table:table-cell>
          <table:table-cell office:value-type="float" office:value="1.3905182" table:style-name="ce4">
            <text:p>1.3905182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1.2" table:style-name="ce4">
            <text:p>1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066.JPG</text:p>
          </table:table-cell>
          <table:table-cell office:value-type="float" office:value="1.7416430000000001" table:style-name="ce4">
            <text:p>1.74164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1.2" table:style-name="ce4">
            <text:p>1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067.JPG</text:p>
          </table:table-cell>
          <table:table-cell office:value-type="float" office:value="1.0931358" table:style-name="ce4">
            <text:p>1.0931358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1.2" table:style-name="ce4">
            <text:p>1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068.JPG</text:p>
          </table:table-cell>
          <table:table-cell office:value-type="float" office:value="1.8184632999999999" table:style-name="ce4">
            <text:p>1.818463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. longicaule?</text:p>
          </table:table-cell>
          <table:table-cell table:number-columns-repeated="16377"/>
        </table:table-row>
        <table:table-row table:style-name="ro2">
          <table:table-cell office:value-type="float" office:value="1.2" table:style-name="ce4">
            <text:p>1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070.JPG</text:p>
          </table:table-cell>
          <table:table-cell office:value-type="float" office:value="1.7436619" table:style-name="ce4">
            <text:p>1.7436619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2">
          <table:table-cell office:value-type="float" office:value="1.2" table:style-name="ce4">
            <text:p>1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071.JPG</text:p>
          </table:table-cell>
          <table:table-cell office:value-type="float" office:value="1.1928190999999999" table:style-name="ce4">
            <text:p>1.1928191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2">
          <table:table-cell office:value-type="float" office:value="1.2" table:style-name="ce4">
            <text:p>1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072.JPG</text:p>
          </table:table-cell>
          <table:table-cell office:value-type="float" office:value="1.3359637" table:style-name="ce4">
            <text:p>1.3359637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2">
          <table:table-cell office:value-type="float" office:value="1.2" table:style-name="ce4">
            <text:p>1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073.JPG</text:p>
          </table:table-cell>
          <table:table-cell office:value-type="float" office:value="0.93718319999999999" table:style-name="ce4">
            <text:p>0.9371832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2">
          <table:table-cell office:value-type="float" office:value="1.2" table:style-name="ce4">
            <text:p>1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074.JPG</text:p>
          </table:table-cell>
          <table:table-cell office:value-type="float" office:value="0.47829159999999998" table:style-name="ce4">
            <text:p>0.4782916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2">
          <table:table-cell office:value-type="float" office:value="1.2" table:style-name="ce4">
            <text:p>1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075.JPG</text:p>
          </table:table-cell>
          <table:table-cell office:value-type="float" office:value="1.1821625" table:style-name="ce4">
            <text:p>1.1821625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 table:style-name="ce1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099.JPG</text:p>
          </table:table-cell>
          <table:table-cell office:value-type="float" office:value="2.5423409000000001" table:style-name="ce4">
            <text:p>2.542340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100.JPG</text:p>
          </table:table-cell>
          <table:table-cell office:value-type="float" office:value="3.1771740999999998" table:style-name="ce4">
            <text:p>3.177174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101.JPG</text:p>
          </table:table-cell>
          <table:table-cell office:value-type="float" office:value="3.0032456999999999" table:style-name="ce4">
            <text:p>3.003245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102.JPG</text:p>
          </table:table-cell>
          <table:table-cell office:value-type="float" office:value="2.3429416000000001" table:style-name="ce4">
            <text:p>2.342941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103.JPG</text:p>
          </table:table-cell>
          <table:table-cell office:value-type="float" office:value="3.2904026000000002" table:style-name="ce4">
            <text:p>3.290402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104.JPG</text:p>
          </table:table-cell>
          <table:table-cell office:value-type="float" office:value="2.3893086000000001" table:style-name="ce4">
            <text:p>2.389308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105.JPG</text:p>
          </table:table-cell>
          <table:table-cell office:value-type="float" office:value="2.8039836999999999" table:style-name="ce4">
            <text:p>2.803983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106.JPG</text:p>
          </table:table-cell>
          <table:table-cell office:value-type="float" office:value="2.9048452" table:style-name="ce4">
            <text:p>2.904845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107.JPG</text:p>
          </table:table-cell>
          <table:table-cell office:value-type="float" office:value="2.4321823999999999" table:style-name="ce4">
            <text:p>2.432182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108.JPG</text:p>
          </table:table-cell>
          <table:table-cell office:value-type="float" office:value="2.3172666999999998" table:style-name="ce4">
            <text:p>2.317266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109.JPG</text:p>
          </table:table-cell>
          <table:table-cell office:value-type="float" office:value="2.6920448000000001" table:style-name="ce4">
            <text:p>2.692044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110.JPG</text:p>
          </table:table-cell>
          <table:table-cell office:value-type="float" office:value="2.8319103000000001" table:style-name="ce4">
            <text:p>2.831910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111.JPG</text:p>
          </table:table-cell>
          <table:table-cell office:value-type="float" office:value="3.1065949000000002" table:style-name="ce4">
            <text:p>3.106594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112.JPG</text:p>
          </table:table-cell>
          <table:table-cell office:value-type="float" office:value="2.1918438999999998" table:style-name="ce4">
            <text:p>2.191843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113.JPG</text:p>
          </table:table-cell>
          <table:table-cell office:value-type="float" office:value="2.2706249000000001" table:style-name="ce4">
            <text:p>2.270624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114.JPG</text:p>
          </table:table-cell>
          <table:table-cell office:value-type="float" office:value="3.1487485999999998" table:style-name="ce4">
            <text:p>3.148748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115.JPG</text:p>
          </table:table-cell>
          <table:table-cell office:value-type="float" office:value="1.8183965" table:style-name="ce4">
            <text:p>1.818396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116.JPG</text:p>
          </table:table-cell>
          <table:table-cell office:value-type="float" office:value="1.8343125" table:style-name="ce4">
            <text:p>1.834312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117.JPG</text:p>
          </table:table-cell>
          <table:table-cell office:value-type="float" office:value="3.213193" table:style-name="ce4">
            <text:p>3.21319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118.JPG</text:p>
          </table:table-cell>
          <table:table-cell office:value-type="float" office:value="2.9978227" table:style-name="ce4">
            <text:p>2.997822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119.JPG</text:p>
          </table:table-cell>
          <table:table-cell office:value-type="float" office:value="3.3361531000000002" table:style-name="ce4">
            <text:p>3.336153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120.JPG</text:p>
          </table:table-cell>
          <table:table-cell office:value-type="float" office:value="2.6822273000000001" table:style-name="ce4">
            <text:p>2.682227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121.JPG</text:p>
          </table:table-cell>
          <table:table-cell office:value-type="float" office:value="3.5800391" table:style-name="ce4">
            <text:p>3.580039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122.JPG</text:p>
          </table:table-cell>
          <table:table-cell office:value-type="float" office:value="2.9591071000000002" table:style-name="ce4">
            <text:p>2.959107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1123.JPG</text:p>
          </table:table-cell>
          <table:table-cell office:value-type="float" office:value="2.7084860000000002" table:style-name="ce4">
            <text:p>2.70848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1124.JPG</text:p>
          </table:table-cell>
          <table:table-cell office:value-type="float" office:value="2.5581662000000001" table:style-name="ce4">
            <text:p>2.558166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1125.JPG</text:p>
          </table:table-cell>
          <table:table-cell office:value-type="float" office:value="1.1726572" table:style-name="ce4">
            <text:p>1.172657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1126.JPG</text:p>
          </table:table-cell>
          <table:table-cell office:value-type="float" office:value="1.5172623000000001" table:style-name="ce4">
            <text:p>1.517262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1127.JPG</text:p>
          </table:table-cell>
          <table:table-cell office:value-type="float" office:value="2.4742926999999999" table:style-name="ce4">
            <text:p>2.474292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1128.JPG</text:p>
          </table:table-cell>
          <table:table-cell office:value-type="float" office:value="1.5971679000000001" table:style-name="ce4">
            <text:p>1.597167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1129.JPG</text:p>
          </table:table-cell>
          <table:table-cell office:value-type="float" office:value="1.4813510999999999" table:style-name="ce4">
            <text:p>1.481351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DC11130.JPG</text:p>
          </table:table-cell>
          <table:table-cell office:value-type="float" office:value="1.8346395" table:style-name="ce4">
            <text:p>1.834639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SDC11131.JPG</text:p>
          </table:table-cell>
          <table:table-cell office:value-type="float" office:value="2.1905594000000002" table:style-name="ce4">
            <text:p>2.190559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3" table:style-name="ce4">
            <text:p>1.3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SDC11147.JPG</text:p>
          </table:table-cell>
          <table:table-cell office:value-type="float" office:value="2.8435280000000001" table:style-name="ce4">
            <text:p>2.84352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4" table:style-name="ce4">
            <text:p>1.4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132.JPG</text:p>
          </table:table-cell>
          <table:table-cell office:value-type="float" office:value="0.33066390000000001" table:style-name="ce4">
            <text:p>0.3306639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1.4" table:style-name="ce4">
            <text:p>1.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133.JPG</text:p>
          </table:table-cell>
          <table:table-cell office:value-type="float" office:value="0.29252509999999998" table:style-name="ce4">
            <text:p>0.2925251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1.4" table:style-name="ce4">
            <text:p>1.4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134.JPG</text:p>
          </table:table-cell>
          <table:table-cell office:value-type="float" office:value="0.2386964" table:style-name="ce4">
            <text:p>0.2386964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1.4" table:style-name="ce4">
            <text:p>1.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135.JPG</text:p>
          </table:table-cell>
          <table:table-cell office:value-type="float" office:value="0.51393270000000002" table:style-name="ce4">
            <text:p>0.5139327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1.4" table:style-name="ce4">
            <text:p>1.4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136.JPG</text:p>
          </table:table-cell>
          <table:table-cell office:value-type="float" office:value="0.64343240000000002" table:style-name="ce4">
            <text:p>0.6434324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1.5" table:style-name="ce4">
            <text:p>1.5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137.JPG</text:p>
          </table:table-cell>
          <table:table-cell office:value-type="float" office:value="3.6447474999999998" table:style-name="ce4">
            <text:p>3.6447475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1.5" table:style-name="ce4">
            <text:p>1.5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138.JPG</text:p>
          </table:table-cell>
          <table:table-cell office:value-type="float" office:value="3.4999307000000002" table:style-name="ce4">
            <text:p>3.4999307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1.5" table:style-name="ce4">
            <text:p>1.5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139.JPG</text:p>
          </table:table-cell>
          <table:table-cell office:value-type="float" office:value="2.9565296999999999" table:style-name="ce4">
            <text:p>2.9565297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1.5" table:style-name="ce4">
            <text:p>1.5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144.JPG</text:p>
          </table:table-cell>
          <table:table-cell office:value-type="float" office:value="4.3000664999999998" table:style-name="ce4">
            <text:p>4.3000665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1.5" table:style-name="ce4">
            <text:p>1.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145.JPG</text:p>
          </table:table-cell>
          <table:table-cell office:value-type="float" office:value="3.8465205" table:style-name="ce4">
            <text:p>3.8465205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1.5" table:style-name="ce4">
            <text:p>1.5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146.JPG</text:p>
          </table:table-cell>
          <table:table-cell office:value-type="float" office:value="3.3039513" table:style-name="ce4">
            <text:p>3.3039513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151.JPG</text:p>
          </table:table-cell>
          <table:table-cell office:value-type="float" office:value="2.8926067999999998" table:style-name="ce4">
            <text:p>2.892606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152.JPG</text:p>
          </table:table-cell>
          <table:table-cell office:value-type="float" office:value="3.8364679000000002" table:style-name="ce4">
            <text:p>3.836467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153.JPG</text:p>
          </table:table-cell>
          <table:table-cell office:value-type="float" office:value="3.1522066999999998" table:style-name="ce4">
            <text:p>3.152206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154.JPG</text:p>
          </table:table-cell>
          <table:table-cell office:value-type="float" office:value="3.1554910999999999" table:style-name="ce4">
            <text:p>3.155491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155.JPG</text:p>
          </table:table-cell>
          <table:table-cell office:value-type="float" office:value="2.7440619000000002" table:style-name="ce4">
            <text:p>2.744061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156.JPG</text:p>
          </table:table-cell>
          <table:table-cell office:value-type="float" office:value="3.3000419000000001" table:style-name="ce4">
            <text:p>3.300041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157.JPG</text:p>
          </table:table-cell>
          <table:table-cell office:value-type="float" office:value="2.9006875000000001" table:style-name="ce4">
            <text:p>2.900687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158.JPG</text:p>
          </table:table-cell>
          <table:table-cell office:value-type="float" office:value="3.5560318" table:style-name="ce4">
            <text:p>3.556031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159.JPG</text:p>
          </table:table-cell>
          <table:table-cell office:value-type="float" office:value="3.2142037999999999" table:style-name="ce4">
            <text:p>3.214203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160.JPG</text:p>
          </table:table-cell>
          <table:table-cell office:value-type="float" office:value="2.9415488999999999" table:style-name="ce4">
            <text:p>2.941548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161.JPG</text:p>
          </table:table-cell>
          <table:table-cell office:value-type="float" office:value="2.7511774" table:style-name="ce4">
            <text:p>2.751177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162.JPG</text:p>
          </table:table-cell>
          <table:table-cell office:value-type="float" office:value="2.7389732000000002" table:style-name="ce4">
            <text:p>2.738973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163.JPG</text:p>
          </table:table-cell>
          <table:table-cell office:value-type="float" office:value="3.9975754999999999" table:style-name="ce4">
            <text:p>3.997575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164.JPG</text:p>
          </table:table-cell>
          <table:table-cell office:value-type="float" office:value="2.9228529000000001" table:style-name="ce4">
            <text:p>2.922852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165.JPG</text:p>
          </table:table-cell>
          <table:table-cell office:value-type="float" office:value="3.2044323000000001" table:style-name="ce4">
            <text:p>3.204432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166.JPG</text:p>
          </table:table-cell>
          <table:table-cell office:value-type="float" office:value="3.0946115000000001" table:style-name="ce4">
            <text:p>3.094611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167.JPG</text:p>
          </table:table-cell>
          <table:table-cell office:value-type="float" office:value="3.3105459000000002" table:style-name="ce4">
            <text:p>3.310545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168.JPG</text:p>
          </table:table-cell>
          <table:table-cell office:value-type="float" office:value="3.3634632" table:style-name="ce4">
            <text:p>3.363463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169.JPG</text:p>
          </table:table-cell>
          <table:table-cell office:value-type="float" office:value="3.0541862000000002" table:style-name="ce4">
            <text:p>3.054186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170.JPG</text:p>
          </table:table-cell>
          <table:table-cell office:value-type="float" office:value="3.2749636" table:style-name="ce4">
            <text:p>3.274963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171.JPG</text:p>
          </table:table-cell>
          <table:table-cell office:value-type="float" office:value="2.2479133" table:style-name="ce4">
            <text:p>2.247913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172.JPG</text:p>
          </table:table-cell>
          <table:table-cell office:value-type="float" office:value="2.9919595000000001" table:style-name="ce4">
            <text:p>2.991959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173.JPG</text:p>
          </table:table-cell>
          <table:table-cell office:value-type="float" office:value="2.2387046000000002" table:style-name="ce4">
            <text:p>2.238704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174.JPG</text:p>
          </table:table-cell>
          <table:table-cell office:value-type="float" office:value="3.7601977999999998" table:style-name="ce4">
            <text:p>3.760197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1175.JPG</text:p>
          </table:table-cell>
          <table:table-cell office:value-type="float" office:value="2.9332834000000001" table:style-name="ce4">
            <text:p>2.933283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1176.JPG</text:p>
          </table:table-cell>
          <table:table-cell office:value-type="float" office:value="2.5828019000000002" table:style-name="ce4">
            <text:p>2.582801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1177.JPG</text:p>
          </table:table-cell>
          <table:table-cell office:value-type="float" office:value="4.0264895999999997" table:style-name="ce4">
            <text:p>4.026489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1178.JPG</text:p>
          </table:table-cell>
          <table:table-cell office:value-type="float" office:value="2.9090205999999998" table:style-name="ce4">
            <text:p>2.909020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1179.JPG</text:p>
          </table:table-cell>
          <table:table-cell office:value-type="float" office:value="3.2505372000000001" table:style-name="ce4">
            <text:p>3.250537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1180.JPG</text:p>
          </table:table-cell>
          <table:table-cell office:value-type="float" office:value="3.1432285000000002" table:style-name="ce4">
            <text:p>3.143228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1181.JPG</text:p>
          </table:table-cell>
          <table:table-cell office:value-type="float" office:value="2.3405301999999999" table:style-name="ce4">
            <text:p>2.340530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DC11182.JPG</text:p>
          </table:table-cell>
          <table:table-cell office:value-type="float" office:value="1.8067909" table:style-name="ce4">
            <text:p>1.806790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SDC11183.JPG</text:p>
          </table:table-cell>
          <table:table-cell office:value-type="float" office:value="1.5060709000000001" table:style-name="ce4">
            <text:p>1.506070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SDC11184.JPG</text:p>
          </table:table-cell>
          <table:table-cell office:value-type="float" office:value="1.9825706999999999" table:style-name="ce4">
            <text:p>1.982570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SDC11185.JPG</text:p>
          </table:table-cell>
          <table:table-cell office:value-type="float" office:value="2.9262014999999999" table:style-name="ce4">
            <text:p>2.926201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SDC11186.JPG</text:p>
          </table:table-cell>
          <table:table-cell office:value-type="float" office:value="2.1694604000000002" table:style-name="ce4">
            <text:p>2.169460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SDC11187.JPG</text:p>
          </table:table-cell>
          <table:table-cell office:value-type="float" office:value="3.5998581999999999" table:style-name="ce4">
            <text:p>3.599858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SDC11188.JPG</text:p>
          </table:table-cell>
          <table:table-cell office:value-type="float" office:value="3.0307111999999998" table:style-name="ce4">
            <text:p>3.030711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SDC11189.JPG</text:p>
          </table:table-cell>
          <table:table-cell office:value-type="float" office:value="3.3805809999999998" table:style-name="ce4">
            <text:p>3.38058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SDC11190.JPG</text:p>
          </table:table-cell>
          <table:table-cell office:value-type="float" office:value="4.0422374999999997" table:style-name="ce4">
            <text:p>4.042237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SDC11191.JPG</text:p>
          </table:table-cell>
          <table:table-cell office:value-type="float" office:value="1.7988438" table:style-name="ce4">
            <text:p>1.798843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SDC11192.JPG</text:p>
          </table:table-cell>
          <table:table-cell office:value-type="float" office:value="2.1293875" table:style-name="ce4">
            <text:p>2.129387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SDC11193.JPG</text:p>
          </table:table-cell>
          <table:table-cell office:value-type="float" office:value="2.3894592000000001" table:style-name="ce4">
            <text:p>2.389459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SDC11194.JPG</text:p>
          </table:table-cell>
          <table:table-cell office:value-type="float" office:value="2.7287547999999999" table:style-name="ce4">
            <text:p>2.728754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SDC11195.JPG</text:p>
          </table:table-cell>
          <table:table-cell office:value-type="float" office:value="2.0769085999999999" table:style-name="ce4">
            <text:p>2.076908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SDC11196.JPG</text:p>
          </table:table-cell>
          <table:table-cell office:value-type="float" office:value="2.2647043999999998" table:style-name="ce4">
            <text:p>2.264704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SDC11197.JPG</text:p>
          </table:table-cell>
          <table:table-cell office:value-type="float" office:value="2.3124617000000001" table:style-name="ce4">
            <text:p>2.312461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SDC11198.JPG</text:p>
          </table:table-cell>
          <table:table-cell office:value-type="float" office:value="2.3576179000000002" table:style-name="ce4">
            <text:p>2.357617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6" table:style-name="ce4">
            <text:p>1.6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SDC11199.JPG</text:p>
          </table:table-cell>
          <table:table-cell office:value-type="float" office:value="2.1178837000000001" table:style-name="ce4">
            <text:p>2.117883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1.7" table:style-name="ce4">
            <text:p>1.7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200.JPG</text:p>
          </table:table-cell>
          <table:table-cell office:value-type="float" office:value="3.1652977" table:style-name="ce4">
            <text:p>3.1652977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1.7" table:style-name="ce4">
            <text:p>1.7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201.JPG</text:p>
          </table:table-cell>
          <table:table-cell office:value-type="float" office:value="4.3125578999999998" table:style-name="ce4">
            <text:p>4.3125579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1.7" table:style-name="ce4">
            <text:p>1.7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202.JPG</text:p>
          </table:table-cell>
          <table:table-cell office:value-type="float" office:value="4.2388288000000003" table:style-name="ce4">
            <text:p>4.2388288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1.7" table:style-name="ce4">
            <text:p>1.7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203.JPG</text:p>
          </table:table-cell>
          <table:table-cell office:value-type="float" office:value="3.9084941" table:style-name="ce4">
            <text:p>3.9084941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1.7" table:style-name="ce4">
            <text:p>1.7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204.JPG</text:p>
          </table:table-cell>
          <table:table-cell office:value-type="float" office:value="4.4929664999999996" table:style-name="ce4">
            <text:p>4.4929665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226.JPG</text:p>
          </table:table-cell>
          <table:table-cell office:value-type="float" office:value="0.56098320000000002" table:style-name="ce4">
            <text:p>0.5609832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230.JPG</text:p>
          </table:table-cell>
          <table:table-cell office:value-type="float" office:value="0.63495409999999997" table:style-name="ce4">
            <text:p>0.6349541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231.JPG</text:p>
          </table:table-cell>
          <table:table-cell office:value-type="float" office:value="0.57543860000000002" table:style-name="ce4">
            <text:p>0.5754386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232.JPG</text:p>
          </table:table-cell>
          <table:table-cell office:value-type="float" office:value="0.46768999999999999" table:style-name="ce4">
            <text:p>0.46769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233.JPG</text:p>
          </table:table-cell>
          <table:table-cell office:value-type="float" office:value="0.53656630000000005" table:style-name="ce4">
            <text:p>0.536566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234.JPG</text:p>
          </table:table-cell>
          <table:table-cell office:value-type="float" office:value="0.59170129999999999" table:style-name="ce4">
            <text:p>0.591701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235.JPG</text:p>
          </table:table-cell>
          <table:table-cell office:value-type="float" office:value="0.40188449999999998" table:style-name="ce4">
            <text:p>0.4018845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236.JPG</text:p>
          </table:table-cell>
          <table:table-cell office:value-type="float" office:value="0.4413628" table:style-name="ce4">
            <text:p>0.4413628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237.JPG</text:p>
          </table:table-cell>
          <table:table-cell office:value-type="float" office:value="0.56563649999999999" table:style-name="ce4">
            <text:p>0.5656365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238.JPG</text:p>
          </table:table-cell>
          <table:table-cell office:value-type="float" office:value="0.55349599999999999" table:style-name="ce4">
            <text:p>0.553496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239.JPG</text:p>
          </table:table-cell>
          <table:table-cell office:value-type="float" office:value="0.57065270000000001" table:style-name="ce4">
            <text:p>0.5706527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240.JPG</text:p>
          </table:table-cell>
          <table:table-cell office:value-type="float" office:value="0.41223369999999998" table:style-name="ce4">
            <text:p>0.4122337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241.JPG</text:p>
          </table:table-cell>
          <table:table-cell office:value-type="float" office:value="0.52333779999999996" table:style-name="ce4">
            <text:p>0.5233378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242.JPG</text:p>
          </table:table-cell>
          <table:table-cell office:value-type="float" office:value="0.63216139999999998" table:style-name="ce4">
            <text:p>0.6321614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243.JPG</text:p>
          </table:table-cell>
          <table:table-cell office:value-type="float" office:value="0.5914317" table:style-name="ce4">
            <text:p>0.5914317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244.JPG</text:p>
          </table:table-cell>
          <table:table-cell office:value-type="float" office:value="0.75361590000000001" table:style-name="ce4">
            <text:p>0.7536159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245.JPG</text:p>
          </table:table-cell>
          <table:table-cell office:value-type="float" office:value="0.35982560000000002" table:style-name="ce4">
            <text:p>0.3598256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246.JPG</text:p>
          </table:table-cell>
          <table:table-cell office:value-type="float" office:value="0.60116519999999996" table:style-name="ce4">
            <text:p>0.6011652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247.JPG</text:p>
          </table:table-cell>
          <table:table-cell office:value-type="float" office:value="0.66000210000000004" table:style-name="ce4">
            <text:p>0.6600021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248.JPG</text:p>
          </table:table-cell>
          <table:table-cell office:value-type="float" office:value="0.77938289999999999" table:style-name="ce4">
            <text:p>0.7793829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249.JPG</text:p>
          </table:table-cell>
          <table:table-cell office:value-type="float" office:value="0.56808890000000001" table:style-name="ce4">
            <text:p>0.5680889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250.JPG</text:p>
          </table:table-cell>
          <table:table-cell office:value-type="float" office:value="0.65134069999999999" table:style-name="ce4">
            <text:p>0.6513407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251.JPG</text:p>
          </table:table-cell>
          <table:table-cell office:value-type="float" office:value="0.5223757" table:style-name="ce4">
            <text:p>0.5223757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252.JPG</text:p>
          </table:table-cell>
          <table:table-cell office:value-type="float" office:value="0.59774099999999997" table:style-name="ce4">
            <text:p>0.597741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1253.JPG</text:p>
          </table:table-cell>
          <table:table-cell office:value-type="float" office:value="0.58104829999999996" table:style-name="ce4">
            <text:p>0.581048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1254.JPG</text:p>
          </table:table-cell>
          <table:table-cell office:value-type="float" office:value="0.64925679999999997" table:style-name="ce4">
            <text:p>0.6492568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1255.JPG</text:p>
          </table:table-cell>
          <table:table-cell office:value-type="float" office:value="0.6684061" table:style-name="ce4">
            <text:p>0.6684061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1256.JPG</text:p>
          </table:table-cell>
          <table:table-cell office:value-type="float" office:value="0.58229399999999998" table:style-name="ce4">
            <text:p>0.582294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1257.JPG</text:p>
          </table:table-cell>
          <table:table-cell office:value-type="float" office:value="0.34671039999999997" table:style-name="ce4">
            <text:p>0.3467104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1258.JPG</text:p>
          </table:table-cell>
          <table:table-cell office:value-type="float" office:value="0.56698879999999996" table:style-name="ce4">
            <text:p>0.5669888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1259.JPG</text:p>
          </table:table-cell>
          <table:table-cell office:value-type="float" office:value="0.56173740000000005" table:style-name="ce4">
            <text:p>0.5617374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1" table:style-name="ce4">
            <text:p>2.1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DC11260.JPG</text:p>
          </table:table-cell>
          <table:table-cell office:value-type="float" office:value="0.61103160000000001" table:style-name="ce4">
            <text:p>0.6110316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4">
            <text:p>2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271.JPG</text:p>
          </table:table-cell>
          <table:table-cell office:value-type="float" office:value="2.6893289" table:style-name="ce4">
            <text:p>2.6893289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4">
            <text:p>2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272.JPG</text:p>
          </table:table-cell>
          <table:table-cell office:value-type="float" office:value="1.4207514999999999" table:style-name="ce4">
            <text:p>1.4207515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4">
            <text:p>2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273.JPG</text:p>
          </table:table-cell>
          <table:table-cell office:value-type="float" office:value="1.5916496" table:style-name="ce4">
            <text:p>1.591649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4">
            <text:p>2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274.JPG</text:p>
          </table:table-cell>
          <table:table-cell office:value-type="float" office:value="2.2053881" table:style-name="ce4">
            <text:p>2.2053881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4">
            <text:p>2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275.JPG</text:p>
          </table:table-cell>
          <table:table-cell office:value-type="float" office:value="1.5722119999999999" table:style-name="ce4">
            <text:p>1.572212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4">
            <text:p>2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276.JPG</text:p>
          </table:table-cell>
          <table:table-cell office:value-type="float" office:value="2.9761560999999999" table:style-name="ce4">
            <text:p>2.9761561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4">
            <text:p>2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277.JPG</text:p>
          </table:table-cell>
          <table:table-cell office:value-type="float" office:value="2.1632606999999999" table:style-name="ce4">
            <text:p>2.163260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4">
            <text:p>2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278.JPG</text:p>
          </table:table-cell>
          <table:table-cell office:value-type="float" office:value="2.1635936999999998" table:style-name="ce4">
            <text:p>2.163593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4">
            <text:p>2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279.JPG</text:p>
          </table:table-cell>
          <table:table-cell office:value-type="float" office:value="1.2509047" table:style-name="ce4">
            <text:p>1.250904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4">
            <text:p>2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280.JPG</text:p>
          </table:table-cell>
          <table:table-cell office:value-type="float" office:value="2.1041970999999999" table:style-name="ce4">
            <text:p>2.1041971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2000000000000002" table:style-name="ce4">
            <text:p>2.2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281.JPG</text:p>
          </table:table-cell>
          <table:table-cell office:value-type="float" office:value="1.4007643000000001" table:style-name="ce4">
            <text:p>1.4007643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2999999999999998" table:style-name="ce4">
            <text:p>2.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286.JPG</text:p>
          </table:table-cell>
          <table:table-cell office:value-type="float" office:value="0.8559793" table:style-name="ce4">
            <text:p>0.8559793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2999999999999998" table:style-name="ce4">
            <text:p>2.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287.JPG</text:p>
          </table:table-cell>
          <table:table-cell office:value-type="float" office:value="0.67833549999999998" table:style-name="ce4">
            <text:p>0.6783355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2999999999999998" table:style-name="ce4">
            <text:p>2.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288.JPG</text:p>
          </table:table-cell>
          <table:table-cell office:value-type="float" office:value="0.80542769999999997" table:style-name="ce4">
            <text:p>0.8054277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2999999999999998" table:style-name="ce4">
            <text:p>2.3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289.JPG</text:p>
          </table:table-cell>
          <table:table-cell office:value-type="float" office:value="0.97507770000000005" table:style-name="ce4">
            <text:p>0.9750777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2999999999999998" table:style-name="ce4">
            <text:p>2.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290.JPG</text:p>
          </table:table-cell>
          <table:table-cell office:value-type="float" office:value="0.91860799999999998" table:style-name="ce4">
            <text:p>0.918608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2999999999999998" table:style-name="ce4">
            <text:p>2.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291.JPG</text:p>
          </table:table-cell>
          <table:table-cell office:value-type="float" office:value="0.90964009999999995" table:style-name="ce4">
            <text:p>0.9096401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2999999999999998" table:style-name="ce4">
            <text:p>2.3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292.JPG</text:p>
          </table:table-cell>
          <table:table-cell office:value-type="float" office:value="0.58420530000000004" table:style-name="ce4">
            <text:p>0.5842053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2999999999999998" table:style-name="ce4">
            <text:p>2.3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293.JPG</text:p>
          </table:table-cell>
          <table:table-cell office:value-type="float" office:value="0.96830859999999996" table:style-name="ce4">
            <text:p>0.9683086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2999999999999998" table:style-name="ce4">
            <text:p>2.3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294.JPG</text:p>
          </table:table-cell>
          <table:table-cell office:value-type="float" office:value="0.88318249999999998" table:style-name="ce4">
            <text:p>0.8831825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299.JPG</text:p>
          </table:table-cell>
          <table:table-cell office:value-type="float" office:value="2.7145855000000001" table:style-name="ce4">
            <text:p>2.7145855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300.JPG</text:p>
          </table:table-cell>
          <table:table-cell office:value-type="float" office:value="3.0034204999999998" table:style-name="ce4">
            <text:p>3.0034205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301.JPG</text:p>
          </table:table-cell>
          <table:table-cell office:value-type="float" office:value="3.1337956" table:style-name="ce4">
            <text:p>3.133795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302.JPG</text:p>
          </table:table-cell>
          <table:table-cell office:value-type="float" office:value="2.8018907" table:style-name="ce4">
            <text:p>2.801890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303.JPG</text:p>
          </table:table-cell>
          <table:table-cell office:value-type="float" office:value="3.0708047000000001" table:style-name="ce4">
            <text:p>3.070804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304.JPG</text:p>
          </table:table-cell>
          <table:table-cell office:value-type="float" office:value="2.7834115000000001" table:style-name="ce4">
            <text:p>2.7834115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305.JPG</text:p>
          </table:table-cell>
          <table:table-cell office:value-type="float" office:value="2.7170296999999999" table:style-name="ce4">
            <text:p>2.717029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306.JPG</text:p>
          </table:table-cell>
          <table:table-cell office:value-type="float" office:value="2.5589000999999998" table:style-name="ce4">
            <text:p>2.5589001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307.JPG</text:p>
          </table:table-cell>
          <table:table-cell office:value-type="float" office:value="1.9810463" table:style-name="ce4">
            <text:p>1.9810463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308.JPG</text:p>
          </table:table-cell>
          <table:table-cell office:value-type="float" office:value="2.2143720999999998" table:style-name="ce4">
            <text:p>2.2143721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309.JPG</text:p>
          </table:table-cell>
          <table:table-cell office:value-type="float" office:value="2.5233506000000001" table:style-name="ce4">
            <text:p>2.523350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310.JPG</text:p>
          </table:table-cell>
          <table:table-cell office:value-type="float" office:value="2.5313536000000001" table:style-name="ce4">
            <text:p>2.531353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311.JPG</text:p>
          </table:table-cell>
          <table:table-cell office:value-type="float" office:value="3.5811947000000002" table:style-name="ce4">
            <text:p>3.581194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312.JPG</text:p>
          </table:table-cell>
          <table:table-cell office:value-type="float" office:value="1.9587835" table:style-name="ce4">
            <text:p>1.9587835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313.JPG</text:p>
          </table:table-cell>
          <table:table-cell office:value-type="float" office:value="2.5802263000000001" table:style-name="ce4">
            <text:p>2.5802263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314.JPG</text:p>
          </table:table-cell>
          <table:table-cell office:value-type="float" office:value="2.1742873" table:style-name="ce4">
            <text:p>2.1742873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315.JPG</text:p>
          </table:table-cell>
          <table:table-cell office:value-type="float" office:value="2.4403815" table:style-name="ce4">
            <text:p>2.4403815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316.JPG</text:p>
          </table:table-cell>
          <table:table-cell office:value-type="float" office:value="2.9784573999999999" table:style-name="ce4">
            <text:p>2.9784574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317.JPG</text:p>
          </table:table-cell>
          <table:table-cell office:value-type="float" office:value="2.7924943999999998" table:style-name="ce4">
            <text:p>2.7924944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318.JPG</text:p>
          </table:table-cell>
          <table:table-cell office:value-type="float" office:value="2.2179679999999999" table:style-name="ce4">
            <text:p>2.217968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319.JPG</text:p>
          </table:table-cell>
          <table:table-cell office:value-type="float" office:value="2.4890029999999999" table:style-name="ce4">
            <text:p>2.489003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320.JPG</text:p>
          </table:table-cell>
          <table:table-cell office:value-type="float" office:value="2.5483448000000002" table:style-name="ce4">
            <text:p>2.5483448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321.JPG</text:p>
          </table:table-cell>
          <table:table-cell office:value-type="float" office:value="2.9757419000000001" table:style-name="ce4">
            <text:p>2.9757419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4" table:style-name="ce4">
            <text:p>2.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322.JPG</text:p>
          </table:table-cell>
          <table:table-cell office:value-type="float" office:value="2.4239481999999999" table:style-name="ce4">
            <text:p>2.4239482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340.JPG</text:p>
          </table:table-cell>
          <table:table-cell office:value-type="float" office:value="2.4268540000000001" table:style-name="ce4">
            <text:p>2.426854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341.JPG</text:p>
          </table:table-cell>
          <table:table-cell office:value-type="float" office:value="1.5645385999999999" table:style-name="ce4">
            <text:p>1.564538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342.JPG</text:p>
          </table:table-cell>
          <table:table-cell office:value-type="float" office:value="1.6001038000000001" table:style-name="ce4">
            <text:p>1.6001038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343.JPG</text:p>
          </table:table-cell>
          <table:table-cell office:value-type="float" office:value="2.2585004" table:style-name="ce4">
            <text:p>2.2585004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344.JPG</text:p>
          </table:table-cell>
          <table:table-cell office:value-type="float" office:value="2.4005223999999998" table:style-name="ce4">
            <text:p>2.4005224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345.JPG</text:p>
          </table:table-cell>
          <table:table-cell office:value-type="float" office:value="2.6530361999999998" table:style-name="ce4">
            <text:p>2.6530362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346.JPG</text:p>
          </table:table-cell>
          <table:table-cell office:value-type="float" office:value="1.6466951000000001" table:style-name="ce4">
            <text:p>1.6466951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347.JPG</text:p>
          </table:table-cell>
          <table:table-cell office:value-type="float" office:value="1.8915405000000001" table:style-name="ce4">
            <text:p>1.8915405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348.JPG</text:p>
          </table:table-cell>
          <table:table-cell office:value-type="float" office:value="2.2854644999999998" table:style-name="ce4">
            <text:p>2.2854645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349.JPG</text:p>
          </table:table-cell>
          <table:table-cell office:value-type="float" office:value="1.6790033" table:style-name="ce4">
            <text:p>1.6790033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350.JPG</text:p>
          </table:table-cell>
          <table:table-cell office:value-type="float" office:value="2.1293177000000001" table:style-name="ce4">
            <text:p>2.129317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351.JPG</text:p>
          </table:table-cell>
          <table:table-cell office:value-type="float" office:value="2.4013716000000001" table:style-name="ce4">
            <text:p>2.401371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352.JPG</text:p>
          </table:table-cell>
          <table:table-cell office:value-type="float" office:value="2.3768180999999999" table:style-name="ce4">
            <text:p>2.3768181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353.JPG</text:p>
          </table:table-cell>
          <table:table-cell office:value-type="float" office:value="2.1765083999999999" table:style-name="ce4">
            <text:p>2.1765084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354.JPG</text:p>
          </table:table-cell>
          <table:table-cell office:value-type="float" office:value="2.7249180000000002" table:style-name="ce4">
            <text:p>2.724918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355.JPG</text:p>
          </table:table-cell>
          <table:table-cell office:value-type="float" office:value="2.2109947999999999" table:style-name="ce4">
            <text:p>2.2109948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356.JPG</text:p>
          </table:table-cell>
          <table:table-cell office:value-type="float" office:value="2.0140977000000002" table:style-name="ce4">
            <text:p>2.014097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357.JPG</text:p>
          </table:table-cell>
          <table:table-cell office:value-type="float" office:value="2.0765267999999999" table:style-name="ce4">
            <text:p>2.0765268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358.JPG</text:p>
          </table:table-cell>
          <table:table-cell office:value-type="float" office:value="1.7832242" table:style-name="ce4">
            <text:p>1.7832242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359.JPG</text:p>
          </table:table-cell>
          <table:table-cell office:value-type="float" office:value="1.7220397000000001" table:style-name="ce4">
            <text:p>1.722039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360.JPG</text:p>
          </table:table-cell>
          <table:table-cell office:value-type="float" office:value="2.4835723999999999" table:style-name="ce4">
            <text:p>2.4835724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361.JPG</text:p>
          </table:table-cell>
          <table:table-cell office:value-type="float" office:value="2.0757824999999999" table:style-name="ce4">
            <text:p>2.0757825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362.JPG</text:p>
          </table:table-cell>
          <table:table-cell office:value-type="float" office:value="1.3085039999999999" table:style-name="ce4">
            <text:p>1.308504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5" table:style-name="ce4">
            <text:p>2.5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363.JPG</text:p>
          </table:table-cell>
          <table:table-cell office:value-type="float" office:value="2.4174604" table:style-name="ce4">
            <text:p>2.4174604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2.6" table:style-name="ce4">
            <text:p>2.6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327.JPG</text:p>
          </table:table-cell>
          <table:table-cell office:value-type="float" office:value="0.86131210000000002" table:style-name="ce4">
            <text:p>0.8613121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6" table:style-name="ce4">
            <text:p>2.6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328.JPG</text:p>
          </table:table-cell>
          <table:table-cell office:value-type="float" office:value="0.87852330000000001" table:style-name="ce4">
            <text:p>0.8785233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6" table:style-name="ce4">
            <text:p>2.6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329.JPG</text:p>
          </table:table-cell>
          <table:table-cell office:value-type="float" office:value="0.92048870000000005" table:style-name="ce4">
            <text:p>0.9204887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6" table:style-name="ce4">
            <text:p>2.6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330.JPG</text:p>
          </table:table-cell>
          <table:table-cell office:value-type="float" office:value="0.82404239999999995" table:style-name="ce4">
            <text:p>0.8240424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6" table:style-name="ce4">
            <text:p>2.6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331.JPG</text:p>
          </table:table-cell>
          <table:table-cell office:value-type="float" office:value="1.0752056999999999" table:style-name="ce4">
            <text:p>1.0752057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6" table:style-name="ce4">
            <text:p>2.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332.JPG</text:p>
          </table:table-cell>
          <table:table-cell office:value-type="float" office:value="0.41856460000000001" table:style-name="ce4">
            <text:p>0.4185646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6" table:style-name="ce4">
            <text:p>2.6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333.JPG</text:p>
          </table:table-cell>
          <table:table-cell office:value-type="float" office:value="0.99450819999999995" table:style-name="ce4">
            <text:p>0.9945082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6" table:style-name="ce4">
            <text:p>2.6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334.JPG</text:p>
          </table:table-cell>
          <table:table-cell office:value-type="float" office:value="1.0261041" table:style-name="ce4">
            <text:p>1.0261041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6" table:style-name="ce4">
            <text:p>2.6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335.JPG</text:p>
          </table:table-cell>
          <table:table-cell office:value-type="float" office:value="0.89006180000000001" table:style-name="ce4">
            <text:p>0.8900618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6" table:style-name="ce4">
            <text:p>2.6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336.JPG</text:p>
          </table:table-cell>
          <table:table-cell office:value-type="float" office:value="1.4390118999999999" table:style-name="ce4">
            <text:p>1.4390119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6" table:style-name="ce4">
            <text:p>2.6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337.JPG</text:p>
          </table:table-cell>
          <table:table-cell office:value-type="float" office:value="1.0673752999999999" table:style-name="ce4">
            <text:p>1.0673753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6" table:style-name="ce4">
            <text:p>2.6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338.JPG</text:p>
          </table:table-cell>
          <table:table-cell office:value-type="float" office:value="0.62393960000000004" table:style-name="ce4">
            <text:p>0.6239396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2.6" table:style-name="ce4">
            <text:p>2.6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339.JPG</text:p>
          </table:table-cell>
          <table:table-cell office:value-type="float" office:value="0.78618129999999997" table:style-name="ce4">
            <text:p>0.7861813</text:p>
          </table:table-cell>
          <table:table-cell office:value-type="string" table:style-name="ce1">
            <text:p>P. cucullatum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402.JPG</text:p>
          </table:table-cell>
          <table:table-cell office:value-type="float" office:value="4.1777543000000001" table:style-name="ce4">
            <text:p>4.1777543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403.JPG</text:p>
          </table:table-cell>
          <table:table-cell office:value-type="float" office:value="3.4412726999999999" table:style-name="ce4">
            <text:p>3.4412727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404.JPG</text:p>
          </table:table-cell>
          <table:table-cell office:value-type="float" office:value="3.4894166000000002" table:style-name="ce4">
            <text:p>3.4894166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405.JPG</text:p>
          </table:table-cell>
          <table:table-cell office:value-type="float" office:value="3.696771" table:style-name="ce4">
            <text:p>3.696771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406.JPG</text:p>
          </table:table-cell>
          <table:table-cell office:value-type="float" office:value="3.0695044" table:style-name="ce4">
            <text:p>3.0695044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407.JPG</text:p>
          </table:table-cell>
          <table:table-cell office:value-type="float" office:value="4.2992024000000004" table:style-name="ce4">
            <text:p>4.2992024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408.JPG</text:p>
          </table:table-cell>
          <table:table-cell office:value-type="float" office:value="4.4709827999999998" table:style-name="ce4">
            <text:p>4.4709828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409.JPG</text:p>
          </table:table-cell>
          <table:table-cell office:value-type="float" office:value="3.0536525000000001" table:style-name="ce4">
            <text:p>3.0536525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410.JPG</text:p>
          </table:table-cell>
          <table:table-cell office:value-type="float" office:value="3.1618357000000001" table:style-name="ce4">
            <text:p>3.1618357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411.JPG</text:p>
          </table:table-cell>
          <table:table-cell office:value-type="float" office:value="3.4382638999999999" table:style-name="ce4">
            <text:p>3.4382639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412.JPG</text:p>
          </table:table-cell>
          <table:table-cell office:value-type="float" office:value="3.6468118" table:style-name="ce4">
            <text:p>3.6468118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413.JPG</text:p>
          </table:table-cell>
          <table:table-cell office:value-type="float" office:value="2.5811788" table:style-name="ce4">
            <text:p>2.5811788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414.JPG</text:p>
          </table:table-cell>
          <table:table-cell office:value-type="float" office:value="3.1005118" table:style-name="ce4">
            <text:p>3.1005118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415.JPG</text:p>
          </table:table-cell>
          <table:table-cell office:value-type="float" office:value="4.1178046999999998" table:style-name="ce4">
            <text:p>4.1178047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416.JPG</text:p>
          </table:table-cell>
          <table:table-cell office:value-type="float" office:value="2.6508778" table:style-name="ce4">
            <text:p>2.6508778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417.JPG</text:p>
          </table:table-cell>
          <table:table-cell office:value-type="float" office:value="3.9615144999999998" table:style-name="ce4">
            <text:p>3.9615145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418.JPG</text:p>
          </table:table-cell>
          <table:table-cell office:value-type="float" office:value="3.4283351" table:style-name="ce4">
            <text:p>3.4283351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419.JPG</text:p>
          </table:table-cell>
          <table:table-cell office:value-type="float" office:value="3.3430103" table:style-name="ce4">
            <text:p>3.3430103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420.JPG</text:p>
          </table:table-cell>
          <table:table-cell office:value-type="float" office:value="3.0977279000000002" table:style-name="ce4">
            <text:p>3.0977279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421.JPG</text:p>
          </table:table-cell>
          <table:table-cell office:value-type="float" office:value="3.6732100999999999" table:style-name="ce4">
            <text:p>3.6732101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422.JPG</text:p>
          </table:table-cell>
          <table:table-cell office:value-type="float" office:value="4.0263635999999998" table:style-name="ce4">
            <text:p>4.0263636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423.JPG</text:p>
          </table:table-cell>
          <table:table-cell office:value-type="float" office:value="2.9373697999999999" table:style-name="ce4">
            <text:p>2.9373698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424.JPG</text:p>
          </table:table-cell>
          <table:table-cell office:value-type="float" office:value="3.6471064000000002" table:style-name="ce4">
            <text:p>3.6471064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425.JPG</text:p>
          </table:table-cell>
          <table:table-cell office:value-type="float" office:value="3.6989127000000002" table:style-name="ce4">
            <text:p>3.6989127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1426.JPG</text:p>
          </table:table-cell>
          <table:table-cell office:value-type="float" office:value="2.5721159" table:style-name="ce4">
            <text:p>2.5721159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1427.JPG</text:p>
          </table:table-cell>
          <table:table-cell office:value-type="float" office:value="3.8026130999999999" table:style-name="ce4">
            <text:p>3.8026131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1428.JPG</text:p>
          </table:table-cell>
          <table:table-cell office:value-type="float" office:value="3.6285576000000002" table:style-name="ce4">
            <text:p>3.6285576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1429.JPG</text:p>
          </table:table-cell>
          <table:table-cell office:value-type="float" office:value="3.1676628" table:style-name="ce4">
            <text:p>3.1676628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1430.JPG</text:p>
          </table:table-cell>
          <table:table-cell office:value-type="float" office:value="3.5756667000000002" table:style-name="ce4">
            <text:p>3.5756667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1431.JPG</text:p>
          </table:table-cell>
          <table:table-cell office:value-type="float" office:value="4.2968834999999999" table:style-name="ce4">
            <text:p>4.2968835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1432.JPG</text:p>
          </table:table-cell>
          <table:table-cell office:value-type="float" office:value="3.7161765999999998" table:style-name="ce4">
            <text:p>3.7161766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DC11433.JPG</text:p>
          </table:table-cell>
          <table:table-cell office:value-type="float" office:value="3.5972789999999999" table:style-name="ce4">
            <text:p>3.597279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SDC11434.JPG</text:p>
          </table:table-cell>
          <table:table-cell office:value-type="float" office:value="2.8914930999999999" table:style-name="ce4">
            <text:p>2.8914931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SDC11435.JPG</text:p>
          </table:table-cell>
          <table:table-cell office:value-type="float" office:value="4.1817035999999996" table:style-name="ce4">
            <text:p>4.1817036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SDC11436.JPG</text:p>
          </table:table-cell>
          <table:table-cell office:value-type="float" office:value="2.9981539000000001" table:style-name="ce4">
            <text:p>2.9981539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SDC11437.JPG</text:p>
          </table:table-cell>
          <table:table-cell office:value-type="float" office:value="3.426615" table:style-name="ce4">
            <text:p>3.426615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1" table:style-name="ce4">
            <text:p>3.1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SDC11438.JPG</text:p>
          </table:table-cell>
          <table:table-cell office:value-type="float" office:value="2.2630876999999998" table:style-name="ce4">
            <text:p>2.2630877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448.JPG</text:p>
          </table:table-cell>
          <table:table-cell office:value-type="float" office:value="4.0473147000000003" table:style-name="ce4">
            <text:p>4.047314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449.JPG</text:p>
          </table:table-cell>
          <table:table-cell office:value-type="float" office:value="3.5560181000000002" table:style-name="ce4">
            <text:p>3.556018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450.JPG</text:p>
          </table:table-cell>
          <table:table-cell office:value-type="float" office:value="3.2652453000000001" table:style-name="ce4">
            <text:p>3.265245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451.JPG</text:p>
          </table:table-cell>
          <table:table-cell office:value-type="float" office:value="3.7193475" table:style-name="ce4">
            <text:p>3.719347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452.JPG</text:p>
          </table:table-cell>
          <table:table-cell office:value-type="float" office:value="3.2313282999999999" table:style-name="ce4">
            <text:p>3.231328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453.JPG</text:p>
          </table:table-cell>
          <table:table-cell office:value-type="float" office:value="3.8451968999999999" table:style-name="ce4">
            <text:p>3.845196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454.JPG</text:p>
          </table:table-cell>
          <table:table-cell office:value-type="float" office:value="3.5618859" table:style-name="ce4">
            <text:p>3.561885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455.JPG</text:p>
          </table:table-cell>
          <table:table-cell office:value-type="float" office:value="3.5298132" table:style-name="ce4">
            <text:p>3.529813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456.JPG</text:p>
          </table:table-cell>
          <table:table-cell office:value-type="float" office:value="3.2906643" table:style-name="ce4">
            <text:p>3.290664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457.JPG</text:p>
          </table:table-cell>
          <table:table-cell office:value-type="float" office:value="3.7090200000000002" table:style-name="ce4">
            <text:p>3.7090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458.JPG</text:p>
          </table:table-cell>
          <table:table-cell office:value-type="float" office:value="3.3401933000000001" table:style-name="ce4">
            <text:p>3.340193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459.JPG</text:p>
          </table:table-cell>
          <table:table-cell office:value-type="float" office:value="3.1707260000000002" table:style-name="ce4">
            <text:p>3.17072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460.JPG</text:p>
          </table:table-cell>
          <table:table-cell office:value-type="float" office:value="3.4291048000000002" table:style-name="ce4">
            <text:p>3.429104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461.JPG</text:p>
          </table:table-cell>
          <table:table-cell office:value-type="float" office:value="4.0071878999999999" table:style-name="ce4">
            <text:p>4.007187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462.JPG</text:p>
          </table:table-cell>
          <table:table-cell office:value-type="float" office:value="3.2486956" table:style-name="ce4">
            <text:p>3.248695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463.JPG</text:p>
          </table:table-cell>
          <table:table-cell office:value-type="float" office:value="2.9531605000000001" table:style-name="ce4">
            <text:p>2.953160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464.JPG</text:p>
          </table:table-cell>
          <table:table-cell office:value-type="float" office:value="3.1991082" table:style-name="ce4">
            <text:p>3.199108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465.JPG</text:p>
          </table:table-cell>
          <table:table-cell office:value-type="float" office:value="3.3366205" table:style-name="ce4">
            <text:p>3.336620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466.JPG</text:p>
          </table:table-cell>
          <table:table-cell office:value-type="float" office:value="2.9219086000000001" table:style-name="ce4">
            <text:p>2.921908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467.JPG</text:p>
          </table:table-cell>
          <table:table-cell office:value-type="float" office:value="2.6617690999999999" table:style-name="ce4">
            <text:p>2.661769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468.JPG</text:p>
          </table:table-cell>
          <table:table-cell office:value-type="float" office:value="3.2433437000000001" table:style-name="ce4">
            <text:p>3.243343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469.JPG</text:p>
          </table:table-cell>
          <table:table-cell office:value-type="float" office:value="2.5591238000000001" table:style-name="ce4">
            <text:p>2.559123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470.JPG</text:p>
          </table:table-cell>
          <table:table-cell office:value-type="float" office:value="1.9984637999999999" table:style-name="ce4">
            <text:p>1.998463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471.JPG</text:p>
          </table:table-cell>
          <table:table-cell office:value-type="float" office:value="2.7089181999999998" table:style-name="ce4">
            <text:p>2.708918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2" table:style-name="ce4">
            <text:p>3.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1472.JPG</text:p>
          </table:table-cell>
          <table:table-cell office:value-type="float" office:value="2.4060956" table:style-name="ce4">
            <text:p>2.406095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473.JPG</text:p>
          </table:table-cell>
          <table:table-cell office:value-type="float" office:value="1.5264371000000001" table:style-name="ce4">
            <text:p>1.5264371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474.JPG</text:p>
          </table:table-cell>
          <table:table-cell office:value-type="float" office:value="1.2023687999999999" table:style-name="ce4">
            <text:p>1.2023688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475.JPG</text:p>
          </table:table-cell>
          <table:table-cell office:value-type="float" office:value="1.0493405" table:style-name="ce4">
            <text:p>1.0493405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476.JPG</text:p>
          </table:table-cell>
          <table:table-cell office:value-type="float" office:value="1.3114953" table:style-name="ce4">
            <text:p>1.311495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477.JPG</text:p>
          </table:table-cell>
          <table:table-cell office:value-type="float" office:value="1.4399837" table:style-name="ce4">
            <text:p>1.4399837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478.JPG</text:p>
          </table:table-cell>
          <table:table-cell office:value-type="float" office:value="1.1896449" table:style-name="ce4">
            <text:p>1.1896449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479.JPG</text:p>
          </table:table-cell>
          <table:table-cell office:value-type="float" office:value="1.6555427" table:style-name="ce4">
            <text:p>1.6555427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480.JPG</text:p>
          </table:table-cell>
          <table:table-cell office:value-type="float" office:value="1.3913093999999999" table:style-name="ce4">
            <text:p>1.3913094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481.JPG</text:p>
          </table:table-cell>
          <table:table-cell office:value-type="float" office:value="1.3221248000000001" table:style-name="ce4">
            <text:p>1.3221248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482.JPG</text:p>
          </table:table-cell>
          <table:table-cell office:value-type="float" office:value="1.2580682999999999" table:style-name="ce4">
            <text:p>1.258068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483.JPG</text:p>
          </table:table-cell>
          <table:table-cell office:value-type="float" office:value="1.8956132999999999" table:style-name="ce4">
            <text:p>1.895613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484.JPG</text:p>
          </table:table-cell>
          <table:table-cell office:value-type="float" office:value="1.6002118000000001" table:style-name="ce4">
            <text:p>1.6002118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485.JPG</text:p>
          </table:table-cell>
          <table:table-cell office:value-type="float" office:value="1.2536882" table:style-name="ce4">
            <text:p>1.2536882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486.JPG</text:p>
          </table:table-cell>
          <table:table-cell office:value-type="float" office:value="1.4434473000000001" table:style-name="ce4">
            <text:p>1.443447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487.JPG</text:p>
          </table:table-cell>
          <table:table-cell office:value-type="float" office:value="1.717632" table:style-name="ce4">
            <text:p>1.717632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488.JPG</text:p>
          </table:table-cell>
          <table:table-cell office:value-type="float" office:value="1.5297985999999999" table:style-name="ce4">
            <text:p>1.5297986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489.JPG</text:p>
          </table:table-cell>
          <table:table-cell office:value-type="float" office:value="1.4680002000000001" table:style-name="ce4">
            <text:p>1.4680002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490.JPG</text:p>
          </table:table-cell>
          <table:table-cell office:value-type="float" office:value="1.5191196" table:style-name="ce4">
            <text:p>1.5191196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491.JPG</text:p>
          </table:table-cell>
          <table:table-cell office:value-type="float" office:value="1.4865577999999999" table:style-name="ce4">
            <text:p>1.4865578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492.JPG</text:p>
          </table:table-cell>
          <table:table-cell office:value-type="float" office:value="0.95400260000000003" table:style-name="ce4">
            <text:p>0.9540026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493.JPG</text:p>
          </table:table-cell>
          <table:table-cell office:value-type="float" office:value="1.4789022999999999" table:style-name="ce4">
            <text:p>1.478902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494.JPG</text:p>
          </table:table-cell>
          <table:table-cell office:value-type="float" office:value="1.2444653999999999" table:style-name="ce4">
            <text:p>1.2444654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495.JPG</text:p>
          </table:table-cell>
          <table:table-cell office:value-type="float" office:value="1.3524301999999999" table:style-name="ce4">
            <text:p>1.3524302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496.JPG</text:p>
          </table:table-cell>
          <table:table-cell office:value-type="float" office:value="1.2687698000000001" table:style-name="ce4">
            <text:p>1.2687698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1497.JPG</text:p>
          </table:table-cell>
          <table:table-cell office:value-type="float" office:value="1.5119062000000001" table:style-name="ce4">
            <text:p>1.5119062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1498.JPG</text:p>
          </table:table-cell>
          <table:table-cell office:value-type="float" office:value="1.5446791" table:style-name="ce4">
            <text:p>1.5446791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1499.JPG</text:p>
          </table:table-cell>
          <table:table-cell office:value-type="float" office:value="1.3167511000000001" table:style-name="ce4">
            <text:p>1.3167511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1500.JPG</text:p>
          </table:table-cell>
          <table:table-cell office:value-type="float" office:value="1.3882783000000001" table:style-name="ce4">
            <text:p>1.388278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3" table:style-name="ce4">
            <text:p>3.3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1501.JPG</text:p>
          </table:table-cell>
          <table:table-cell office:value-type="float" office:value="1.5989217" table:style-name="ce4">
            <text:p>1.5989217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537.JPG</text:p>
          </table:table-cell>
          <table:table-cell office:value-type="float" office:value="0.29281509999999999" table:style-name="ce4">
            <text:p>0.2928151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538.JPG</text:p>
          </table:table-cell>
          <table:table-cell office:value-type="float" office:value="0.18146480000000001" table:style-name="ce4">
            <text:p>0.1814648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539.JPG</text:p>
          </table:table-cell>
          <table:table-cell office:value-type="float" office:value="0.18644140000000001" table:style-name="ce4">
            <text:p>0.1864414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540.JPG</text:p>
          </table:table-cell>
          <table:table-cell office:value-type="float" office:value="0.18928490000000001" table:style-name="ce4">
            <text:p>0.1892849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541.JPG</text:p>
          </table:table-cell>
          <table:table-cell office:value-type="float" office:value="0.19719800000000001" table:style-name="ce4">
            <text:p>0.197198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542.JPG</text:p>
          </table:table-cell>
          <table:table-cell office:value-type="float" office:value="0.1088557" table:style-name="ce4">
            <text:p>0.1088557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543.JPG</text:p>
          </table:table-cell>
          <table:table-cell office:value-type="float" office:value="0.20024439999999999" table:style-name="ce4">
            <text:p>0.2002444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544.JPG</text:p>
          </table:table-cell>
          <table:table-cell office:value-type="float" office:value="0.2315914" table:style-name="ce4">
            <text:p>0.2315914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545.JPG</text:p>
          </table:table-cell>
          <table:table-cell office:value-type="float" office:value="0.1730419" table:style-name="ce4">
            <text:p>0.1730419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546.JPG</text:p>
          </table:table-cell>
          <table:table-cell office:value-type="float" office:value="0.20894289999999999" table:style-name="ce4">
            <text:p>0.2089429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547.JPG</text:p>
          </table:table-cell>
          <table:table-cell office:value-type="float" office:value="0.1633791" table:style-name="ce4">
            <text:p>0.1633791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548.JPG</text:p>
          </table:table-cell>
          <table:table-cell office:value-type="float" office:value="0.1768671" table:style-name="ce4">
            <text:p>0.1768671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549.JPG</text:p>
          </table:table-cell>
          <table:table-cell office:value-type="float" office:value="0.22551550000000001" table:style-name="ce4">
            <text:p>0.2255155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550.JPG</text:p>
          </table:table-cell>
          <table:table-cell office:value-type="float" office:value="0.2005651" table:style-name="ce4">
            <text:p>0.2005651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551.JPG</text:p>
          </table:table-cell>
          <table:table-cell office:value-type="float" office:value="0.14136319999999999" table:style-name="ce4">
            <text:p>0.1413632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552.JPG</text:p>
          </table:table-cell>
          <table:table-cell office:value-type="float" office:value="0.22566030000000001" table:style-name="ce4">
            <text:p>0.2256603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553.JPG</text:p>
          </table:table-cell>
          <table:table-cell office:value-type="float" office:value="0.22125929999999999" table:style-name="ce4">
            <text:p>0.2212593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554.JPG</text:p>
          </table:table-cell>
          <table:table-cell office:value-type="float" office:value="0.2443041" table:style-name="ce4">
            <text:p>0.2443041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555.JPG</text:p>
          </table:table-cell>
          <table:table-cell office:value-type="float" office:value="0.162523" table:style-name="ce4">
            <text:p>0.162523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556.JPG</text:p>
          </table:table-cell>
          <table:table-cell office:value-type="float" office:value="0.1974069" table:style-name="ce4">
            <text:p>0.1974069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557.JPG</text:p>
          </table:table-cell>
          <table:table-cell office:value-type="float" office:value="0.18862100000000001" table:style-name="ce4">
            <text:p>0.188621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558.JPG</text:p>
          </table:table-cell>
          <table:table-cell office:value-type="float" office:value="0.1944409" table:style-name="ce4">
            <text:p>0.1944409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559.JPG</text:p>
          </table:table-cell>
          <table:table-cell office:value-type="float" office:value="0.2159114" table:style-name="ce4">
            <text:p>0.2159114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560.JPG</text:p>
          </table:table-cell>
          <table:table-cell office:value-type="float" office:value="0.1737031" table:style-name="ce4">
            <text:p>0.1737031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1561.JPG</text:p>
          </table:table-cell>
          <table:table-cell office:value-type="float" office:value="0.20432739999999999" table:style-name="ce4">
            <text:p>0.2043274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4" table:style-name="ce4">
            <text:p>3.4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1562.JPG</text:p>
          </table:table-cell>
          <table:table-cell office:value-type="float" office:value="0.24747659999999999" table:style-name="ce4">
            <text:p>0.2474766</text:p>
          </table:table-cell>
          <table:table-cell office:value-type="string" table:style-name="ce1">
            <text:p>P. grossularioides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float" office:value="3.5" table:style-name="ce4">
            <text:p>3.5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525.JPG</text:p>
          </table:table-cell>
          <table:table-cell office:value-type="float" office:value="0.81453949999999997" table:style-name="ce4">
            <text:p>0.8145395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5" table:style-name="ce4">
            <text:p>3.5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526.JPG</text:p>
          </table:table-cell>
          <table:table-cell office:value-type="float" office:value="1.0404389000000001" table:style-name="ce4">
            <text:p>1.0404389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5" table:style-name="ce4">
            <text:p>3.5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527.JPG</text:p>
          </table:table-cell>
          <table:table-cell office:value-type="float" office:value="0.84928170000000003" table:style-name="ce4">
            <text:p>0.8492817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5" table:style-name="ce4">
            <text:p>3.5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528.JPG</text:p>
          </table:table-cell>
          <table:table-cell office:value-type="float" office:value="0.91276930000000001" table:style-name="ce4">
            <text:p>0.912769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5" table:style-name="ce4">
            <text:p>3.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529.JPG</text:p>
          </table:table-cell>
          <table:table-cell office:value-type="float" office:value="0.60375000000000001" table:style-name="ce4">
            <text:p>0.60375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5" table:style-name="ce4">
            <text:p>3.5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530.JPG</text:p>
          </table:table-cell>
          <table:table-cell office:value-type="float" office:value="0.75765000000000005" table:style-name="ce4">
            <text:p>0.75765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5" table:style-name="ce4">
            <text:p>3.5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531.JPG</text:p>
          </table:table-cell>
          <table:table-cell office:value-type="float" office:value="0.51743749999999999" table:style-name="ce4">
            <text:p>0.5174375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5" table:style-name="ce4">
            <text:p>3.5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532.JPG</text:p>
          </table:table-cell>
          <table:table-cell office:value-type="float" office:value="0.35646" table:style-name="ce4">
            <text:p>0.35646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5" table:style-name="ce4">
            <text:p>3.5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533.JPG</text:p>
          </table:table-cell>
          <table:table-cell office:value-type="float" office:value="0.56729240000000003" table:style-name="ce4">
            <text:p>0.5672924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5" table:style-name="ce4">
            <text:p>3.5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534.JPG</text:p>
          </table:table-cell>
          <table:table-cell office:value-type="float" office:value="0.9646093" table:style-name="ce4">
            <text:p>0.964609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5" table:style-name="ce4">
            <text:p>3.5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535.JPG</text:p>
          </table:table-cell>
          <table:table-cell office:value-type="float" office:value="0.99166049999999994" table:style-name="ce4">
            <text:p>0.9916605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5" table:style-name="ce4">
            <text:p>3.5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536.JPG</text:p>
          </table:table-cell>
          <table:table-cell office:value-type="float" office:value="0.82740420000000003" table:style-name="ce4">
            <text:p>0.8274042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3.6" table:style-name="ce4">
            <text:p>3.6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511.JPG</text:p>
          </table:table-cell>
          <table:table-cell office:value-type="float" office:value="4.5075422999999999" table:style-name="ce4">
            <text:p>4.5075423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6" table:style-name="ce4">
            <text:p>3.6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512.JPG</text:p>
          </table:table-cell>
          <table:table-cell office:value-type="float" office:value="3.9865200000000001" table:style-name="ce4">
            <text:p>3.98652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6" table:style-name="ce4">
            <text:p>3.6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513.JPG</text:p>
          </table:table-cell>
          <table:table-cell office:value-type="float" office:value="3.6700118000000002" table:style-name="ce4">
            <text:p>3.6700118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6" table:style-name="ce4">
            <text:p>3.6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514.JPG</text:p>
          </table:table-cell>
          <table:table-cell office:value-type="float" office:value="4.2249195999999998" table:style-name="ce4">
            <text:p>4.2249196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6" table:style-name="ce4">
            <text:p>3.6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515.JPG</text:p>
          </table:table-cell>
          <table:table-cell office:value-type="float" office:value="3.2930893000000001" table:style-name="ce4">
            <text:p>3.2930893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6" table:style-name="ce4">
            <text:p>3.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516.JPG</text:p>
          </table:table-cell>
          <table:table-cell office:value-type="float" office:value="4.4404839999999997" table:style-name="ce4">
            <text:p>4.440484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6" table:style-name="ce4">
            <text:p>3.6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517.JPG</text:p>
          </table:table-cell>
          <table:table-cell office:value-type="float" office:value="3.6500400000000002" table:style-name="ce4">
            <text:p>3.65004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6" table:style-name="ce4">
            <text:p>3.6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518.JPG</text:p>
          </table:table-cell>
          <table:table-cell office:value-type="float" office:value="3.6235610999999999" table:style-name="ce4">
            <text:p>3.6235611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6" table:style-name="ce4">
            <text:p>3.6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519.JPG</text:p>
          </table:table-cell>
          <table:table-cell office:value-type="float" office:value="3.8300722999999999" table:style-name="ce4">
            <text:p>3.8300723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6" table:style-name="ce4">
            <text:p>3.6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520.JPG</text:p>
          </table:table-cell>
          <table:table-cell office:value-type="float" office:value="4.2087968" table:style-name="ce4">
            <text:p>4.2087968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6" table:style-name="ce4">
            <text:p>3.6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521.JPG</text:p>
          </table:table-cell>
          <table:table-cell office:value-type="float" office:value="4.3084765000000003" table:style-name="ce4">
            <text:p>4.3084765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6" table:style-name="ce4">
            <text:p>3.6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522.JPG</text:p>
          </table:table-cell>
          <table:table-cell office:value-type="float" office:value="3.8590776" table:style-name="ce4">
            <text:p>3.8590776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6" table:style-name="ce4">
            <text:p>3.6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523.JPG</text:p>
          </table:table-cell>
          <table:table-cell office:value-type="float" office:value="4.2446196" table:style-name="ce4">
            <text:p>4.2446196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3.6" table:style-name="ce4">
            <text:p>3.6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524.JPG</text:p>
          </table:table-cell>
          <table:table-cell office:value-type="float" office:value="3.8831821" table:style-name="ce4">
            <text:p>3.8831821</text:p>
          </table:table-cell>
          <table:table-cell office:value-type="string" table:style-name="ce1">
            <text:p>P. triste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563.JPG</text:p>
          </table:table-cell>
          <table:table-cell office:value-type="float" office:value="3.4575206000000001" table:style-name="ce4">
            <text:p>3.4575206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564.JPG</text:p>
          </table:table-cell>
          <table:table-cell office:value-type="float" office:value="3.2750734000000001" table:style-name="ce4">
            <text:p>3.2750734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565.JPG</text:p>
          </table:table-cell>
          <table:table-cell office:value-type="float" office:value="2.8655995999999999" table:style-name="ce4">
            <text:p>2.8655996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566.JPG</text:p>
          </table:table-cell>
          <table:table-cell office:value-type="float" office:value="3.1719795999999998" table:style-name="ce4">
            <text:p>3.1719796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567.JPG</text:p>
          </table:table-cell>
          <table:table-cell office:value-type="float" office:value="2.9070824000000002" table:style-name="ce4">
            <text:p>2.9070824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568.JPG</text:p>
          </table:table-cell>
          <table:table-cell office:value-type="float" office:value="3.0645205999999998" table:style-name="ce4">
            <text:p>3.0645206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569.JPG</text:p>
          </table:table-cell>
          <table:table-cell office:value-type="float" office:value="2.9354545000000001" table:style-name="ce4">
            <text:p>2.9354545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570.JPG</text:p>
          </table:table-cell>
          <table:table-cell office:value-type="float" office:value="2.5694170000000001" table:style-name="ce4">
            <text:p>2.569417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571.JPG</text:p>
          </table:table-cell>
          <table:table-cell office:value-type="float" office:value="2.8538762000000002" table:style-name="ce4">
            <text:p>2.8538762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572.JPG</text:p>
          </table:table-cell>
          <table:table-cell office:value-type="float" office:value="2.5295629000000002" table:style-name="ce4">
            <text:p>2.5295629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573.JPG</text:p>
          </table:table-cell>
          <table:table-cell office:value-type="float" office:value="2.8918412" table:style-name="ce4">
            <text:p>2.8918412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574.JPG</text:p>
          </table:table-cell>
          <table:table-cell office:value-type="float" office:value="2.5230502000000001" table:style-name="ce4">
            <text:p>2.5230502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575.JPG</text:p>
          </table:table-cell>
          <table:table-cell office:value-type="float" office:value="2.5900381000000001" table:style-name="ce4">
            <text:p>2.5900381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576.JPG</text:p>
          </table:table-cell>
          <table:table-cell office:value-type="float" office:value="3.4263555000000001" table:style-name="ce4">
            <text:p>3.4263555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577.JPG</text:p>
          </table:table-cell>
          <table:table-cell office:value-type="float" office:value="2.8055753999999999" table:style-name="ce4">
            <text:p>2.8055754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578.JPG</text:p>
          </table:table-cell>
          <table:table-cell office:value-type="float" office:value="2.7390680000000001" table:style-name="ce4">
            <text:p>2.739068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579.JPG</text:p>
          </table:table-cell>
          <table:table-cell office:value-type="float" office:value="2.7003078999999999" table:style-name="ce4">
            <text:p>2.7003079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580.JPG</text:p>
          </table:table-cell>
          <table:table-cell office:value-type="float" office:value="3.4697198" table:style-name="ce4">
            <text:p>3.4697198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581.JPG</text:p>
          </table:table-cell>
          <table:table-cell office:value-type="float" office:value="2.4845318999999999" table:style-name="ce4">
            <text:p>2.4845319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582.JPG</text:p>
          </table:table-cell>
          <table:table-cell office:value-type="float" office:value="2.4455222000000001" table:style-name="ce4">
            <text:p>2.4455222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583.JPG</text:p>
          </table:table-cell>
          <table:table-cell office:value-type="float" office:value="2.9040094000000001" table:style-name="ce4">
            <text:p>2.9040094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584.JPG</text:p>
          </table:table-cell>
          <table:table-cell office:value-type="float" office:value="2.9675064999999998" table:style-name="ce4">
            <text:p>2.9675065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585.JPG</text:p>
          </table:table-cell>
          <table:table-cell office:value-type="float" office:value="2.3220209999999999" table:style-name="ce4">
            <text:p>2.322021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586.JPG</text:p>
          </table:table-cell>
          <table:table-cell office:value-type="float" office:value="3.3052575000000002" table:style-name="ce4">
            <text:p>3.3052575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1587.JPG</text:p>
          </table:table-cell>
          <table:table-cell office:value-type="float" office:value="2.1218333999999999" table:style-name="ce4">
            <text:p>2.1218334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1588.JPG</text:p>
          </table:table-cell>
          <table:table-cell office:value-type="float" office:value="2.9923491000000002" table:style-name="ce4">
            <text:p>2.9923491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1589.JPG</text:p>
          </table:table-cell>
          <table:table-cell office:value-type="float" office:value="2.4328384999999999" table:style-name="ce4">
            <text:p>2.4328385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1590.JPG</text:p>
          </table:table-cell>
          <table:table-cell office:value-type="float" office:value="2.6705508999999998" table:style-name="ce4">
            <text:p>2.6705509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1591.JPG</text:p>
          </table:table-cell>
          <table:table-cell office:value-type="float" office:value="3.1046930000000001" table:style-name="ce4">
            <text:p>3.104693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0999999999999996" table:style-name="ce4">
            <text:p>4.1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1592.JPG</text:p>
          </table:table-cell>
          <table:table-cell office:value-type="float" office:value="2.7657664" table:style-name="ce4">
            <text:p>2.7657664</text:p>
          </table:table-cell>
          <table:table-cell office:value-type="string" table:style-name="ce1">
            <text:p>P. lobatum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593.JPG</text:p>
          </table:table-cell>
          <table:table-cell office:value-type="float" office:value="3.3228488" table:style-name="ce4">
            <text:p>3.322848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594.JPG</text:p>
          </table:table-cell>
          <table:table-cell office:value-type="float" office:value="1.7884133" table:style-name="ce4">
            <text:p>1.788413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595.JPG</text:p>
          </table:table-cell>
          <table:table-cell office:value-type="float" office:value="3.3841728999999998" table:style-name="ce4">
            <text:p>3.384172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596.JPG</text:p>
          </table:table-cell>
          <table:table-cell office:value-type="float" office:value="3.2151703" table:style-name="ce4">
            <text:p>3.215170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597.JPG</text:p>
          </table:table-cell>
          <table:table-cell office:value-type="float" office:value="3.7273923" table:style-name="ce4">
            <text:p>3.727392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598.JPG</text:p>
          </table:table-cell>
          <table:table-cell office:value-type="float" office:value="3.1973394000000002" table:style-name="ce4">
            <text:p>3.197339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599.JPG</text:p>
          </table:table-cell>
          <table:table-cell office:value-type="float" office:value="3.2709432000000001" table:style-name="ce4">
            <text:p>3.270943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600.JPG</text:p>
          </table:table-cell>
          <table:table-cell office:value-type="float" office:value="1.9968739" table:style-name="ce4">
            <text:p>1.996873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601.JPG</text:p>
          </table:table-cell>
          <table:table-cell office:value-type="float" office:value="2.4752055999999998" table:style-name="ce4">
            <text:p>2.475205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602.JPG</text:p>
          </table:table-cell>
          <table:table-cell office:value-type="float" office:value="1.9733358999999999" table:style-name="ce4">
            <text:p>1.973335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603.JPG</text:p>
          </table:table-cell>
          <table:table-cell office:value-type="float" office:value="2.7701823999999999" table:style-name="ce4">
            <text:p>2.770182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604.JPG</text:p>
          </table:table-cell>
          <table:table-cell office:value-type="float" office:value="2.7729051" table:style-name="ce4">
            <text:p>2.772905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605.JPG</text:p>
          </table:table-cell>
          <table:table-cell office:value-type="float" office:value="2.4090246" table:style-name="ce4">
            <text:p>2.409024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606.JPG</text:p>
          </table:table-cell>
          <table:table-cell office:value-type="float" office:value="2.6181944000000001" table:style-name="ce4">
            <text:p>2.618194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607.JPG</text:p>
          </table:table-cell>
          <table:table-cell office:value-type="float" office:value="2.6058878000000001" table:style-name="ce4">
            <text:p>2.605887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608.JPG</text:p>
          </table:table-cell>
          <table:table-cell office:value-type="float" office:value="1.6341994" table:style-name="ce4">
            <text:p>1.634199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609.JPG</text:p>
          </table:table-cell>
          <table:table-cell office:value-type="float" office:value="4.0925941999999997" table:style-name="ce4">
            <text:p>4.092594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610.JPG</text:p>
          </table:table-cell>
          <table:table-cell office:value-type="float" office:value="2.9372614000000001" table:style-name="ce4">
            <text:p>2.937261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611.JPG</text:p>
          </table:table-cell>
          <table:table-cell office:value-type="float" office:value="2.6335259" table:style-name="ce4">
            <text:p>2.633525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612.JPG</text:p>
          </table:table-cell>
          <table:table-cell office:value-type="float" office:value="2.5350793999999999" table:style-name="ce4">
            <text:p>2.535079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613.JPG</text:p>
          </table:table-cell>
          <table:table-cell office:value-type="float" office:value="2.8297971" table:style-name="ce4">
            <text:p>2.829797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614.JPG</text:p>
          </table:table-cell>
          <table:table-cell office:value-type="float" office:value="2.8061490999999998" table:style-name="ce4">
            <text:p>2.806149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615.JPG</text:p>
          </table:table-cell>
          <table:table-cell office:value-type="float" office:value="2.5731377000000002" table:style-name="ce4">
            <text:p>2.573137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616.JPG</text:p>
          </table:table-cell>
          <table:table-cell office:value-type="float" office:value="1.4585979" table:style-name="ce4">
            <text:p>1.458597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1617.JPG</text:p>
          </table:table-cell>
          <table:table-cell office:value-type="float" office:value="3.3990528000000002" table:style-name="ce4">
            <text:p>3.399052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1618.JPG</text:p>
          </table:table-cell>
          <table:table-cell office:value-type="float" office:value="3.3150849999999998" table:style-name="ce4">
            <text:p>3.31508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1619.JPG</text:p>
          </table:table-cell>
          <table:table-cell office:value-type="float" office:value="3.328157" table:style-name="ce4">
            <text:p>3.32815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1620.JPG</text:p>
          </table:table-cell>
          <table:table-cell office:value-type="float" office:value="2.5929571" table:style-name="ce4">
            <text:p>2.592957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1621.JPG</text:p>
          </table:table-cell>
          <table:table-cell office:value-type="float" office:value="3.9385248000000002" table:style-name="ce4">
            <text:p>3.938524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1622.JPG</text:p>
          </table:table-cell>
          <table:table-cell office:value-type="float" office:value="3.1851172000000001" table:style-name="ce4">
            <text:p>3.185117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1623.JPG</text:p>
          </table:table-cell>
          <table:table-cell office:value-type="float" office:value="2.0597386000000002" table:style-name="ce4">
            <text:p>2.059738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DC11624.JPG</text:p>
          </table:table-cell>
          <table:table-cell office:value-type="float" office:value="2.1739717000000001" table:style-name="ce4">
            <text:p>2.173971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SDC11625.JPG</text:p>
          </table:table-cell>
          <table:table-cell office:value-type="float" office:value="1.9646948" table:style-name="ce4">
            <text:p>1.964694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SDC11626.JPG</text:p>
          </table:table-cell>
          <table:table-cell office:value-type="float" office:value="2.6807515999999998" table:style-name="ce4">
            <text:p>2.680751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SDC11627.JPG</text:p>
          </table:table-cell>
          <table:table-cell office:value-type="float" office:value="4.0138153000000001" table:style-name="ce4">
            <text:p>4.013815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SDC11628.JPG</text:p>
          </table:table-cell>
          <table:table-cell office:value-type="float" office:value="3.4614912000000002" table:style-name="ce4">
            <text:p>3.461491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SDC11629.JPG</text:p>
          </table:table-cell>
          <table:table-cell office:value-type="float" office:value="1.4992284" table:style-name="ce4">
            <text:p>1.499228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SDC11630.JPG</text:p>
          </table:table-cell>
          <table:table-cell office:value-type="float" office:value="1.8291421999999999" table:style-name="ce4">
            <text:p>1.829142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SDC11631.JPG</text:p>
          </table:table-cell>
          <table:table-cell office:value-type="float" office:value="1.9383809000000001" table:style-name="ce4">
            <text:p>1.938380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SDC11633.JPG</text:p>
          </table:table-cell>
          <table:table-cell office:value-type="float" office:value="3.6681637" table:style-name="ce4">
            <text:p>3.668163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SDC11634.JPG</text:p>
          </table:table-cell>
          <table:table-cell office:value-type="float" office:value="2.3282596" table:style-name="ce4">
            <text:p>2.3282596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SDC11635.JPG</text:p>
          </table:table-cell>
          <table:table-cell office:value-type="float" office:value="2.9537087999999998" table:style-name="ce4">
            <text:p>2.953708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SDC11636.JPG</text:p>
          </table:table-cell>
          <table:table-cell office:value-type="float" office:value="3.4269421000000002" table:style-name="ce4">
            <text:p>3.426942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SDC11637.JPG</text:p>
          </table:table-cell>
          <table:table-cell office:value-type="float" office:value="3.5978919999999999" table:style-name="ce4">
            <text:p>3.597892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SDC11638.JPG</text:p>
          </table:table-cell>
          <table:table-cell office:value-type="float" office:value="3.6932290999999999" table:style-name="ce4">
            <text:p>3.6932291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SDC11639.JPG</text:p>
          </table:table-cell>
          <table:table-cell office:value-type="float" office:value="1.8487937999999999" table:style-name="ce4">
            <text:p>1.848793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SDC11640.JPG</text:p>
          </table:table-cell>
          <table:table-cell office:value-type="float" office:value="2.1035675" table:style-name="ce4">
            <text:p>2.103567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SDC11641.JPG</text:p>
          </table:table-cell>
          <table:table-cell office:value-type="float" office:value="1.9863557999999999" table:style-name="ce4">
            <text:p>1.986355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SDC11642.JPG</text:p>
          </table:table-cell>
          <table:table-cell office:value-type="float" office:value="1.2414164999999999" table:style-name="ce4">
            <text:p>1.241416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SDC11643.JPG</text:p>
          </table:table-cell>
          <table:table-cell office:value-type="float" office:value="3.0444434999999999" table:style-name="ce4">
            <text:p>3.044443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SDC11644.JPG</text:p>
          </table:table-cell>
          <table:table-cell office:value-type="float" office:value="2.0227469" table:style-name="ce4">
            <text:p>2.022746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SDC11645.JPG</text:p>
          </table:table-cell>
          <table:table-cell office:value-type="float" office:value="3.9764244" table:style-name="ce4">
            <text:p>3.976424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2" table:style-name="ce4">
            <text:p>4.2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SDC11646.JPG</text:p>
          </table:table-cell>
          <table:table-cell office:value-type="float" office:value="2.9650273999999999" table:style-name="ce4">
            <text:p>2.9650274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4.3" table:style-name="ce4">
            <text:p>4.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675.JPG</text:p>
          </table:table-cell>
          <table:table-cell office:value-type="float" office:value="1.0230539000000001" table:style-name="ce4">
            <text:p>1.0230539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647.JPG</text:p>
          </table:table-cell>
          <table:table-cell office:value-type="float" office:value="0.6318762" table:style-name="ce4">
            <text:p>0.6318762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648.JPG</text:p>
          </table:table-cell>
          <table:table-cell office:value-type="float" office:value="0.69138449999999996" table:style-name="ce4">
            <text:p>0.6913845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649.JPG</text:p>
          </table:table-cell>
          <table:table-cell office:value-type="float" office:value="0.57258240000000005" table:style-name="ce4">
            <text:p>0.5725824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650.JPG</text:p>
          </table:table-cell>
          <table:table-cell office:value-type="float" office:value="0.4131648" table:style-name="ce4">
            <text:p>0.4131648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651.JPG</text:p>
          </table:table-cell>
          <table:table-cell office:value-type="float" office:value="0.59469459999999996" table:style-name="ce4">
            <text:p>0.5946946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652.JPG</text:p>
          </table:table-cell>
          <table:table-cell office:value-type="float" office:value="0.68978720000000004" table:style-name="ce4">
            <text:p>0.6897872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653.JPG</text:p>
          </table:table-cell>
          <table:table-cell office:value-type="float" office:value="0.50683840000000002" table:style-name="ce4">
            <text:p>0.5068384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654.JPG</text:p>
          </table:table-cell>
          <table:table-cell office:value-type="float" office:value="0.50607519999999995" table:style-name="ce4">
            <text:p>0.5060752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655.JPG</text:p>
          </table:table-cell>
          <table:table-cell office:value-type="float" office:value="0.50490769999999996" table:style-name="ce4">
            <text:p>0.5049077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656.JPG</text:p>
          </table:table-cell>
          <table:table-cell office:value-type="float" office:value="0.67936479999999999" table:style-name="ce4">
            <text:p>0.6793648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657.JPG</text:p>
          </table:table-cell>
          <table:table-cell office:value-type="float" office:value="0.54719770000000001" table:style-name="ce4">
            <text:p>0.5471977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658.JPG</text:p>
          </table:table-cell>
          <table:table-cell office:value-type="float" office:value="0.74011530000000003" table:style-name="ce4">
            <text:p>0.740115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659.JPG</text:p>
          </table:table-cell>
          <table:table-cell office:value-type="float" office:value="0.65812999999999999" table:style-name="ce4">
            <text:p>0.6581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660.JPG</text:p>
          </table:table-cell>
          <table:table-cell office:value-type="float" office:value="0.54567949999999998" table:style-name="ce4">
            <text:p>0.5456795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661.JPG</text:p>
          </table:table-cell>
          <table:table-cell office:value-type="float" office:value="0.30805670000000002" table:style-name="ce4">
            <text:p>0.3080567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662.JPG</text:p>
          </table:table-cell>
          <table:table-cell office:value-type="float" office:value="0.64062660000000005" table:style-name="ce4">
            <text:p>0.6406266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663.JPG</text:p>
          </table:table-cell>
          <table:table-cell office:value-type="float" office:value="0.77490709999999996" table:style-name="ce4">
            <text:p>0.7749071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664.JPG</text:p>
          </table:table-cell>
          <table:table-cell office:value-type="float" office:value="0.75502449999999999" table:style-name="ce4">
            <text:p>0.7550245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665.JPG</text:p>
          </table:table-cell>
          <table:table-cell office:value-type="float" office:value="0.74812829999999997" table:style-name="ce4">
            <text:p>0.7481283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666.JPG</text:p>
          </table:table-cell>
          <table:table-cell office:value-type="float" office:value="0.69989880000000004" table:style-name="ce4">
            <text:p>0.6998988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667.JPG</text:p>
          </table:table-cell>
          <table:table-cell office:value-type="float" office:value="0.48659580000000002" table:style-name="ce4">
            <text:p>0.4865958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668.JPG</text:p>
          </table:table-cell>
          <table:table-cell office:value-type="float" office:value="0.63121340000000004" table:style-name="ce4">
            <text:p>0.6312134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669.JPG</text:p>
          </table:table-cell>
          <table:table-cell office:value-type="float" office:value="0.6947006" table:style-name="ce4">
            <text:p>0.6947006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670.JPG</text:p>
          </table:table-cell>
          <table:table-cell office:value-type="float" office:value="0.71685549999999998" table:style-name="ce4">
            <text:p>0.7168555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1671.JPG</text:p>
          </table:table-cell>
          <table:table-cell office:value-type="float" office:value="0.35980489999999998" table:style-name="ce4">
            <text:p>0.3598049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1672.JPG</text:p>
          </table:table-cell>
          <table:table-cell office:value-type="float" office:value="0.50650740000000005" table:style-name="ce4">
            <text:p>0.5065074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1673.JPG</text:p>
          </table:table-cell>
          <table:table-cell office:value-type="float" office:value="0.68334539999999999" table:style-name="ce4">
            <text:p>0.6833454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4000000000000004" table:style-name="ce4">
            <text:p>4.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1674.JPG</text:p>
          </table:table-cell>
          <table:table-cell office:value-type="float" office:value="0.55990850000000003" table:style-name="ce4">
            <text:p>0.5599085</text:p>
          </table:table-cell>
          <table:table-cell office:value-type="string" table:style-name="ce1">
            <text:p>P. myrrhifolium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float" office:value="4.5" table:style-name="ce4">
            <text:p>4.5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676.JPG</text:p>
          </table:table-cell>
          <table:table-cell office:value-type="float" office:value="2.7929591" table:style-name="ce4">
            <text:p>2.7929591</text:p>
          </table:table-cell>
          <table:table-cell office:value-type="string" table:style-name="ce1">
            <text:p>P. elongatum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2">
          <table:table-cell office:value-type="float" office:value="4.5" table:style-name="ce4">
            <text:p>4.5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677.JPG</text:p>
          </table:table-cell>
          <table:table-cell office:value-type="float" office:value="1.8185032000000001" table:style-name="ce4">
            <text:p>1.8185032</text:p>
          </table:table-cell>
          <table:table-cell office:value-type="string" table:style-name="ce1">
            <text:p>P. elongatum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2">
          <table:table-cell office:value-type="float" office:value="4.5" table:style-name="ce4">
            <text:p>4.5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678.JPG</text:p>
          </table:table-cell>
          <table:table-cell office:value-type="float" office:value="2.6912946999999998" table:style-name="ce4">
            <text:p>2.6912947</text:p>
          </table:table-cell>
          <table:table-cell office:value-type="string" table:style-name="ce1">
            <text:p>P. elongatum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2">
          <table:table-cell office:value-type="float" office:value="4.5" table:style-name="ce4">
            <text:p>4.5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679.JPG</text:p>
          </table:table-cell>
          <table:table-cell office:value-type="float" office:value="1.9227836" table:style-name="ce4">
            <text:p>1.9227836</text:p>
          </table:table-cell>
          <table:table-cell office:value-type="string" table:style-name="ce1">
            <text:p>P. elongatum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2">
          <table:table-cell office:value-type="float" office:value="4.5" table:style-name="ce4">
            <text:p>4.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680.JPG</text:p>
          </table:table-cell>
          <table:table-cell office:value-type="float" office:value="1.5691124999999999" table:style-name="ce4">
            <text:p>1.5691125</text:p>
          </table:table-cell>
          <table:table-cell office:value-type="string" table:style-name="ce1">
            <text:p>P. elongatum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2">
          <table:table-cell office:value-type="float" office:value="4.5" table:style-name="ce4">
            <text:p>4.5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681.JPG</text:p>
          </table:table-cell>
          <table:table-cell office:value-type="float" office:value="2.7726033000000001" table:style-name="ce4">
            <text:p>2.7726033</text:p>
          </table:table-cell>
          <table:table-cell office:value-type="string" table:style-name="ce1">
            <text:p>P. elongatum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2">
          <table:table-cell office:value-type="float" office:value="4.5" table:style-name="ce4">
            <text:p>4.5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682.JPG</text:p>
          </table:table-cell>
          <table:table-cell office:value-type="float" office:value="3.0199679000000001" table:style-name="ce4">
            <text:p>3.0199679</text:p>
          </table:table-cell>
          <table:table-cell office:value-type="string" table:style-name="ce1">
            <text:p>P. elongatum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2">
          <table:table-cell office:value-type="float" office:value="4.5" table:style-name="ce4">
            <text:p>4.5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683.JPG</text:p>
          </table:table-cell>
          <table:table-cell office:value-type="float" office:value="1.299291" table:style-name="ce4">
            <text:p>1.299291</text:p>
          </table:table-cell>
          <table:table-cell office:value-type="string" table:style-name="ce1">
            <text:p>P. elongatum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2">
          <table:table-cell office:value-type="float" office:value="4.5" table:style-name="ce4">
            <text:p>4.5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684.JPG</text:p>
          </table:table-cell>
          <table:table-cell office:value-type="float" office:value="2.6809769000000001" table:style-name="ce4">
            <text:p>2.6809769</text:p>
          </table:table-cell>
          <table:table-cell office:value-type="string" table:style-name="ce1">
            <text:p>P. elongatum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2">
          <table:table-cell office:value-type="float" office:value="4.5" table:style-name="ce4">
            <text:p>4.5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685.JPG</text:p>
          </table:table-cell>
          <table:table-cell office:value-type="float" office:value="2.2762441999999998" table:style-name="ce4">
            <text:p>2.2762442</text:p>
          </table:table-cell>
          <table:table-cell office:value-type="string" table:style-name="ce1">
            <text:p>P. elongatum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2">
          <table:table-cell office:value-type="float" office:value="4.5" table:style-name="ce4">
            <text:p>4.5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686.JPG</text:p>
          </table:table-cell>
          <table:table-cell office:value-type="float" office:value="2.2919608" table:style-name="ce4">
            <text:p>2.2919608</text:p>
          </table:table-cell>
          <table:table-cell office:value-type="string" table:style-name="ce1">
            <text:p>P. elongatum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2">
          <table:table-cell office:value-type="float" office:value="4.5" table:style-name="ce4">
            <text:p>4.5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687.JPG</text:p>
          </table:table-cell>
          <table:table-cell office:value-type="float" office:value="2.9062391000000001" table:style-name="ce4">
            <text:p>2.9062391</text:p>
          </table:table-cell>
          <table:table-cell office:value-type="string" table:style-name="ce1">
            <text:p>P. elongatum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2">
          <table:table-cell office:value-type="float" office:value="4.5" table:style-name="ce4">
            <text:p>4.5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688.JPG</text:p>
          </table:table-cell>
          <table:table-cell office:value-type="float" office:value="3.0365381" table:style-name="ce4">
            <text:p>3.0365381</text:p>
          </table:table-cell>
          <table:table-cell office:value-type="string" table:style-name="ce1">
            <text:p>P. elongatum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689.JPG</text:p>
          </table:table-cell>
          <table:table-cell office:value-type="float" office:value="2.4608691" table:style-name="ce4">
            <text:p>2.4608691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690.JPG</text:p>
          </table:table-cell>
          <table:table-cell office:value-type="float" office:value="2.1557965000000001" table:style-name="ce4">
            <text:p>2.1557965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691.JPG</text:p>
          </table:table-cell>
          <table:table-cell office:value-type="float" office:value="1.7322962" table:style-name="ce4">
            <text:p>1.7322962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692.JPG</text:p>
          </table:table-cell>
          <table:table-cell office:value-type="float" office:value="2.40666" table:style-name="ce4">
            <text:p>2.4066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693.JPG</text:p>
          </table:table-cell>
          <table:table-cell office:value-type="float" office:value="2.3669471999999998" table:style-name="ce4">
            <text:p>2.3669472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694.JPG</text:p>
          </table:table-cell>
          <table:table-cell office:value-type="float" office:value="1.9664223000000001" table:style-name="ce4">
            <text:p>1.9664223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695.JPG</text:p>
          </table:table-cell>
          <table:table-cell office:value-type="float" office:value="2.2903476" table:style-name="ce4">
            <text:p>2.290347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696.JPG</text:p>
          </table:table-cell>
          <table:table-cell office:value-type="float" office:value="2.4077462000000001" table:style-name="ce4">
            <text:p>2.4077462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697.JPG</text:p>
          </table:table-cell>
          <table:table-cell office:value-type="float" office:value="2.5507485999999999" table:style-name="ce4">
            <text:p>2.550748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698.JPG</text:p>
          </table:table-cell>
          <table:table-cell office:value-type="float" office:value="1.8205304" table:style-name="ce4">
            <text:p>1.8205304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699.JPG</text:p>
          </table:table-cell>
          <table:table-cell office:value-type="float" office:value="1.8553516000000001" table:style-name="ce4">
            <text:p>1.855351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700.JPG</text:p>
          </table:table-cell>
          <table:table-cell office:value-type="float" office:value="2.0692455999999999" table:style-name="ce4">
            <text:p>2.069245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701.JPG</text:p>
          </table:table-cell>
          <table:table-cell office:value-type="float" office:value="2.5039932999999999" table:style-name="ce4">
            <text:p>2.5039933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702.JPG</text:p>
          </table:table-cell>
          <table:table-cell office:value-type="float" office:value="1.7630176" table:style-name="ce4">
            <text:p>1.763017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4.5999999999999996" table:style-name="ce4">
            <text:p>4.6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703.JPG</text:p>
          </table:table-cell>
          <table:table-cell office:value-type="float" office:value="2.3938727000000002" table:style-name="ce4">
            <text:p>2.393872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708.JPG</text:p>
          </table:table-cell>
          <table:table-cell office:value-type="float" office:value="3.6359206999999998" table:style-name="ce4">
            <text:p>3.635920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709.JPG</text:p>
          </table:table-cell>
          <table:table-cell office:value-type="float" office:value="3.7860727999999999" table:style-name="ce4">
            <text:p>3.7860728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710.JPG</text:p>
          </table:table-cell>
          <table:table-cell office:value-type="float" office:value="3.5759086" table:style-name="ce4">
            <text:p>3.575908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711.JPG</text:p>
          </table:table-cell>
          <table:table-cell office:value-type="float" office:value="3.6200242" table:style-name="ce4">
            <text:p>3.6200242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712.JPG</text:p>
          </table:table-cell>
          <table:table-cell office:value-type="float" office:value="3.4950001999999998" table:style-name="ce4">
            <text:p>3.4950002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713.JPG</text:p>
          </table:table-cell>
          <table:table-cell office:value-type="float" office:value="4.0398360999999996" table:style-name="ce4">
            <text:p>4.0398361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714.JPG</text:p>
          </table:table-cell>
          <table:table-cell office:value-type="float" office:value="3.6100574000000001" table:style-name="ce4">
            <text:p>3.6100574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715.JPG</text:p>
          </table:table-cell>
          <table:table-cell office:value-type="float" office:value="4.3768168000000003" table:style-name="ce4">
            <text:p>4.3768168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716.JPG</text:p>
          </table:table-cell>
          <table:table-cell office:value-type="float" office:value="3.1962275999999998" table:style-name="ce4">
            <text:p>3.196227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717.JPG</text:p>
          </table:table-cell>
          <table:table-cell office:value-type="float" office:value="3.7027808000000002" table:style-name="ce4">
            <text:p>3.7027808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718.JPG</text:p>
          </table:table-cell>
          <table:table-cell office:value-type="float" office:value="4.4993698999999996" table:style-name="ce4">
            <text:p>4.4993699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719.JPG</text:p>
          </table:table-cell>
          <table:table-cell office:value-type="float" office:value="3.8891651" table:style-name="ce4">
            <text:p>3.8891651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720.JPG</text:p>
          </table:table-cell>
          <table:table-cell office:value-type="float" office:value="4.6616349000000001" table:style-name="ce4">
            <text:p>4.6616349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721.JPG</text:p>
          </table:table-cell>
          <table:table-cell office:value-type="float" office:value="2.7849933" table:style-name="ce4">
            <text:p>2.7849933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722.JPG</text:p>
          </table:table-cell>
          <table:table-cell office:value-type="float" office:value="3.2362478000000001" table:style-name="ce4">
            <text:p>3.2362478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723.JPG</text:p>
          </table:table-cell>
          <table:table-cell office:value-type="float" office:value="2.6988715999999999" table:style-name="ce4">
            <text:p>2.698871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724.JPG</text:p>
          </table:table-cell>
          <table:table-cell office:value-type="float" office:value="2.8923502999999999" table:style-name="ce4">
            <text:p>2.8923503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725.JPG</text:p>
          </table:table-cell>
          <table:table-cell office:value-type="float" office:value="3.0045999000000001" table:style-name="ce4">
            <text:p>3.0045999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726.JPG</text:p>
          </table:table-cell>
          <table:table-cell office:value-type="float" office:value="2.3751749000000002" table:style-name="ce4">
            <text:p>2.3751749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727.JPG</text:p>
          </table:table-cell>
          <table:table-cell office:value-type="float" office:value="3.7379631" table:style-name="ce4">
            <text:p>3.7379631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728.JPG</text:p>
          </table:table-cell>
          <table:table-cell office:value-type="float" office:value="3.5996377000000002" table:style-name="ce4">
            <text:p>3.599637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729.JPG</text:p>
          </table:table-cell>
          <table:table-cell office:value-type="float" office:value="3.4018815999999998" table:style-name="ce4">
            <text:p>3.401881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730.JPG</text:p>
          </table:table-cell>
          <table:table-cell office:value-type="float" office:value="3.644936" table:style-name="ce4">
            <text:p>3.64493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731.JPG</text:p>
          </table:table-cell>
          <table:table-cell office:value-type="float" office:value="3.7655313000000001" table:style-name="ce4">
            <text:p>3.7655313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1732.JPG</text:p>
          </table:table-cell>
          <table:table-cell office:value-type="float" office:value="3.4192711999999998" table:style-name="ce4">
            <text:p>3.4192712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1733.JPG</text:p>
          </table:table-cell>
          <table:table-cell office:value-type="float" office:value="3.3120805" table:style-name="ce4">
            <text:p>3.3120805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1734.JPG</text:p>
          </table:table-cell>
          <table:table-cell office:value-type="float" office:value="3.5571191999999998" table:style-name="ce4">
            <text:p>3.5571192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1735.JPG</text:p>
          </table:table-cell>
          <table:table-cell office:value-type="float" office:value="3.5699436000000002" table:style-name="ce4">
            <text:p>3.569943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1736.JPG</text:p>
          </table:table-cell>
          <table:table-cell office:value-type="float" office:value="3.3049417999999999" table:style-name="ce4">
            <text:p>3.3049418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1737.JPG</text:p>
          </table:table-cell>
          <table:table-cell office:value-type="float" office:value="3.1175339000000002" table:style-name="ce4">
            <text:p>3.1175339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1738.JPG</text:p>
          </table:table-cell>
          <table:table-cell office:value-type="float" office:value="4.4089098" table:style-name="ce4">
            <text:p>4.4089098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DC11739.JPG</text:p>
          </table:table-cell>
          <table:table-cell office:value-type="float" office:value="3.6183459999999998" table:style-name="ce4">
            <text:p>3.618346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SDC11740.JPG</text:p>
          </table:table-cell>
          <table:table-cell office:value-type="float" office:value="4.6191727" table:style-name="ce4">
            <text:p>4.619172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SDC11741.JPG</text:p>
          </table:table-cell>
          <table:table-cell office:value-type="float" office:value="3.3507652000000001" table:style-name="ce4">
            <text:p>3.3507652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SDC11742.JPG</text:p>
          </table:table-cell>
          <table:table-cell office:value-type="float" office:value="3.5714872999999998" table:style-name="ce4">
            <text:p>3.5714873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SDC11743.JPG</text:p>
          </table:table-cell>
          <table:table-cell office:value-type="float" office:value="3.7770771000000001" table:style-name="ce4">
            <text:p>3.7770771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SDC11744.JPG</text:p>
          </table:table-cell>
          <table:table-cell office:value-type="float" office:value="3.2260597999999998" table:style-name="ce4">
            <text:p>3.2260598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SDC11745.JPG</text:p>
          </table:table-cell>
          <table:table-cell office:value-type="float" office:value="3.6976455000000001" table:style-name="ce4">
            <text:p>3.6976455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SDC11746.JPG</text:p>
          </table:table-cell>
          <table:table-cell office:value-type="float" office:value="3.1637610999999999" table:style-name="ce4">
            <text:p>3.1637611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SDC11747.JPG</text:p>
          </table:table-cell>
          <table:table-cell office:value-type="float" office:value="3.1269749999999998" table:style-name="ce4">
            <text:p>3.126975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SDC11748.JPG</text:p>
          </table:table-cell>
          <table:table-cell office:value-type="float" office:value="4.0348017" table:style-name="ce4">
            <text:p>4.034801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0999999999999996" table:style-name="ce4">
            <text:p>5.1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SDC11749.JPG</text:p>
          </table:table-cell>
          <table:table-cell office:value-type="float" office:value="2.9269707" table:style-name="ce4">
            <text:p>2.9269707</text:p>
          </table:table-cell>
          <table:table-cell office:value-type="string" table:style-name="ce1">
            <text:p>P. longicaule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float" office:value="5.2" table:style-name="ce4">
            <text:p>5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760.JPG</text:p>
          </table:table-cell>
          <table:table-cell office:value-type="float" office:value="2.1870048999999998" table:style-name="ce4">
            <text:p>2.1870049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5.2" table:style-name="ce4">
            <text:p>5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761.JPG</text:p>
          </table:table-cell>
          <table:table-cell office:value-type="float" office:value="2.6813403" table:style-name="ce4">
            <text:p>2.6813403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5.2" table:style-name="ce4">
            <text:p>5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762.JPG</text:p>
          </table:table-cell>
          <table:table-cell office:value-type="float" office:value="2.1516924999999998" table:style-name="ce4">
            <text:p>2.1516925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5.2" table:style-name="ce4">
            <text:p>5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763.JPG</text:p>
          </table:table-cell>
          <table:table-cell office:value-type="float" office:value="2.5901928000000001" table:style-name="ce4">
            <text:p>2.5901928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5.2" table:style-name="ce4">
            <text:p>5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764.JPG</text:p>
          </table:table-cell>
          <table:table-cell office:value-type="float" office:value="2.9097697" table:style-name="ce4">
            <text:p>2.9097697</text:p>
          </table:table-cell>
          <table:table-cell office:value-type="string" table:style-name="ce1">
            <text:p>P. alchemilloides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office:value-type="float" office:value="5.3" table:style-name="ce4">
            <text:p>5.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766.JPG</text:p>
          </table:table-cell>
          <table:table-cell office:value-type="float" office:value="0.33824080000000001" table:style-name="ce4">
            <text:p>0.3382408</text:p>
          </table:table-cell>
          <table:table-cell office:value-type="string" table:style-name="ce1">
            <text:p>P. zonale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2">
          <table:table-cell office:value-type="float" office:value="5.3" table:style-name="ce4">
            <text:p>5.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767.JPG</text:p>
          </table:table-cell>
          <table:table-cell office:value-type="float" office:value="0.30021189999999998" table:style-name="ce4">
            <text:p>0.3002119</text:p>
          </table:table-cell>
          <table:table-cell office:value-type="string" table:style-name="ce1">
            <text:p>P. zonale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2">
          <table:table-cell office:value-type="float" office:value="5.3" table:style-name="ce4">
            <text:p>5.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768.JPG</text:p>
          </table:table-cell>
          <table:table-cell office:value-type="float" office:value="0.36419459999999998" table:style-name="ce4">
            <text:p>0.3641946</text:p>
          </table:table-cell>
          <table:table-cell office:value-type="string" table:style-name="ce1">
            <text:p>P. zonale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2">
          <table:table-cell office:value-type="float" office:value="5.3" table:style-name="ce4">
            <text:p>5.3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776.JPG</text:p>
          </table:table-cell>
          <table:table-cell office:value-type="float" office:value="0.34151429999999999" table:style-name="ce4">
            <text:p>0.3415143</text:p>
          </table:table-cell>
          <table:table-cell office:value-type="string" table:style-name="ce1">
            <text:p>P. zonale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786.JPG</text:p>
          </table:table-cell>
          <table:table-cell office:value-type="float" office:value="1.281873" table:style-name="ce4">
            <text:p>1.281873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787.JPG</text:p>
          </table:table-cell>
          <table:table-cell office:value-type="float" office:value="0.9489419" table:style-name="ce4">
            <text:p>0.9489419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820.JPG</text:p>
          </table:table-cell>
          <table:table-cell office:value-type="float" office:value="1.1280991" table:style-name="ce4">
            <text:p>1.1280991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821.JPG</text:p>
          </table:table-cell>
          <table:table-cell office:value-type="float" office:value="1.0718468999999999" table:style-name="ce4">
            <text:p>1.0718469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822.JPG</text:p>
          </table:table-cell>
          <table:table-cell office:value-type="float" office:value="0.93647009999999997" table:style-name="ce4">
            <text:p>0.9364701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823.JPG</text:p>
          </table:table-cell>
          <table:table-cell office:value-type="float" office:value="1.1785333" table:style-name="ce4">
            <text:p>1.1785333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824.JPG</text:p>
          </table:table-cell>
          <table:table-cell office:value-type="float" office:value="1.0819570999999999" table:style-name="ce4">
            <text:p>1.0819571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825.JPG</text:p>
          </table:table-cell>
          <table:table-cell office:value-type="float" office:value="1.2414396000000001" table:style-name="ce4">
            <text:p>1.2414396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826.JPG</text:p>
          </table:table-cell>
          <table:table-cell office:value-type="float" office:value="1.0126492" table:style-name="ce4">
            <text:p>1.0126492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827.JPG</text:p>
          </table:table-cell>
          <table:table-cell office:value-type="float" office:value="0.92849199999999998" table:style-name="ce4">
            <text:p>0.928492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828.JPG</text:p>
          </table:table-cell>
          <table:table-cell office:value-type="float" office:value="1.03843" table:style-name="ce4">
            <text:p>1.03843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829.JPG</text:p>
          </table:table-cell>
          <table:table-cell office:value-type="float" office:value="1.2147485" table:style-name="ce4">
            <text:p>1.2147485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830.JPG</text:p>
          </table:table-cell>
          <table:table-cell office:value-type="float" office:value="1.2548724" table:style-name="ce4">
            <text:p>1.2548724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831.JPG</text:p>
          </table:table-cell>
          <table:table-cell office:value-type="float" office:value="1.0835729000000001" table:style-name="ce4">
            <text:p>1.0835729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832.JPG</text:p>
          </table:table-cell>
          <table:table-cell office:value-type="float" office:value="1.4330742999999999" table:style-name="ce4">
            <text:p>1.4330743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833.JPG</text:p>
          </table:table-cell>
          <table:table-cell office:value-type="float" office:value="1.0603282000000001" table:style-name="ce4">
            <text:p>1.0603282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834.JPG</text:p>
          </table:table-cell>
          <table:table-cell office:value-type="float" office:value="1.2574635000000001" table:style-name="ce4">
            <text:p>1.2574635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835.JPG</text:p>
          </table:table-cell>
          <table:table-cell office:value-type="float" office:value="1.419851" table:style-name="ce4">
            <text:p>1.419851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836.JPG</text:p>
          </table:table-cell>
          <table:table-cell office:value-type="float" office:value="0.89749860000000004" table:style-name="ce4">
            <text:p>0.8974986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837.JPG</text:p>
          </table:table-cell>
          <table:table-cell office:value-type="float" office:value="1.0656403999999999" table:style-name="ce4">
            <text:p>1.0656404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838.JPG</text:p>
          </table:table-cell>
          <table:table-cell office:value-type="float" office:value="1.0861111000000001" table:style-name="ce4">
            <text:p>1.0861111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839.JPG</text:p>
          </table:table-cell>
          <table:table-cell office:value-type="float" office:value="1.0853811" table:style-name="ce4">
            <text:p>1.0853811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840.JPG</text:p>
          </table:table-cell>
          <table:table-cell office:value-type="float" office:value="1.2130109" table:style-name="ce4">
            <text:p>1.2130109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841.JPG</text:p>
          </table:table-cell>
          <table:table-cell office:value-type="float" office:value="0.98663330000000005" table:style-name="ce4">
            <text:p>0.9866333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1842.JPG</text:p>
          </table:table-cell>
          <table:table-cell office:value-type="float" office:value="1.0798011999999999" table:style-name="ce4">
            <text:p>1.0798012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1843.JPG</text:p>
          </table:table-cell>
          <table:table-cell office:value-type="float" office:value="1.1872562" table:style-name="ce4">
            <text:p>1.1872562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1844.JPG</text:p>
          </table:table-cell>
          <table:table-cell office:value-type="float" office:value="1.1055645999999999" table:style-name="ce4">
            <text:p>1.1055646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1845.JPG</text:p>
          </table:table-cell>
          <table:table-cell office:value-type="float" office:value="1.1863166000000001" table:style-name="ce4">
            <text:p>1.1863166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1846.JPG</text:p>
          </table:table-cell>
          <table:table-cell office:value-type="float" office:value="0.97413240000000001" table:style-name="ce4">
            <text:p>0.9741324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1847.JPG</text:p>
          </table:table-cell>
          <table:table-cell office:value-type="float" office:value="1.4417367000000001" table:style-name="ce4">
            <text:p>1.4417367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1848.JPG</text:p>
          </table:table-cell>
          <table:table-cell office:value-type="float" office:value="0.91597689999999998" table:style-name="ce4">
            <text:p>0.9159769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DC11849.JPG</text:p>
          </table:table-cell>
          <table:table-cell office:value-type="float" office:value="1.0598977000000001" table:style-name="ce4">
            <text:p>1.0598977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SDC11850.JPG</text:p>
          </table:table-cell>
          <table:table-cell office:value-type="float" office:value="1.0178647000000001" table:style-name="ce4">
            <text:p>1.0178647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SDC11851.JPG</text:p>
          </table:table-cell>
          <table:table-cell office:value-type="float" office:value="1.1834910999999999" table:style-name="ce4">
            <text:p>1.1834911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SDC11852.JPG</text:p>
          </table:table-cell>
          <table:table-cell office:value-type="float" office:value="1.1475774999999999" table:style-name="ce4">
            <text:p>1.1475775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SDC11853.JPG</text:p>
          </table:table-cell>
          <table:table-cell office:value-type="float" office:value="1.0674569" table:style-name="ce4">
            <text:p>1.0674569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SDC11854.JPG</text:p>
          </table:table-cell>
          <table:table-cell office:value-type="float" office:value="1.1638037000000001" table:style-name="ce4">
            <text:p>1.1638037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SDC11855.JPG</text:p>
          </table:table-cell>
          <table:table-cell office:value-type="float" office:value="1.0298619" table:style-name="ce4">
            <text:p>1.0298619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SDC11856.JPG</text:p>
          </table:table-cell>
          <table:table-cell office:value-type="float" office:value="1.1055079999999999" table:style-name="ce4">
            <text:p>1.105508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SDC11857.JPG</text:p>
          </table:table-cell>
          <table:table-cell office:value-type="float" office:value="1.2375138999999999" table:style-name="ce4">
            <text:p>1.2375139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SDC11858.JPG</text:p>
          </table:table-cell>
          <table:table-cell office:value-type="float" office:value="1.0717219" table:style-name="ce4">
            <text:p>1.0717219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SDC11859.JPG</text:p>
          </table:table-cell>
          <table:table-cell office:value-type="float" office:value="1.1373906" table:style-name="ce4">
            <text:p>1.1373906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SDC11860.JPG</text:p>
          </table:table-cell>
          <table:table-cell office:value-type="float" office:value="0.97365999999999997" table:style-name="ce4">
            <text:p>0.97366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1" table:style-name="ce4">
            <text:p>6.1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SDC11861.JPG</text:p>
          </table:table-cell>
          <table:table-cell office:value-type="float" office:value="1.2402116999999999" table:style-name="ce4">
            <text:p>1.2402117</text:p>
          </table:table-cell>
          <table:table-cell office:value-type="string" table:style-name="ce1">
            <text:p>P. auritum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881.JPG</text:p>
          </table:table-cell>
          <table:table-cell office:value-type="float" office:value="0.68048790000000003" table:style-name="ce4">
            <text:p>0.6804879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882.JPG</text:p>
          </table:table-cell>
          <table:table-cell office:value-type="float" office:value="0.56505079999999996" table:style-name="ce4">
            <text:p>0.5650508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883.JPG</text:p>
          </table:table-cell>
          <table:table-cell office:value-type="float" office:value="0.76170530000000003" table:style-name="ce4">
            <text:p>0.7617053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884.JPG</text:p>
          </table:table-cell>
          <table:table-cell office:value-type="float" office:value="0.51502119999999996" table:style-name="ce4">
            <text:p>0.5150212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885.JPG</text:p>
          </table:table-cell>
          <table:table-cell office:value-type="float" office:value="0.89277609999999996" table:style-name="ce4">
            <text:p>0.8927761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886.JPG</text:p>
          </table:table-cell>
          <table:table-cell office:value-type="float" office:value="0.80192410000000003" table:style-name="ce4">
            <text:p>0.8019241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887.JPG</text:p>
          </table:table-cell>
          <table:table-cell office:value-type="float" office:value="0.57249589999999995" table:style-name="ce4">
            <text:p>0.5724959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888.JPG</text:p>
          </table:table-cell>
          <table:table-cell office:value-type="float" office:value="0.75161389999999995" table:style-name="ce4">
            <text:p>0.7516139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889.JPG</text:p>
          </table:table-cell>
          <table:table-cell office:value-type="float" office:value="0.54277969999999998" table:style-name="ce4">
            <text:p>0.5427797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890.JPG</text:p>
          </table:table-cell>
          <table:table-cell office:value-type="float" office:value="0.80142380000000002" table:style-name="ce4">
            <text:p>0.8014238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891.JPG</text:p>
          </table:table-cell>
          <table:table-cell office:value-type="float" office:value="0.60263730000000004" table:style-name="ce4">
            <text:p>0.6026373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892.JPG</text:p>
          </table:table-cell>
          <table:table-cell office:value-type="float" office:value="1.0380841000000001" table:style-name="ce4">
            <text:p>1.0380841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893.JPG</text:p>
          </table:table-cell>
          <table:table-cell office:value-type="float" office:value="0.51506839999999998" table:style-name="ce4">
            <text:p>0.5150684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894.JPG</text:p>
          </table:table-cell>
          <table:table-cell office:value-type="float" office:value="0.81454879999999996" table:style-name="ce4">
            <text:p>0.8145488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895.JPG</text:p>
          </table:table-cell>
          <table:table-cell office:value-type="float" office:value="0.54443220000000003" table:style-name="ce4">
            <text:p>0.5444322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896.JPG</text:p>
          </table:table-cell>
          <table:table-cell office:value-type="float" office:value="0.57192560000000003" table:style-name="ce4">
            <text:p>0.5719256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897.JPG</text:p>
          </table:table-cell>
          <table:table-cell office:value-type="float" office:value="0.76904099999999997" table:style-name="ce4">
            <text:p>0.769041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898.JPG</text:p>
          </table:table-cell>
          <table:table-cell office:value-type="float" office:value="0.83295759999999996" table:style-name="ce4">
            <text:p>0.8329576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899.JPG</text:p>
          </table:table-cell>
          <table:table-cell office:value-type="float" office:value="0.67546320000000004" table:style-name="ce4">
            <text:p>0.6754632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900.JPG</text:p>
          </table:table-cell>
          <table:table-cell office:value-type="float" office:value="0.5910067" table:style-name="ce4">
            <text:p>0.5910067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901.JPG</text:p>
          </table:table-cell>
          <table:table-cell office:value-type="float" office:value="0.74129840000000002" table:style-name="ce4">
            <text:p>0.7412984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902.JPG</text:p>
          </table:table-cell>
          <table:table-cell office:value-type="float" office:value="1.1205662999999999" table:style-name="ce4">
            <text:p>1.1205663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903.JPG</text:p>
          </table:table-cell>
          <table:table-cell office:value-type="float" office:value="0.94345159999999995" table:style-name="ce4">
            <text:p>0.9434516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904.JPG</text:p>
          </table:table-cell>
          <table:table-cell office:value-type="float" office:value="0.45757229999999999" table:style-name="ce4">
            <text:p>0.4575723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1905.JPG</text:p>
          </table:table-cell>
          <table:table-cell office:value-type="float" office:value="0.53669929999999999" table:style-name="ce4">
            <text:p>0.5366993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1906.JPG</text:p>
          </table:table-cell>
          <table:table-cell office:value-type="float" office:value="0.53988420000000004" table:style-name="ce4">
            <text:p>0.5398842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1907.JPG</text:p>
          </table:table-cell>
          <table:table-cell office:value-type="float" office:value="0.69047210000000003" table:style-name="ce4">
            <text:p>0.6904721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1908.JPG</text:p>
          </table:table-cell>
          <table:table-cell office:value-type="float" office:value="0.68534039999999996" table:style-name="ce4">
            <text:p>0.6853404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1909.JPG</text:p>
          </table:table-cell>
          <table:table-cell office:value-type="float" office:value="0.65890369999999998" table:style-name="ce4">
            <text:p>0.6589037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1910.JPG</text:p>
          </table:table-cell>
          <table:table-cell office:value-type="float" office:value="0.76243090000000002" table:style-name="ce4">
            <text:p>0.7624309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1911.JPG</text:p>
          </table:table-cell>
          <table:table-cell office:value-type="float" office:value="0.47578920000000002" table:style-name="ce4">
            <text:p>0.4757892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DC11912.JPG</text:p>
          </table:table-cell>
          <table:table-cell office:value-type="float" office:value="0.83548909999999998" table:style-name="ce4">
            <text:p>0.8354891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SDC11913.JPG</text:p>
          </table:table-cell>
          <table:table-cell office:value-type="float" office:value="0.5161308" table:style-name="ce4">
            <text:p>0.5161308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SDC11914.JPG</text:p>
          </table:table-cell>
          <table:table-cell office:value-type="float" office:value="0.86703790000000003" table:style-name="ce4">
            <text:p>0.8670379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SDC11915.JPG</text:p>
          </table:table-cell>
          <table:table-cell office:value-type="float" office:value="0.74267439999999996" table:style-name="ce4">
            <text:p>0.7426744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SDC11916.JPG</text:p>
          </table:table-cell>
          <table:table-cell office:value-type="float" office:value="0.53659840000000003" table:style-name="ce4">
            <text:p>0.5365984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SDC11917.JPG</text:p>
          </table:table-cell>
          <table:table-cell office:value-type="float" office:value="0.40643170000000001" table:style-name="ce4">
            <text:p>0.4064317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SDC11918.JPG</text:p>
          </table:table-cell>
          <table:table-cell office:value-type="float" office:value="0.87182959999999998" table:style-name="ce4">
            <text:p>0.8718296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SDC11919.JPG</text:p>
          </table:table-cell>
          <table:table-cell office:value-type="float" office:value="0.82922359999999995" table:style-name="ce4">
            <text:p>0.8292236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SDC11920.JPG</text:p>
          </table:table-cell>
          <table:table-cell office:value-type="float" office:value="0.77078259999999998" table:style-name="ce4">
            <text:p>0.7707826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SDC11921.JPG</text:p>
          </table:table-cell>
          <table:table-cell office:value-type="float" office:value="0.80640659999999997" table:style-name="ce4">
            <text:p>0.8064066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SDC11922.JPG</text:p>
          </table:table-cell>
          <table:table-cell office:value-type="float" office:value="0.64301649999999999" table:style-name="ce4">
            <text:p>0.6430165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SDC11923.JPG</text:p>
          </table:table-cell>
          <table:table-cell office:value-type="float" office:value="0.52990539999999997" table:style-name="ce4">
            <text:p>0.5299054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SDC11924.JPG</text:p>
          </table:table-cell>
          <table:table-cell office:value-type="float" office:value="0.703237" table:style-name="ce4">
            <text:p>0.703237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SDC11925.JPG</text:p>
          </table:table-cell>
          <table:table-cell office:value-type="float" office:value="0.39170670000000002" table:style-name="ce4">
            <text:p>0.3917067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SDC11926.JPG</text:p>
          </table:table-cell>
          <table:table-cell office:value-type="float" office:value="0.72649010000000003" table:style-name="ce4">
            <text:p>0.7264901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2" table:style-name="ce4">
            <text:p>6.2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SDC11927.JPG</text:p>
          </table:table-cell>
          <table:table-cell office:value-type="float" office:value="0.93557029999999997" table:style-name="ce4">
            <text:p>0.9355703</text:p>
          </table:table-cell>
          <table:table-cell office:value-type="string" table:style-name="ce1">
            <text:p>P. longifolium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802.JPG</text:p>
          </table:table-cell>
          <table:table-cell office:value-type="float" office:value="2.5941417000000002" table:style-name="ce4">
            <text:p>2.5941417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803.JPG</text:p>
          </table:table-cell>
          <table:table-cell office:value-type="float" office:value="2.8144390000000001" table:style-name="ce4">
            <text:p>2.814439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804.JPG</text:p>
          </table:table-cell>
          <table:table-cell office:value-type="float" office:value="2.4936539999999998" table:style-name="ce4">
            <text:p>2.493654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805.JPG</text:p>
          </table:table-cell>
          <table:table-cell office:value-type="float" office:value="2.6189285" table:style-name="ce4">
            <text:p>2.6189285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806.JPG</text:p>
          </table:table-cell>
          <table:table-cell office:value-type="float" office:value="1.9657576999999999" table:style-name="ce4">
            <text:p>1.9657577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807.JPG</text:p>
          </table:table-cell>
          <table:table-cell office:value-type="float" office:value="2.7921866" table:style-name="ce4">
            <text:p>2.7921866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808.JPG</text:p>
          </table:table-cell>
          <table:table-cell office:value-type="float" office:value="2.5027724" table:style-name="ce4">
            <text:p>2.5027724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809.JPG</text:p>
          </table:table-cell>
          <table:table-cell office:value-type="float" office:value="2.0597140999999999" table:style-name="ce4">
            <text:p>2.0597141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810.JPG</text:p>
          </table:table-cell>
          <table:table-cell office:value-type="float" office:value="1.9923906" table:style-name="ce4">
            <text:p>1.9923906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811.JPG</text:p>
          </table:table-cell>
          <table:table-cell office:value-type="float" office:value="2.5140482999999998" table:style-name="ce4">
            <text:p>2.5140483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812.JPG</text:p>
          </table:table-cell>
          <table:table-cell office:value-type="float" office:value="2.4378774999999999" table:style-name="ce4">
            <text:p>2.4378775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813.JPG</text:p>
          </table:table-cell>
          <table:table-cell office:value-type="float" office:value="2.1687249999999998" table:style-name="ce4">
            <text:p>2.168725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814.JPG</text:p>
          </table:table-cell>
          <table:table-cell office:value-type="float" office:value="2.7128773000000002" table:style-name="ce4">
            <text:p>2.7128773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815.JPG</text:p>
          </table:table-cell>
          <table:table-cell office:value-type="float" office:value="2.2530787000000001" table:style-name="ce4">
            <text:p>2.2530787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816.JPG</text:p>
          </table:table-cell>
          <table:table-cell office:value-type="float" office:value="2.2154123999999999" table:style-name="ce4">
            <text:p>2.2154124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817.JPG</text:p>
          </table:table-cell>
          <table:table-cell office:value-type="float" office:value="2.2829126999999998" table:style-name="ce4">
            <text:p>2.2829127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818.JPG</text:p>
          </table:table-cell>
          <table:table-cell office:value-type="float" office:value="1.8657284999999999" table:style-name="ce4">
            <text:p>1.8657285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819.JPG</text:p>
          </table:table-cell>
          <table:table-cell office:value-type="float" office:value="2.6989648000000002" table:style-name="ce4">
            <text:p>2.6989648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862.JPG</text:p>
          </table:table-cell>
          <table:table-cell office:value-type="float" office:value="2.4277286999999999" table:style-name="ce4">
            <text:p>2.4277287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863.JPG</text:p>
          </table:table-cell>
          <table:table-cell office:value-type="float" office:value="2.0158358000000001" table:style-name="ce4">
            <text:p>2.0158358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864.JPG</text:p>
          </table:table-cell>
          <table:table-cell office:value-type="float" office:value="1.6980325000000001" table:style-name="ce4">
            <text:p>1.6980325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865.JPG</text:p>
          </table:table-cell>
          <table:table-cell office:value-type="float" office:value="1.8694215999999999" table:style-name="ce4">
            <text:p>1.8694216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3" table:style-name="ce4">
            <text:p>6.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867.JPG</text:p>
          </table:table-cell>
          <table:table-cell office:value-type="float" office:value="2.3043871999999999" table:style-name="ce4">
            <text:p>2.3043872</text:p>
          </table:table-cell>
          <table:table-cell office:value-type="string" table:style-name="ce1">
            <text:p>Sp. 2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float" office:value="6.4" table:style-name="ce4">
            <text:p>6.4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939.JPG</text:p>
          </table:table-cell>
          <table:table-cell office:value-type="float" office:value="1.6366679" table:style-name="ce4">
            <text:p>1.6366679</text:p>
          </table:table-cell>
          <table:table-cell office:value-type="string" table:style-name="ce1">
            <text:p>P. pinnatum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2">
          <table:table-cell office:value-type="float" office:value="6.4" table:style-name="ce4">
            <text:p>6.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940.JPG</text:p>
          </table:table-cell>
          <table:table-cell office:value-type="float" office:value="1.424825" table:style-name="ce4">
            <text:p>1.424825</text:p>
          </table:table-cell>
          <table:table-cell office:value-type="string" table:style-name="ce1">
            <text:p>P. pinnatum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2">
          <table:table-cell office:value-type="float" office:value="6.4" table:style-name="ce4">
            <text:p>6.4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942.JPG</text:p>
          </table:table-cell>
          <table:table-cell office:value-type="float" office:value="1.852252" table:style-name="ce4">
            <text:p>1.852252</text:p>
          </table:table-cell>
          <table:table-cell office:value-type="string" table:style-name="ce1">
            <text:p>P. pinnatum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2">
          <table:table-cell office:value-type="float" office:value="6.4" table:style-name="ce4">
            <text:p>6.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943.JPG</text:p>
          </table:table-cell>
          <table:table-cell office:value-type="float" office:value="1.1682148999999999" table:style-name="ce4">
            <text:p>1.1682149</text:p>
          </table:table-cell>
          <table:table-cell office:value-type="string" table:style-name="ce1">
            <text:p>P. pinnatum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2">
          <table:table-cell office:value-type="float" office:value="6.4" table:style-name="ce4">
            <text:p>6.4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944.JPG</text:p>
          </table:table-cell>
          <table:table-cell office:value-type="float" office:value="1.5584867" table:style-name="ce4">
            <text:p>1.5584867</text:p>
          </table:table-cell>
          <table:table-cell office:value-type="string" table:style-name="ce1">
            <text:p>P. pinnatum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2">
          <table:table-cell office:value-type="float" office:value="6.4" table:style-name="ce4">
            <text:p>6.4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945.JPG</text:p>
          </table:table-cell>
          <table:table-cell office:value-type="float" office:value="1.4304199" table:style-name="ce4">
            <text:p>1.4304199</text:p>
          </table:table-cell>
          <table:table-cell office:value-type="string" table:style-name="ce1">
            <text:p>P. pinnatum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2">
          <table:table-cell office:value-type="float" office:value="6.4" table:style-name="ce4">
            <text:p>6.4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947.JPG</text:p>
          </table:table-cell>
          <table:table-cell office:value-type="float" office:value="0.79502159999999999" table:style-name="ce4">
            <text:p>0.7950216</text:p>
          </table:table-cell>
          <table:table-cell office:value-type="string" table:style-name="ce1">
            <text:p>P. pinnatum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2">
          <table:table-cell office:value-type="float" office:value="6.4" table:style-name="ce4">
            <text:p>6.4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948.JPG</text:p>
          </table:table-cell>
          <table:table-cell office:value-type="float" office:value="1.6383131" table:style-name="ce4">
            <text:p>1.6383131</text:p>
          </table:table-cell>
          <table:table-cell office:value-type="string" table:style-name="ce1">
            <text:p>P. pinnatum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950.JPG</text:p>
          </table:table-cell>
          <table:table-cell office:value-type="float" office:value="0.91764990000000002" table:style-name="ce4">
            <text:p>0.9176499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951.JPG</text:p>
          </table:table-cell>
          <table:table-cell office:value-type="float" office:value="0.93887290000000001" table:style-name="ce4">
            <text:p>0.9388729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952.JPG</text:p>
          </table:table-cell>
          <table:table-cell office:value-type="float" office:value="0.76831839999999996" table:style-name="ce4">
            <text:p>0.7683184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953.JPG</text:p>
          </table:table-cell>
          <table:table-cell office:value-type="float" office:value="0.94484679999999999" table:style-name="ce4">
            <text:p>0.9448468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954.JPG</text:p>
          </table:table-cell>
          <table:table-cell office:value-type="float" office:value="0.99206280000000002" table:style-name="ce4">
            <text:p>0.9920628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955.JPG</text:p>
          </table:table-cell>
          <table:table-cell office:value-type="float" office:value="0.68850650000000002" table:style-name="ce4">
            <text:p>0.6885065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956.JPG</text:p>
          </table:table-cell>
          <table:table-cell office:value-type="float" office:value="0.70028409999999996" table:style-name="ce4">
            <text:p>0.7002841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957.JPG</text:p>
          </table:table-cell>
          <table:table-cell office:value-type="float" office:value="0.92769610000000002" table:style-name="ce4">
            <text:p>0.9276961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958.JPG</text:p>
          </table:table-cell>
          <table:table-cell office:value-type="float" office:value="0.84274450000000001" table:style-name="ce4">
            <text:p>0.8427445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959.JPG</text:p>
          </table:table-cell>
          <table:table-cell office:value-type="float" office:value="1.0188664999999999" table:style-name="ce4">
            <text:p>1.0188665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960.JPG</text:p>
          </table:table-cell>
          <table:table-cell office:value-type="float" office:value="0.73461100000000001" table:style-name="ce4">
            <text:p>0.734611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961.JPG</text:p>
          </table:table-cell>
          <table:table-cell office:value-type="float" office:value="0.98747929999999995" table:style-name="ce4">
            <text:p>0.9874793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962.JPG</text:p>
          </table:table-cell>
          <table:table-cell office:value-type="float" office:value="0.74914170000000002" table:style-name="ce4">
            <text:p>0.7491417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963.JPG</text:p>
          </table:table-cell>
          <table:table-cell office:value-type="float" office:value="0.87743910000000003" table:style-name="ce4">
            <text:p>0.8774391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964.JPG</text:p>
          </table:table-cell>
          <table:table-cell office:value-type="float" office:value="0.62807440000000003" table:style-name="ce4">
            <text:p>0.6280744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965.JPG</text:p>
          </table:table-cell>
          <table:table-cell office:value-type="float" office:value="0.9468124" table:style-name="ce4">
            <text:p>0.9468124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966.JPG</text:p>
          </table:table-cell>
          <table:table-cell office:value-type="float" office:value="0.56711460000000002" table:style-name="ce4">
            <text:p>0.5671146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967.JPG</text:p>
          </table:table-cell>
          <table:table-cell office:value-type="float" office:value="0.82863710000000002" table:style-name="ce4">
            <text:p>0.8286371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1968.JPG</text:p>
          </table:table-cell>
          <table:table-cell office:value-type="float" office:value="0.71012350000000002" table:style-name="ce4">
            <text:p>0.7101235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1969.JPG</text:p>
          </table:table-cell>
          <table:table-cell office:value-type="float" office:value="0.97462979999999999" table:style-name="ce4">
            <text:p>0.9746298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1970.JPG</text:p>
          </table:table-cell>
          <table:table-cell office:value-type="float" office:value="0.80181659999999999" table:style-name="ce4">
            <text:p>0.8018166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1971.JPG</text:p>
          </table:table-cell>
          <table:table-cell office:value-type="float" office:value="0.79300559999999998" table:style-name="ce4">
            <text:p>0.7930056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1972.JPG</text:p>
          </table:table-cell>
          <table:table-cell office:value-type="float" office:value="0.87459560000000003" table:style-name="ce4">
            <text:p>0.8745956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1973.JPG</text:p>
          </table:table-cell>
          <table:table-cell office:value-type="float" office:value="0.97513269999999996" table:style-name="ce4">
            <text:p>0.9751327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1974.JPG</text:p>
          </table:table-cell>
          <table:table-cell office:value-type="float" office:value="0.98482069999999999" table:style-name="ce4">
            <text:p>0.9848207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1975.JPG</text:p>
          </table:table-cell>
          <table:table-cell office:value-type="float" office:value="0.76942949999999999" table:style-name="ce4">
            <text:p>0.7694295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1976.JPG</text:p>
          </table:table-cell>
          <table:table-cell office:value-type="float" office:value="0.92122369999999998" table:style-name="ce4">
            <text:p>0.9212237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1977.JPG</text:p>
          </table:table-cell>
          <table:table-cell office:value-type="float" office:value="0.74517339999999999" table:style-name="ce4">
            <text:p>0.7451734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1978.JPG</text:p>
          </table:table-cell>
          <table:table-cell office:value-type="float" office:value="0.84968509999999997" table:style-name="ce4">
            <text:p>0.8496851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5" table:style-name="ce4">
            <text:p>6.5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1979.JPG</text:p>
          </table:table-cell>
          <table:table-cell office:value-type="float" office:value="0.89890000000000003" table:style-name="ce4">
            <text:p>0.8989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1982.JPG</text:p>
          </table:table-cell>
          <table:table-cell office:value-type="float" office:value="1.0550132000000001" table:style-name="ce4">
            <text:p>1.0550132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1983.JPG</text:p>
          </table:table-cell>
          <table:table-cell office:value-type="float" office:value="0.9286027" table:style-name="ce4">
            <text:p>0.9286027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1984.JPG</text:p>
          </table:table-cell>
          <table:table-cell office:value-type="float" office:value="0.92443940000000002" table:style-name="ce4">
            <text:p>0.9244394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1985.JPG</text:p>
          </table:table-cell>
          <table:table-cell office:value-type="float" office:value="0.71888609999999997" table:style-name="ce4">
            <text:p>0.7188861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1986.JPG</text:p>
          </table:table-cell>
          <table:table-cell office:value-type="float" office:value="0.96990290000000001" table:style-name="ce4">
            <text:p>0.9699029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1987.JPG</text:p>
          </table:table-cell>
          <table:table-cell office:value-type="float" office:value="0.72301389999999999" table:style-name="ce4">
            <text:p>0.7230139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1988.JPG</text:p>
          </table:table-cell>
          <table:table-cell office:value-type="float" office:value="0.88890559999999996" table:style-name="ce4">
            <text:p>0.8889056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1989.JPG</text:p>
          </table:table-cell>
          <table:table-cell office:value-type="float" office:value="0.97999570000000003" table:style-name="ce4">
            <text:p>0.9799957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1990.JPG</text:p>
          </table:table-cell>
          <table:table-cell office:value-type="float" office:value="0.87676359999999998" table:style-name="ce4">
            <text:p>0.8767636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1991.JPG</text:p>
          </table:table-cell>
          <table:table-cell office:value-type="float" office:value="0.95349589999999995" table:style-name="ce4">
            <text:p>0.9534959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1992.JPG</text:p>
          </table:table-cell>
          <table:table-cell office:value-type="float" office:value="0.9488162" table:style-name="ce4">
            <text:p>0.9488162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1993.JPG</text:p>
          </table:table-cell>
          <table:table-cell office:value-type="float" office:value="0.96962879999999996" table:style-name="ce4">
            <text:p>0.9696288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1994.JPG</text:p>
          </table:table-cell>
          <table:table-cell office:value-type="float" office:value="0.86684859999999997" table:style-name="ce4">
            <text:p>0.8668486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1995.JPG</text:p>
          </table:table-cell>
          <table:table-cell office:value-type="float" office:value="1.0878909000000001" table:style-name="ce4">
            <text:p>1.0878909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1996.JPG</text:p>
          </table:table-cell>
          <table:table-cell office:value-type="float" office:value="0.84859300000000004" table:style-name="ce4">
            <text:p>0.848593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1997.JPG</text:p>
          </table:table-cell>
          <table:table-cell office:value-type="float" office:value="0.83566560000000001" table:style-name="ce4">
            <text:p>0.8356656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1998.JPG</text:p>
          </table:table-cell>
          <table:table-cell office:value-type="float" office:value="0.95224759999999997" table:style-name="ce4">
            <text:p>0.9522476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1999.JPG</text:p>
          </table:table-cell>
          <table:table-cell office:value-type="float" office:value="0.74347790000000002" table:style-name="ce4">
            <text:p>0.7434779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000.JPG</text:p>
          </table:table-cell>
          <table:table-cell office:value-type="float" office:value="0.76500880000000004" table:style-name="ce4">
            <text:p>0.7650088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001.JPG</text:p>
          </table:table-cell>
          <table:table-cell office:value-type="float" office:value="0.94878770000000001" table:style-name="ce4">
            <text:p>0.9487877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002.JPG</text:p>
          </table:table-cell>
          <table:table-cell office:value-type="float" office:value="0.91140849999999995" table:style-name="ce4">
            <text:p>0.9114085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2003.JPG</text:p>
          </table:table-cell>
          <table:table-cell office:value-type="float" office:value="0.77779160000000003" table:style-name="ce4">
            <text:p>0.7777916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2004.JPG</text:p>
          </table:table-cell>
          <table:table-cell office:value-type="float" office:value="0.77684410000000004" table:style-name="ce4">
            <text:p>0.7768441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2005.JPG</text:p>
          </table:table-cell>
          <table:table-cell office:value-type="float" office:value="0.90811779999999998" table:style-name="ce4">
            <text:p>0.9081178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2006.JPG</text:p>
          </table:table-cell>
          <table:table-cell office:value-type="float" office:value="0.56995030000000002" table:style-name="ce4">
            <text:p>0.5699503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2007.JPG</text:p>
          </table:table-cell>
          <table:table-cell office:value-type="float" office:value="0.87637279999999995" table:style-name="ce4">
            <text:p>0.8763728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2008.JPG</text:p>
          </table:table-cell>
          <table:table-cell office:value-type="float" office:value="0.66503889999999999" table:style-name="ce4">
            <text:p>0.6650389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2009.JPG</text:p>
          </table:table-cell>
          <table:table-cell office:value-type="float" office:value="0.84460959999999996" table:style-name="ce4">
            <text:p>0.8446096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6" table:style-name="ce4">
            <text:p>6.6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2010.JPG</text:p>
          </table:table-cell>
          <table:table-cell office:value-type="float" office:value="1.0535418000000001" table:style-name="ce4">
            <text:p>1.0535418</text:p>
          </table:table-cell>
          <table:table-cell office:value-type="string" table:style-name="ce1">
            <text:p>P. setulosum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011.JPG</text:p>
          </table:table-cell>
          <table:table-cell office:value-type="float" office:value="0.9877958" table:style-name="ce4">
            <text:p>0.9877958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012.JPG</text:p>
          </table:table-cell>
          <table:table-cell office:value-type="float" office:value="0.88184689999999999" table:style-name="ce4">
            <text:p>0.8818469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013.JPG</text:p>
          </table:table-cell>
          <table:table-cell office:value-type="float" office:value="0.84174959999999999" table:style-name="ce4">
            <text:p>0.8417496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014.JPG</text:p>
          </table:table-cell>
          <table:table-cell office:value-type="float" office:value="0.91826479999999999" table:style-name="ce4">
            <text:p>0.9182648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015.JPG</text:p>
          </table:table-cell>
          <table:table-cell office:value-type="float" office:value="0.94719469999999995" table:style-name="ce4">
            <text:p>0.9471947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016.JPG</text:p>
          </table:table-cell>
          <table:table-cell office:value-type="float" office:value="0.71207869999999995" table:style-name="ce4">
            <text:p>0.7120787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017.JPG</text:p>
          </table:table-cell>
          <table:table-cell office:value-type="float" office:value="0.90937710000000005" table:style-name="ce4">
            <text:p>0.9093771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018.JPG</text:p>
          </table:table-cell>
          <table:table-cell office:value-type="float" office:value="0.82386380000000003" table:style-name="ce4">
            <text:p>0.8238638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019.JPG</text:p>
          </table:table-cell>
          <table:table-cell office:value-type="float" office:value="0.77917230000000004" table:style-name="ce4">
            <text:p>0.7791723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020.JPG</text:p>
          </table:table-cell>
          <table:table-cell office:value-type="float" office:value="0.90996080000000001" table:style-name="ce4">
            <text:p>0.9099608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021.JPG</text:p>
          </table:table-cell>
          <table:table-cell office:value-type="float" office:value="1.0021635" table:style-name="ce4">
            <text:p>1.0021635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022.JPG</text:p>
          </table:table-cell>
          <table:table-cell office:value-type="float" office:value="0.93138869999999996" table:style-name="ce4">
            <text:p>0.9313887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023.JPG</text:p>
          </table:table-cell>
          <table:table-cell office:value-type="float" office:value="1.1284468000000001" table:style-name="ce4">
            <text:p>1.1284468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024.JPG</text:p>
          </table:table-cell>
          <table:table-cell office:value-type="float" office:value="0.85660510000000001" table:style-name="ce4">
            <text:p>0.8566051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025.JPG</text:p>
          </table:table-cell>
          <table:table-cell office:value-type="float" office:value="0.89736119999999997" table:style-name="ce4">
            <text:p>0.8973612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7" table:style-name="ce4">
            <text:p>6.7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026.JPG</text:p>
          </table:table-cell>
          <table:table-cell office:value-type="float" office:value="0.83187560000000005" table:style-name="ce4">
            <text:p>0.8318756</text:p>
          </table:table-cell>
          <table:table-cell office:value-type="string" table:style-name="ce1">
            <text:p>P. betulinem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float" office:value="6.8" table:style-name="ce4">
            <text:p>6.8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027.JPG</text:p>
          </table:table-cell>
          <table:table-cell office:value-type="float" office:value="0.98433179999999998" table:style-name="ce4">
            <text:p>0.9843318</text:p>
          </table:table-cell>
          <table:table-cell office:value-type="string" table:style-name="ce1">
            <text:p>P. proliferum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2">
          <table:table-cell office:value-type="float" office:value="6.8" table:style-name="ce4">
            <text:p>6.8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028.JPG</text:p>
          </table:table-cell>
          <table:table-cell office:value-type="float" office:value="0.42193940000000002" table:style-name="ce4">
            <text:p>0.4219394</text:p>
          </table:table-cell>
          <table:table-cell office:value-type="string" table:style-name="ce1">
            <text:p>P. proliferum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2">
          <table:table-cell office:value-type="float" office:value="6.8" table:style-name="ce4">
            <text:p>6.8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029.JPG</text:p>
          </table:table-cell>
          <table:table-cell office:value-type="float" office:value="0.70667440000000004" table:style-name="ce4">
            <text:p>0.7066744</text:p>
          </table:table-cell>
          <table:table-cell office:value-type="string" table:style-name="ce1">
            <text:p>P. proliferum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2">
          <table:table-cell office:value-type="float" office:value="6.8" table:style-name="ce4">
            <text:p>6.8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030.JPG</text:p>
          </table:table-cell>
          <table:table-cell office:value-type="float" office:value="0.83354649999999997" table:style-name="ce4">
            <text:p>0.8335465</text:p>
          </table:table-cell>
          <table:table-cell office:value-type="string" table:style-name="ce1">
            <text:p>P. proliferum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2">
          <table:table-cell office:value-type="float" office:value="6.8" table:style-name="ce4">
            <text:p>6.8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031.JPG</text:p>
          </table:table-cell>
          <table:table-cell office:value-type="float" office:value="0.7801574" table:style-name="ce4">
            <text:p>0.7801574</text:p>
          </table:table-cell>
          <table:table-cell office:value-type="string" table:style-name="ce1">
            <text:p>P. proliferum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2">
          <table:table-cell office:value-type="float" office:value="6.8" table:style-name="ce4">
            <text:p>6.8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032.JPG</text:p>
          </table:table-cell>
          <table:table-cell office:value-type="float" office:value="0.86017999999999994" table:style-name="ce4">
            <text:p>0.86018</text:p>
          </table:table-cell>
          <table:table-cell office:value-type="string" table:style-name="ce1">
            <text:p>P. proliferum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2">
          <table:table-cell office:value-type="float" office:value="6.8" table:style-name="ce4">
            <text:p>6.8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033.JPG</text:p>
          </table:table-cell>
          <table:table-cell office:value-type="float" office:value="0.71355449999999998" table:style-name="ce4">
            <text:p>0.7135545</text:p>
          </table:table-cell>
          <table:table-cell office:value-type="string" table:style-name="ce1">
            <text:p>P. proliferum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2">
          <table:table-cell office:value-type="float" office:value="6.8" table:style-name="ce4">
            <text:p>6.8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034.JPG</text:p>
          </table:table-cell>
          <table:table-cell office:value-type="float" office:value="0.52006399999999997" table:style-name="ce4">
            <text:p>0.520064</text:p>
          </table:table-cell>
          <table:table-cell office:value-type="string" table:style-name="ce1">
            <text:p>P. proliferum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037.JPG</text:p>
          </table:table-cell>
          <table:table-cell office:value-type="float" office:value="0.70398229999999995" table:style-name="ce4">
            <text:p>0.7039823</text:p>
          </table:table-cell>
          <table:table-cell office:value-type="string" table:style-name="ce1">
            <text:p>P. coronopifolium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038.JPG</text:p>
          </table:table-cell>
          <table:table-cell office:value-type="float" office:value="0.65234110000000001" table:style-name="ce4">
            <text:p>0.6523411</text:p>
          </table:table-cell>
          <table:table-cell office:value-type="string" table:style-name="ce1">
            <text:p>P. coronopifolium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039.JPG</text:p>
          </table:table-cell>
          <table:table-cell office:value-type="float" office:value="0.57836790000000005" table:style-name="ce4">
            <text:p>0.5783679</text:p>
          </table:table-cell>
          <table:table-cell office:value-type="string" table:style-name="ce1">
            <text:p>P. coronopifolium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040.JPG</text:p>
          </table:table-cell>
          <table:table-cell office:value-type="float" office:value="0.49703150000000001" table:style-name="ce4">
            <text:p>0.4970315</text:p>
          </table:table-cell>
          <table:table-cell office:value-type="string" table:style-name="ce1">
            <text:p>P. coronopifolium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041.JPG</text:p>
          </table:table-cell>
          <table:table-cell office:value-type="float" office:value="0.4890253" table:style-name="ce4">
            <text:p>0.4890253</text:p>
          </table:table-cell>
          <table:table-cell office:value-type="string" table:style-name="ce1">
            <text:p>P. coronopifolium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042.JPG</text:p>
          </table:table-cell>
          <table:table-cell office:value-type="float" office:value="0.60760539999999996" table:style-name="ce4">
            <text:p>0.6076054</text:p>
          </table:table-cell>
          <table:table-cell office:value-type="string" table:style-name="ce1">
            <text:p>P. coronopifolium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043.JPG</text:p>
          </table:table-cell>
          <table:table-cell office:value-type="float" office:value="0.59691179999999999" table:style-name="ce4">
            <text:p>0.5969118</text:p>
          </table:table-cell>
          <table:table-cell office:value-type="string" table:style-name="ce1">
            <text:p>P. coronopifolium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044.JPG</text:p>
          </table:table-cell>
          <table:table-cell office:value-type="float" office:value="0.62556080000000003" table:style-name="ce4">
            <text:p>0.6255608</text:p>
          </table:table-cell>
          <table:table-cell office:value-type="string" table:style-name="ce1">
            <text:p>P. coronopifolium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045.JPG</text:p>
          </table:table-cell>
          <table:table-cell office:value-type="float" office:value="0.62133700000000003" table:style-name="ce4">
            <text:p>0.621337</text:p>
          </table:table-cell>
          <table:table-cell office:value-type="string" table:style-name="ce1">
            <text:p>P. coronopifolium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046.JPG</text:p>
          </table:table-cell>
          <table:table-cell office:value-type="float" office:value="0.79339689999999996" table:style-name="ce4">
            <text:p>0.7933969</text:p>
          </table:table-cell>
          <table:table-cell office:value-type="string" table:style-name="ce1">
            <text:p>P. coronopifolium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047.JPG</text:p>
          </table:table-cell>
          <table:table-cell office:value-type="float" office:value="0.7179027" table:style-name="ce4">
            <text:p>0.7179027</text:p>
          </table:table-cell>
          <table:table-cell office:value-type="string" table:style-name="ce1">
            <text:p>P. coronopifolium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048.JPG</text:p>
          </table:table-cell>
          <table:table-cell office:value-type="float" office:value="0.4807747" table:style-name="ce4">
            <text:p>0.4807747</text:p>
          </table:table-cell>
          <table:table-cell office:value-type="string" table:style-name="ce1">
            <text:p>P. coronopifolium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049.JPG</text:p>
          </table:table-cell>
          <table:table-cell office:value-type="float" office:value="0.69346920000000001" table:style-name="ce4">
            <text:p>0.6934692</text:p>
          </table:table-cell>
          <table:table-cell office:value-type="string" table:style-name="ce1">
            <text:p>P. coronopifolium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7.1" table:style-name="ce4">
            <text:p>7.1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050.JPG</text:p>
          </table:table-cell>
          <table:table-cell office:value-type="float" office:value="0.65783670000000005" table:style-name="ce4">
            <text:p>0.6578367</text:p>
          </table:table-cell>
          <table:table-cell office:value-type="string" table:style-name="ce1">
            <text:p>P. coronopifolium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061.JPG</text:p>
          </table:table-cell>
          <table:table-cell office:value-type="float" office:value="0.68538770000000004" table:style-name="ce4">
            <text:p>0.6853877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062.JPG</text:p>
          </table:table-cell>
          <table:table-cell office:value-type="float" office:value="0.59565089999999998" table:style-name="ce4">
            <text:p>0.5956509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063.JPG</text:p>
          </table:table-cell>
          <table:table-cell office:value-type="float" office:value="0.63479949999999996" table:style-name="ce4">
            <text:p>0.6347995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064.JPG</text:p>
          </table:table-cell>
          <table:table-cell office:value-type="float" office:value="0.4011169" table:style-name="ce4">
            <text:p>0.4011169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065.JPG</text:p>
          </table:table-cell>
          <table:table-cell office:value-type="float" office:value="0.40654469999999998" table:style-name="ce4">
            <text:p>0.4065447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066.JPG</text:p>
          </table:table-cell>
          <table:table-cell office:value-type="float" office:value="0.64430670000000001" table:style-name="ce4">
            <text:p>0.6443067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067.JPG</text:p>
          </table:table-cell>
          <table:table-cell office:value-type="float" office:value="0.66363059999999996" table:style-name="ce4">
            <text:p>0.6636306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068.JPG</text:p>
          </table:table-cell>
          <table:table-cell office:value-type="float" office:value="0.76580000000000004" table:style-name="ce4">
            <text:p>0.7658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069.JPG</text:p>
          </table:table-cell>
          <table:table-cell office:value-type="float" office:value="0.61088929999999997" table:style-name="ce4">
            <text:p>0.6108893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070.JPG</text:p>
          </table:table-cell>
          <table:table-cell office:value-type="float" office:value="0.64859339999999999" table:style-name="ce4">
            <text:p>0.6485934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071.JPG</text:p>
          </table:table-cell>
          <table:table-cell office:value-type="float" office:value="0.52899470000000004" table:style-name="ce4">
            <text:p>0.5289947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072.JPG</text:p>
          </table:table-cell>
          <table:table-cell office:value-type="float" office:value="0.66990620000000001" table:style-name="ce4">
            <text:p>0.6699062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073.JPG</text:p>
          </table:table-cell>
          <table:table-cell office:value-type="float" office:value="0.48529620000000001" table:style-name="ce4">
            <text:p>0.4852962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074.JPG</text:p>
          </table:table-cell>
          <table:table-cell office:value-type="float" office:value="0.71122870000000005" table:style-name="ce4">
            <text:p>0.7112287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075.JPG</text:p>
          </table:table-cell>
          <table:table-cell office:value-type="float" office:value="0.37575969999999997" table:style-name="ce4">
            <text:p>0.3757597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076.JPG</text:p>
          </table:table-cell>
          <table:table-cell office:value-type="float" office:value="0.5420104" table:style-name="ce4">
            <text:p>0.5420104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077.JPG</text:p>
          </table:table-cell>
          <table:table-cell office:value-type="float" office:value="0.62849180000000004" table:style-name="ce4">
            <text:p>0.6284918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078.JPG</text:p>
          </table:table-cell>
          <table:table-cell office:value-type="float" office:value="0.55051030000000001" table:style-name="ce4">
            <text:p>0.5505103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079.JPG</text:p>
          </table:table-cell>
          <table:table-cell office:value-type="float" office:value="0.48948049999999999" table:style-name="ce4">
            <text:p>0.4894805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080.JPG</text:p>
          </table:table-cell>
          <table:table-cell office:value-type="float" office:value="0.51673049999999998" table:style-name="ce4">
            <text:p>0.5167305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081.JPG</text:p>
          </table:table-cell>
          <table:table-cell office:value-type="float" office:value="0.37726280000000001" table:style-name="ce4">
            <text:p>0.3772628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2082.JPG</text:p>
          </table:table-cell>
          <table:table-cell office:value-type="float" office:value="0.41850929999999997" table:style-name="ce4">
            <text:p>0.4185093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2083.JPG</text:p>
          </table:table-cell>
          <table:table-cell office:value-type="float" office:value="0.43554470000000001" table:style-name="ce4">
            <text:p>0.4355447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2084.JPG</text:p>
          </table:table-cell>
          <table:table-cell office:value-type="float" office:value="0.43836310000000001" table:style-name="ce4">
            <text:p>0.4383631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2085.JPG</text:p>
          </table:table-cell>
          <table:table-cell office:value-type="float" office:value="0.52471590000000001" table:style-name="ce4">
            <text:p>0.5247159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2086.JPG</text:p>
          </table:table-cell>
          <table:table-cell office:value-type="float" office:value="0.61752499999999999" table:style-name="ce4">
            <text:p>0.617525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2087.JPG</text:p>
          </table:table-cell>
          <table:table-cell office:value-type="float" office:value="0.3884457" table:style-name="ce4">
            <text:p>0.3884457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7.2" table:style-name="ce4">
            <text:p>7.2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2088.JPG</text:p>
          </table:table-cell>
          <table:table-cell office:value-type="float" office:value="0.2873445" table:style-name="ce4">
            <text:p>0.2873445</text:p>
          </table:table-cell>
          <table:table-cell office:value-type="string" table:style-name="ce1">
            <text:p>P. scabrum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298.JPG</text:p>
          </table:table-cell>
          <table:table-cell office:value-type="float" office:value="2.5545903999999999" table:style-name="ce4">
            <text:p>2.5545904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299.JPG</text:p>
          </table:table-cell>
          <table:table-cell office:value-type="float" office:value="2.8789362999999999" table:style-name="ce4">
            <text:p>2.8789363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301.JPG</text:p>
          </table:table-cell>
          <table:table-cell office:value-type="float" office:value="2.2011040999999998" table:style-name="ce4">
            <text:p>2.2011041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302.JPG</text:p>
          </table:table-cell>
          <table:table-cell office:value-type="float" office:value="2.7586955" table:style-name="ce4">
            <text:p>2.7586955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303.JPG</text:p>
          </table:table-cell>
          <table:table-cell office:value-type="float" office:value="2.1688578000000001" table:style-name="ce4">
            <text:p>2.1688578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304.JPG</text:p>
          </table:table-cell>
          <table:table-cell office:value-type="float" office:value="1.9428607" table:style-name="ce4">
            <text:p>1.9428607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305.JPG</text:p>
          </table:table-cell>
          <table:table-cell office:value-type="float" office:value="2.2137894999999999" table:style-name="ce4">
            <text:p>2.2137895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306.JPG</text:p>
          </table:table-cell>
          <table:table-cell office:value-type="float" office:value="1.6120846" table:style-name="ce4">
            <text:p>1.6120846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307.JPG</text:p>
          </table:table-cell>
          <table:table-cell office:value-type="float" office:value="1.9774084999999999" table:style-name="ce4">
            <text:p>1.9774085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308.JPG</text:p>
          </table:table-cell>
          <table:table-cell office:value-type="float" office:value="1.7997692999999999" table:style-name="ce4">
            <text:p>1.7997693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309.JPG</text:p>
          </table:table-cell>
          <table:table-cell office:value-type="float" office:value="2.0438078000000002" table:style-name="ce4">
            <text:p>2.0438078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310.JPG</text:p>
          </table:table-cell>
          <table:table-cell office:value-type="float" office:value="1.9599738" table:style-name="ce4">
            <text:p>1.9599738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311.JPG</text:p>
          </table:table-cell>
          <table:table-cell office:value-type="float" office:value="1.7087650000000001" table:style-name="ce4">
            <text:p>1.708765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312.JPG</text:p>
          </table:table-cell>
          <table:table-cell office:value-type="float" office:value="2.0559287999999998" table:style-name="ce4">
            <text:p>2.0559288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313.JPG</text:p>
          </table:table-cell>
          <table:table-cell office:value-type="float" office:value="2.8532627000000002" table:style-name="ce4">
            <text:p>2.8532627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314.JPG</text:p>
          </table:table-cell>
          <table:table-cell office:value-type="float" office:value="1.9466912000000001" table:style-name="ce4">
            <text:p>1.9466912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315.JPG</text:p>
          </table:table-cell>
          <table:table-cell office:value-type="float" office:value="2.2006706999999999" table:style-name="ce4">
            <text:p>2.2006707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316.JPG</text:p>
          </table:table-cell>
          <table:table-cell office:value-type="float" office:value="2.6713729000000002" table:style-name="ce4">
            <text:p>2.6713729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317.JPG</text:p>
          </table:table-cell>
          <table:table-cell office:value-type="float" office:value="1.7972948" table:style-name="ce4">
            <text:p>1.7972948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318.JPG</text:p>
          </table:table-cell>
          <table:table-cell office:value-type="float" office:value="1.9555883000000001" table:style-name="ce4">
            <text:p>1.9555883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" table:style-name="ce4">
            <text:p>8.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319.JPG</text:p>
          </table:table-cell>
          <table:table-cell office:value-type="float" office:value="2.3518965999999999" table:style-name="ce4">
            <text:p>2.3518966</text:p>
          </table:table-cell>
          <table:table-cell office:value-type="string" table:style-name="ce1">
            <text:p>Sp. 4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float" office:value="8.1999999999999993" table:style-name="ce4">
            <text:p>8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321.JPG</text:p>
          </table:table-cell>
          <table:table-cell office:value-type="float" office:value="1.9840378999999999" table:style-name="ce4">
            <text:p>1.9840379</text:p>
          </table:table-cell>
          <table:table-cell office:value-type="string" table:style-name="ce1">
            <text:p>P. trifidum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2">
          <table:table-cell office:value-type="float" office:value="8.1999999999999993" table:style-name="ce4">
            <text:p>8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322.JPG</text:p>
          </table:table-cell>
          <table:table-cell office:value-type="float" office:value="2.1482087000000001" table:style-name="ce4">
            <text:p>2.1482087</text:p>
          </table:table-cell>
          <table:table-cell office:value-type="string" table:style-name="ce1">
            <text:p>P. trifidum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2">
          <table:table-cell office:value-type="float" office:value="8.1999999999999993" table:style-name="ce4">
            <text:p>8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323.JPG</text:p>
          </table:table-cell>
          <table:table-cell office:value-type="float" office:value="2.5830662000000002" table:style-name="ce4">
            <text:p>2.5830662</text:p>
          </table:table-cell>
          <table:table-cell office:value-type="string" table:style-name="ce1">
            <text:p>P. trifidum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2">
          <table:table-cell office:value-type="float" office:value="8.1999999999999993" table:style-name="ce4">
            <text:p>8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324.JPG</text:p>
          </table:table-cell>
          <table:table-cell office:value-type="float" office:value="1.9753175000000001" table:style-name="ce4">
            <text:p>1.9753175</text:p>
          </table:table-cell>
          <table:table-cell office:value-type="string" table:style-name="ce1">
            <text:p>P. trifidum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2">
          <table:table-cell office:value-type="float" office:value="8.1999999999999993" table:style-name="ce4">
            <text:p>8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325.JPG</text:p>
          </table:table-cell>
          <table:table-cell office:value-type="float" office:value="2.7824610000000001" table:style-name="ce4">
            <text:p>2.782461</text:p>
          </table:table-cell>
          <table:table-cell office:value-type="string" table:style-name="ce1">
            <text:p>P. trifidum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2">
          <table:table-cell office:value-type="float" office:value="8.1999999999999993" table:style-name="ce4">
            <text:p>8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326.JPG</text:p>
          </table:table-cell>
          <table:table-cell office:value-type="float" office:value="2.3735224000000001" table:style-name="ce4">
            <text:p>2.3735224</text:p>
          </table:table-cell>
          <table:table-cell office:value-type="string" table:style-name="ce1">
            <text:p>P. trifidum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2">
          <table:table-cell office:value-type="float" office:value="8.1999999999999993" table:style-name="ce4">
            <text:p>8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327.JPG</text:p>
          </table:table-cell>
          <table:table-cell office:value-type="float" office:value="1.7826109000000001" table:style-name="ce4">
            <text:p>1.7826109</text:p>
          </table:table-cell>
          <table:table-cell office:value-type="string" table:style-name="ce1">
            <text:p>P. trifidum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2">
          <table:table-cell office:value-type="float" office:value="8.1999999999999993" table:style-name="ce4">
            <text:p>8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328.JPG</text:p>
          </table:table-cell>
          <table:table-cell office:value-type="float" office:value="2.3664553000000002" table:style-name="ce4">
            <text:p>2.3664553</text:p>
          </table:table-cell>
          <table:table-cell office:value-type="string" table:style-name="ce1">
            <text:p>P. trifidum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2">
          <table:table-cell office:value-type="float" office:value="8.1999999999999993" table:style-name="ce4">
            <text:p>8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329.JPG</text:p>
          </table:table-cell>
          <table:table-cell office:value-type="float" office:value="2.6129973999999998" table:style-name="ce4">
            <text:p>2.6129974</text:p>
          </table:table-cell>
          <table:table-cell office:value-type="string" table:style-name="ce1">
            <text:p>P. trifidum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2">
          <table:table-cell office:value-type="float" office:value="8.1999999999999993" table:style-name="ce4">
            <text:p>8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330.JPG</text:p>
          </table:table-cell>
          <table:table-cell office:value-type="float" office:value="2.3587088999999999" table:style-name="ce4">
            <text:p>2.3587089</text:p>
          </table:table-cell>
          <table:table-cell office:value-type="string" table:style-name="ce1">
            <text:p>P. trifidum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2">
          <table:table-cell office:value-type="float" office:value="8.1999999999999993" table:style-name="ce4">
            <text:p>8.2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331.JPG</text:p>
          </table:table-cell>
          <table:table-cell office:value-type="float" office:value="1.0139165000000001" table:style-name="ce4">
            <text:p>1.0139165</text:p>
          </table:table-cell>
          <table:table-cell office:value-type="string" table:style-name="ce1">
            <text:p>P. trifidum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090.JPG</text:p>
          </table:table-cell>
          <table:table-cell office:value-type="float" office:value="2.7788634999999999" table:style-name="ce4">
            <text:p>2.7788635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091.JPG</text:p>
          </table:table-cell>
          <table:table-cell office:value-type="float" office:value="2.1497229999999998" table:style-name="ce4">
            <text:p>2.149723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092.JPG</text:p>
          </table:table-cell>
          <table:table-cell office:value-type="float" office:value="1.7016118" table:style-name="ce4">
            <text:p>1.7016118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093.JPG</text:p>
          </table:table-cell>
          <table:table-cell office:value-type="float" office:value="2.1919032000000001" table:style-name="ce4">
            <text:p>2.1919032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094.JPG</text:p>
          </table:table-cell>
          <table:table-cell office:value-type="float" office:value="1.8531774000000001" table:style-name="ce4">
            <text:p>1.8531774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095.JPG</text:p>
          </table:table-cell>
          <table:table-cell office:value-type="float" office:value="2.2389228000000001" table:style-name="ce4">
            <text:p>2.2389228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096.JPG</text:p>
          </table:table-cell>
          <table:table-cell office:value-type="float" office:value="2.5001199000000001" table:style-name="ce4">
            <text:p>2.5001199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097.JPG</text:p>
          </table:table-cell>
          <table:table-cell office:value-type="float" office:value="2.0849405999999999" table:style-name="ce4">
            <text:p>2.0849406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098.JPG</text:p>
          </table:table-cell>
          <table:table-cell office:value-type="float" office:value="1.8095079999999999" table:style-name="ce4">
            <text:p>1.809508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099.JPG</text:p>
          </table:table-cell>
          <table:table-cell office:value-type="float" office:value="1.5864746000000001" table:style-name="ce4">
            <text:p>1.5864746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100.JPG</text:p>
          </table:table-cell>
          <table:table-cell office:value-type="float" office:value="2.2345283" table:style-name="ce4">
            <text:p>2.2345283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101.JPG</text:p>
          </table:table-cell>
          <table:table-cell office:value-type="float" office:value="1.7724085000000001" table:style-name="ce4">
            <text:p>1.7724085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102.JPG</text:p>
          </table:table-cell>
          <table:table-cell office:value-type="float" office:value="1.4719112999999999" table:style-name="ce4">
            <text:p>1.4719113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103.JPG</text:p>
          </table:table-cell>
          <table:table-cell office:value-type="float" office:value="1.5642254" table:style-name="ce4">
            <text:p>1.5642254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104.JPG</text:p>
          </table:table-cell>
          <table:table-cell office:value-type="float" office:value="2.3173306" table:style-name="ce4">
            <text:p>2.3173306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105.JPG</text:p>
          </table:table-cell>
          <table:table-cell office:value-type="float" office:value="2.3933542999999999" table:style-name="ce4">
            <text:p>2.3933543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106.JPG</text:p>
          </table:table-cell>
          <table:table-cell office:value-type="float" office:value="1.1397917" table:style-name="ce4">
            <text:p>1.1397917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107.JPG</text:p>
          </table:table-cell>
          <table:table-cell office:value-type="float" office:value="1.3711036000000001" table:style-name="ce4">
            <text:p>1.3711036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108.JPG</text:p>
          </table:table-cell>
          <table:table-cell office:value-type="float" office:value="2.3148263" table:style-name="ce4">
            <text:p>2.3148263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" table:style-name="ce4">
            <text:p>9.1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109.JPG</text:p>
          </table:table-cell>
          <table:table-cell office:value-type="float" office:value="2.1629917999999999" table:style-name="ce4">
            <text:p>2.1629918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111.JPG</text:p>
          </table:table-cell>
          <table:table-cell office:value-type="float" office:value="2.7067656000000002" table:style-name="ce4">
            <text:p>2.7067656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112.JPG</text:p>
          </table:table-cell>
          <table:table-cell office:value-type="float" office:value="2.7577034" table:style-name="ce4">
            <text:p>2.7577034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113.JPG</text:p>
          </table:table-cell>
          <table:table-cell office:value-type="float" office:value="2.4123622" table:style-name="ce4">
            <text:p>2.4123622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114.JPG</text:p>
          </table:table-cell>
          <table:table-cell office:value-type="float" office:value="2.427765" table:style-name="ce4">
            <text:p>2.427765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115.JPG</text:p>
          </table:table-cell>
          <table:table-cell office:value-type="float" office:value="2.6006463000000002" table:style-name="ce4">
            <text:p>2.6006463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116.JPG</text:p>
          </table:table-cell>
          <table:table-cell office:value-type="float" office:value="2.5286761000000002" table:style-name="ce4">
            <text:p>2.5286761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117.JPG</text:p>
          </table:table-cell>
          <table:table-cell office:value-type="float" office:value="2.0334498999999999" table:style-name="ce4">
            <text:p>2.0334499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118.JPG</text:p>
          </table:table-cell>
          <table:table-cell office:value-type="float" office:value="2.9252210999999999" table:style-name="ce4">
            <text:p>2.9252211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119.JPG</text:p>
          </table:table-cell>
          <table:table-cell office:value-type="float" office:value="2.4555940999999999" table:style-name="ce4">
            <text:p>2.4555941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120.JPG</text:p>
          </table:table-cell>
          <table:table-cell office:value-type="float" office:value="2.7624626000000001" table:style-name="ce4">
            <text:p>2.7624626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121.JPG</text:p>
          </table:table-cell>
          <table:table-cell office:value-type="float" office:value="2.1602986" table:style-name="ce4">
            <text:p>2.1602986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122.JPG</text:p>
          </table:table-cell>
          <table:table-cell office:value-type="float" office:value="2.5468822000000002" table:style-name="ce4">
            <text:p>2.5468822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123.JPG</text:p>
          </table:table-cell>
          <table:table-cell office:value-type="float" office:value="2.2740558000000002" table:style-name="ce4">
            <text:p>2.2740558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124.JPG</text:p>
          </table:table-cell>
          <table:table-cell office:value-type="float" office:value="2.1519373000000002" table:style-name="ce4">
            <text:p>2.1519373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125.JPG</text:p>
          </table:table-cell>
          <table:table-cell office:value-type="float" office:value="2.5693731" table:style-name="ce4">
            <text:p>2.5693731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126.JPG</text:p>
          </table:table-cell>
          <table:table-cell office:value-type="float" office:value="2.5304954999999998" table:style-name="ce4">
            <text:p>2.5304955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127.JPG</text:p>
          </table:table-cell>
          <table:table-cell office:value-type="float" office:value="2.122967" table:style-name="ce4">
            <text:p>2.122967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128.JPG</text:p>
          </table:table-cell>
          <table:table-cell office:value-type="float" office:value="2.5034238000000002" table:style-name="ce4">
            <text:p>2.5034238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129.JPG</text:p>
          </table:table-cell>
          <table:table-cell office:value-type="float" office:value="2.2877765999999999" table:style-name="ce4">
            <text:p>2.2877766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130.JPG</text:p>
          </table:table-cell>
          <table:table-cell office:value-type="float" office:value="2.2414122000000001" table:style-name="ce4">
            <text:p>2.2414122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131.JPG</text:p>
          </table:table-cell>
          <table:table-cell office:value-type="float" office:value="2.3791326000000002" table:style-name="ce4">
            <text:p>2.3791326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2132.JPG</text:p>
          </table:table-cell>
          <table:table-cell office:value-type="float" office:value="2.7321263" table:style-name="ce4">
            <text:p>2.7321263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2133.JPG</text:p>
          </table:table-cell>
          <table:table-cell office:value-type="float" office:value="2.596943" table:style-name="ce4">
            <text:p>2.596943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2134.JPG</text:p>
          </table:table-cell>
          <table:table-cell office:value-type="float" office:value="1.9690692000000001" table:style-name="ce4">
            <text:p>1.9690692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2135.JPG</text:p>
          </table:table-cell>
          <table:table-cell office:value-type="float" office:value="2.3494784000000002" table:style-name="ce4">
            <text:p>2.3494784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2136.JPG</text:p>
          </table:table-cell>
          <table:table-cell office:value-type="float" office:value="2.4903035" table:style-name="ce4">
            <text:p>2.4903035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2137.JPG</text:p>
          </table:table-cell>
          <table:table-cell office:value-type="float" office:value="2.1205856999999999" table:style-name="ce4">
            <text:p>2.1205857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2138.JPG</text:p>
          </table:table-cell>
          <table:table-cell office:value-type="float" office:value="2.5232697000000002" table:style-name="ce4">
            <text:p>2.5232697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2139.JPG</text:p>
          </table:table-cell>
          <table:table-cell office:value-type="float" office:value="2.4590765000000001" table:style-name="ce4">
            <text:p>2.4590765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2140.JPG</text:p>
          </table:table-cell>
          <table:table-cell office:value-type="float" office:value="2.7074289" table:style-name="ce4">
            <text:p>2.7074289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2141.JPG</text:p>
          </table:table-cell>
          <table:table-cell office:value-type="float" office:value="2.4196143000000001" table:style-name="ce4">
            <text:p>2.4196143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DC12142.JPG</text:p>
          </table:table-cell>
          <table:table-cell office:value-type="float" office:value="2.4370579999999999" table:style-name="ce4">
            <text:p>2.437058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SDC12143.JPG</text:p>
          </table:table-cell>
          <table:table-cell office:value-type="float" office:value="2.5182916" table:style-name="ce4">
            <text:p>2.5182916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SDC12144.JPG</text:p>
          </table:table-cell>
          <table:table-cell office:value-type="float" office:value="2.5189946999999999" table:style-name="ce4">
            <text:p>2.5189947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SDC12145.JPG</text:p>
          </table:table-cell>
          <table:table-cell office:value-type="float" office:value="2.3712734000000002" table:style-name="ce4">
            <text:p>2.3712734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1999999999999993" table:style-name="ce4">
            <text:p>9.2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SDC12146.JPG</text:p>
          </table:table-cell>
          <table:table-cell office:value-type="float" office:value="2.4211733" table:style-name="ce4">
            <text:p>2.4211733</text:p>
          </table:table-cell>
          <table:table-cell office:value-type="string" table:style-name="ce1">
            <text:p>Unknown</text:p>
          </table:table-cell>
          <table:table-cell table:number-columns-repeated="16379"/>
        </table:table-row>
        <table:table-row table:style-name="ro2">
          <table:table-cell office:value-type="float" office:value="9.3000000000000007" table:style-name="ce4">
            <text:p>9.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148.JPG</text:p>
          </table:table-cell>
          <table:table-cell office:value-type="float" office:value="0.48108129999999999" table:style-name="ce4">
            <text:p>0.4810813</text:p>
          </table:table-cell>
          <table:table-cell office:value-type="string" table:style-name="ce1">
            <text:p>P. vitifolium</text:p>
          </table:table-cell>
          <table:table-cell table:number-columns-repeated="16379"/>
        </table:table-row>
        <table:table-row table:style-name="ro2">
          <table:table-cell office:value-type="float" office:value="9.3000000000000007" table:style-name="ce4">
            <text:p>9.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149.JPG</text:p>
          </table:table-cell>
          <table:table-cell office:value-type="float" office:value="0.39479160000000002" table:style-name="ce4">
            <text:p>0.3947916</text:p>
          </table:table-cell>
          <table:table-cell office:value-type="string" table:style-name="ce1">
            <text:p>P. vitifolium</text:p>
          </table:table-cell>
          <table:table-cell table:number-columns-repeated="16379"/>
        </table:table-row>
        <table:table-row table:style-name="ro2">
          <table:table-cell office:value-type="float" office:value="9.3000000000000007" table:style-name="ce4">
            <text:p>9.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150.JPG</text:p>
          </table:table-cell>
          <table:table-cell office:value-type="float" office:value="0.47241260000000002" table:style-name="ce4">
            <text:p>0.4724126</text:p>
          </table:table-cell>
          <table:table-cell office:value-type="string" table:style-name="ce1">
            <text:p>P. vitifolium</text:p>
          </table:table-cell>
          <table:table-cell table:number-columns-repeated="16379"/>
        </table:table-row>
        <table:table-row table:style-name="ro2">
          <table:table-cell office:value-type="float" office:value="9.3000000000000007" table:style-name="ce4">
            <text:p>9.3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151.JPG</text:p>
          </table:table-cell>
          <table:table-cell office:value-type="float" office:value="0.45831110000000003" table:style-name="ce4">
            <text:p>0.4583111</text:p>
          </table:table-cell>
          <table:table-cell office:value-type="string" table:style-name="ce1">
            <text:p>P. vitifolium</text:p>
          </table:table-cell>
          <table:table-cell table:number-columns-repeated="16379"/>
        </table:table-row>
        <table:table-row table:style-name="ro2">
          <table:table-cell office:value-type="float" office:value="9.3000000000000007" table:style-name="ce4">
            <text:p>9.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152.JPG</text:p>
          </table:table-cell>
          <table:table-cell office:value-type="float" office:value="0.56947840000000005" table:style-name="ce4">
            <text:p>0.5694784</text:p>
          </table:table-cell>
          <table:table-cell office:value-type="string" table:style-name="ce1">
            <text:p>P. vitifolium</text:p>
          </table:table-cell>
          <table:table-cell table:number-columns-repeated="16379"/>
        </table:table-row>
        <table:table-row table:style-name="ro2">
          <table:table-cell office:value-type="float" office:value="9.3000000000000007" table:style-name="ce4">
            <text:p>9.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153.JPG</text:p>
          </table:table-cell>
          <table:table-cell office:value-type="float" office:value="0.50377530000000004" table:style-name="ce4">
            <text:p>0.5037753</text:p>
          </table:table-cell>
          <table:table-cell office:value-type="string" table:style-name="ce1">
            <text:p>P. vitifolium</text:p>
          </table:table-cell>
          <table:table-cell table:number-columns-repeated="16379"/>
        </table:table-row>
        <table:table-row table:style-name="ro2">
          <table:table-cell office:value-type="float" office:value="9.3000000000000007" table:style-name="ce4">
            <text:p>9.3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154.JPG</text:p>
          </table:table-cell>
          <table:table-cell office:value-type="float" office:value="0.54455310000000001" table:style-name="ce4">
            <text:p>0.5445531</text:p>
          </table:table-cell>
          <table:table-cell office:value-type="string" table:style-name="ce1">
            <text:p>P. vitifolium</text:p>
          </table:table-cell>
          <table:table-cell table:number-columns-repeated="16379"/>
        </table:table-row>
        <table:table-row table:style-name="ro2">
          <table:table-cell office:value-type="float" office:value="9.3000000000000007" table:style-name="ce4">
            <text:p>9.3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155.JPG</text:p>
          </table:table-cell>
          <table:table-cell office:value-type="float" office:value="0.45791569999999998" table:style-name="ce4">
            <text:p>0.4579157</text:p>
          </table:table-cell>
          <table:table-cell office:value-type="string" table:style-name="ce1">
            <text:p>P. vitifolium</text:p>
          </table:table-cell>
          <table:table-cell table:number-columns-repeated="16379"/>
        </table:table-row>
        <table:table-row table:style-name="ro2">
          <table:table-cell office:value-type="float" office:value="9.3000000000000007" table:style-name="ce4">
            <text:p>9.3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156.JPG</text:p>
          </table:table-cell>
          <table:table-cell office:value-type="float" office:value="0.45785399999999998" table:style-name="ce4">
            <text:p>0.457854</text:p>
          </table:table-cell>
          <table:table-cell office:value-type="string" table:style-name="ce1">
            <text:p>P. vitifolium</text:p>
          </table:table-cell>
          <table:table-cell table:number-columns-repeated="16379"/>
        </table:table-row>
        <table:table-row table:style-name="ro2">
          <table:table-cell office:value-type="float" office:value="9.3000000000000007" table:style-name="ce4">
            <text:p>9.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157.JPG</text:p>
          </table:table-cell>
          <table:table-cell office:value-type="float" office:value="0.56415610000000005" table:style-name="ce4">
            <text:p>0.5641561</text:p>
          </table:table-cell>
          <table:table-cell office:value-type="string" table:style-name="ce1">
            <text:p>P. vitifolium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159.JPG</text:p>
          </table:table-cell>
          <table:table-cell office:value-type="float" office:value="0.2227218" table:style-name="ce4">
            <text:p>0.2227218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160.JPG</text:p>
          </table:table-cell>
          <table:table-cell office:value-type="float" office:value="0.49215179999999997" table:style-name="ce4">
            <text:p>0.4921518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161.JPG</text:p>
          </table:table-cell>
          <table:table-cell office:value-type="float" office:value="0.46299839999999998" table:style-name="ce4">
            <text:p>0.4629984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162.JPG</text:p>
          </table:table-cell>
          <table:table-cell office:value-type="float" office:value="0.53244570000000002" table:style-name="ce4">
            <text:p>0.5324457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163.JPG</text:p>
          </table:table-cell>
          <table:table-cell office:value-type="float" office:value="0.5730558" table:style-name="ce4">
            <text:p>0.5730558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164.JPG</text:p>
          </table:table-cell>
          <table:table-cell office:value-type="float" office:value="0.3480085" table:style-name="ce4">
            <text:p>0.3480085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165.JPG</text:p>
          </table:table-cell>
          <table:table-cell office:value-type="float" office:value="0.53933810000000004" table:style-name="ce4">
            <text:p>0.5393381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166.JPG</text:p>
          </table:table-cell>
          <table:table-cell office:value-type="float" office:value="0.60348139999999995" table:style-name="ce4">
            <text:p>0.6034814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167.JPG</text:p>
          </table:table-cell>
          <table:table-cell office:value-type="float" office:value="0.28706399999999999" table:style-name="ce4">
            <text:p>0.287064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168.JPG</text:p>
          </table:table-cell>
          <table:table-cell office:value-type="float" office:value="0.1072684" table:style-name="ce4">
            <text:p>0.1072684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169.JPG</text:p>
          </table:table-cell>
          <table:table-cell office:value-type="float" office:value="0.2594592" table:style-name="ce4">
            <text:p>0.2594592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170.JPG</text:p>
          </table:table-cell>
          <table:table-cell office:value-type="float" office:value="0.24517330000000001" table:style-name="ce4">
            <text:p>0.2451733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171.JPG</text:p>
          </table:table-cell>
          <table:table-cell office:value-type="float" office:value="0.36227809999999999" table:style-name="ce4">
            <text:p>0.3622781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172.JPG</text:p>
          </table:table-cell>
          <table:table-cell office:value-type="float" office:value="0.29932110000000001" table:style-name="ce4">
            <text:p>0.2993211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173.JPG</text:p>
          </table:table-cell>
          <table:table-cell office:value-type="float" office:value="0.27205819999999997" table:style-name="ce4">
            <text:p>0.2720582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174.JPG</text:p>
          </table:table-cell>
          <table:table-cell office:value-type="float" office:value="0.45655679999999998" table:style-name="ce4">
            <text:p>0.4565568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175.JPG</text:p>
          </table:table-cell>
          <table:table-cell office:value-type="float" office:value="0.17618020000000001" table:style-name="ce4">
            <text:p>0.1761802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4" table:style-name="ce4">
            <text:p>9.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176.JPG</text:p>
          </table:table-cell>
          <table:table-cell office:value-type="float" office:value="0.35183799999999998" table:style-name="ce4">
            <text:p>0.351838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178.JPG</text:p>
          </table:table-cell>
          <table:table-cell office:value-type="float" office:value="0.61022920000000003" table:style-name="ce4">
            <text:p>0.6102292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179.JPG</text:p>
          </table:table-cell>
          <table:table-cell office:value-type="float" office:value="0.46619759999999999" table:style-name="ce4">
            <text:p>0.4661976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180.JPG</text:p>
          </table:table-cell>
          <table:table-cell office:value-type="float" office:value="0.55005519999999997" table:style-name="ce4">
            <text:p>0.5500552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181.JPG</text:p>
          </table:table-cell>
          <table:table-cell office:value-type="float" office:value="0.3881714" table:style-name="ce4">
            <text:p>0.3881714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182.JPG</text:p>
          </table:table-cell>
          <table:table-cell office:value-type="float" office:value="0.75312230000000002" table:style-name="ce4">
            <text:p>0.7531223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183.JPG</text:p>
          </table:table-cell>
          <table:table-cell office:value-type="float" office:value="0.70851850000000005" table:style-name="ce4">
            <text:p>0.7085185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184.JPG</text:p>
          </table:table-cell>
          <table:table-cell office:value-type="float" office:value="0.7441565" table:style-name="ce4">
            <text:p>0.7441565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185.JPG</text:p>
          </table:table-cell>
          <table:table-cell office:value-type="float" office:value="0.52622729999999995" table:style-name="ce4">
            <text:p>0.5262273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186.JPG</text:p>
          </table:table-cell>
          <table:table-cell office:value-type="float" office:value="0.57488839999999997" table:style-name="ce4">
            <text:p>0.5748884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187.JPG</text:p>
          </table:table-cell>
          <table:table-cell office:value-type="float" office:value="0.94760949999999999" table:style-name="ce4">
            <text:p>0.9476095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188.JPG</text:p>
          </table:table-cell>
          <table:table-cell office:value-type="float" office:value="0.59593209999999996" table:style-name="ce4">
            <text:p>0.5959321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189.JPG</text:p>
          </table:table-cell>
          <table:table-cell office:value-type="float" office:value="0.66864809999999997" table:style-name="ce4">
            <text:p>0.6686481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190.JPG</text:p>
          </table:table-cell>
          <table:table-cell office:value-type="float" office:value="0.60427620000000004" table:style-name="ce4">
            <text:p>0.6042762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191.JPG</text:p>
          </table:table-cell>
          <table:table-cell office:value-type="float" office:value="0.68495620000000002" table:style-name="ce4">
            <text:p>0.6849562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192.JPG</text:p>
          </table:table-cell>
          <table:table-cell office:value-type="float" office:value="0.73564260000000004" table:style-name="ce4">
            <text:p>0.7356426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193.JPG</text:p>
          </table:table-cell>
          <table:table-cell office:value-type="float" office:value="0.51089759999999995" table:style-name="ce4">
            <text:p>0.5108976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194.JPG</text:p>
          </table:table-cell>
          <table:table-cell office:value-type="float" office:value="0.42653469999999999" table:style-name="ce4">
            <text:p>0.4265347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195.JPG</text:p>
          </table:table-cell>
          <table:table-cell office:value-type="float" office:value="0.34986240000000002" table:style-name="ce4">
            <text:p>0.3498624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196.JPG</text:p>
          </table:table-cell>
          <table:table-cell office:value-type="float" office:value="0.67975629999999998" table:style-name="ce4">
            <text:p>0.6797563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197.JPG</text:p>
          </table:table-cell>
          <table:table-cell office:value-type="float" office:value="0.45754349999999999" table:style-name="ce4">
            <text:p>0.4575435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198.JPG</text:p>
          </table:table-cell>
          <table:table-cell office:value-type="float" office:value="0.43927939999999999" table:style-name="ce4">
            <text:p>0.4392794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2199.JPG</text:p>
          </table:table-cell>
          <table:table-cell office:value-type="float" office:value="0.73059490000000005" table:style-name="ce4">
            <text:p>0.7305949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2200.JPG</text:p>
          </table:table-cell>
          <table:table-cell office:value-type="float" office:value="0.61495549999999999" table:style-name="ce4">
            <text:p>0.6149555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2201.JPG</text:p>
          </table:table-cell>
          <table:table-cell office:value-type="float" office:value="0.51127429999999996" table:style-name="ce4">
            <text:p>0.5112743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2202.JPG</text:p>
          </table:table-cell>
          <table:table-cell office:value-type="float" office:value="0.36626110000000001" table:style-name="ce4">
            <text:p>0.3662611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2203.JPG</text:p>
          </table:table-cell>
          <table:table-cell office:value-type="float" office:value="0.60096890000000003" table:style-name="ce4">
            <text:p>0.6009689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2204.JPG</text:p>
          </table:table-cell>
          <table:table-cell office:value-type="float" office:value="0.90244539999999995" table:style-name="ce4">
            <text:p>0.9024454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2205.JPG</text:p>
          </table:table-cell>
          <table:table-cell office:value-type="float" office:value="0.50724709999999995" table:style-name="ce4">
            <text:p>0.5072471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5" table:style-name="ce4">
            <text:p>9.5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2206.JPG</text:p>
          </table:table-cell>
          <table:table-cell office:value-type="float" office:value="0.43606139999999999" table:style-name="ce4">
            <text:p>0.4360614</text:p>
          </table:table-cell>
          <table:table-cell office:value-type="string" table:style-name="ce1">
            <text:p>P. graveolens</text:p>
          </table:table-cell>
          <table:table-cell table:number-columns-repeated="16379"/>
        </table:table-row>
        <table:table-row table:style-name="ro2">
          <table:table-cell office:value-type="float" office:value="9.6" table:style-name="ce4">
            <text:p>9.6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208.JPG</text:p>
          </table:table-cell>
          <table:table-cell office:value-type="float" office:value="0.73075650000000003" table:style-name="ce4">
            <text:p>0.7307565</text:p>
          </table:table-cell>
          <table:table-cell office:value-type="string" table:style-name="ce1">
            <text:p>P. tabulare</text:p>
          </table:table-cell>
          <table:table-cell table:number-columns-repeated="16379"/>
        </table:table-row>
        <table:table-row table:style-name="ro2">
          <table:table-cell office:value-type="float" office:value="9.6" table:style-name="ce4">
            <text:p>9.6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209.JPG</text:p>
          </table:table-cell>
          <table:table-cell office:value-type="float" office:value="0.3491939" table:style-name="ce4">
            <text:p>0.3491939</text:p>
          </table:table-cell>
          <table:table-cell office:value-type="string" table:style-name="ce1">
            <text:p>P. tabulare</text:p>
          </table:table-cell>
          <table:table-cell table:number-columns-repeated="16379"/>
        </table:table-row>
        <table:table-row table:style-name="ro2">
          <table:table-cell office:value-type="float" office:value="9.6" table:style-name="ce4">
            <text:p>9.6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210.JPG</text:p>
          </table:table-cell>
          <table:table-cell office:value-type="float" office:value="0.75346190000000002" table:style-name="ce4">
            <text:p>0.7534619</text:p>
          </table:table-cell>
          <table:table-cell office:value-type="string" table:style-name="ce1">
            <text:p>P. tabulare</text:p>
          </table:table-cell>
          <table:table-cell table:number-columns-repeated="16379"/>
        </table:table-row>
        <table:table-row table:style-name="ro2">
          <table:table-cell office:value-type="float" office:value="9.6" table:style-name="ce4">
            <text:p>9.6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211.JPG</text:p>
          </table:table-cell>
          <table:table-cell office:value-type="float" office:value="0.42623100000000003" table:style-name="ce4">
            <text:p>0.426231</text:p>
          </table:table-cell>
          <table:table-cell office:value-type="string" table:style-name="ce1">
            <text:p>P. tabulare</text:p>
          </table:table-cell>
          <table:table-cell table:number-columns-repeated="16379"/>
        </table:table-row>
        <table:table-row table:style-name="ro2">
          <table:table-cell office:value-type="float" office:value="9.6" table:style-name="ce4">
            <text:p>9.6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212.JPG</text:p>
          </table:table-cell>
          <table:table-cell office:value-type="float" office:value="0.54711310000000002" table:style-name="ce4">
            <text:p>0.5471131</text:p>
          </table:table-cell>
          <table:table-cell office:value-type="string" table:style-name="ce1">
            <text:p>P. tabulare</text:p>
          </table:table-cell>
          <table:table-cell table:number-columns-repeated="16379"/>
        </table:table-row>
        <table:table-row table:style-name="ro2">
          <table:table-cell office:value-type="float" office:value="9.6" table:style-name="ce4">
            <text:p>9.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213.JPG</text:p>
          </table:table-cell>
          <table:table-cell office:value-type="float" office:value="0.44873760000000001" table:style-name="ce4">
            <text:p>0.4487376</text:p>
          </table:table-cell>
          <table:table-cell office:value-type="string" table:style-name="ce1">
            <text:p>P. tabulare</text:p>
          </table:table-cell>
          <table:table-cell table:number-columns-repeated="16379"/>
        </table:table-row>
        <table:table-row table:style-name="ro2">
          <table:table-cell office:value-type="float" office:value="9.6" table:style-name="ce4">
            <text:p>9.6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214.JPG</text:p>
          </table:table-cell>
          <table:table-cell office:value-type="float" office:value="0.41847079999999998" table:style-name="ce4">
            <text:p>0.4184708</text:p>
          </table:table-cell>
          <table:table-cell office:value-type="string" table:style-name="ce1">
            <text:p>P. tabulare</text:p>
          </table:table-cell>
          <table:table-cell table:number-columns-repeated="16379"/>
        </table:table-row>
        <table:table-row table:style-name="ro2">
          <table:table-cell office:value-type="float" office:value="9.6" table:style-name="ce4">
            <text:p>9.6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215.JPG</text:p>
          </table:table-cell>
          <table:table-cell office:value-type="float" office:value="0.43803150000000002" table:style-name="ce4">
            <text:p>0.4380315</text:p>
          </table:table-cell>
          <table:table-cell office:value-type="string" table:style-name="ce1">
            <text:p>P. tabulare</text:p>
          </table:table-cell>
          <table:table-cell table:number-columns-repeated="16379"/>
        </table:table-row>
        <table:table-row table:style-name="ro2">
          <table:table-cell office:value-type="float" office:value="9.6" table:style-name="ce4">
            <text:p>9.6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216.JPG</text:p>
          </table:table-cell>
          <table:table-cell office:value-type="float" office:value="0.40007920000000002" table:style-name="ce4">
            <text:p>0.4000792</text:p>
          </table:table-cell>
          <table:table-cell office:value-type="string" table:style-name="ce1">
            <text:p>P. tabulare</text:p>
          </table:table-cell>
          <table:table-cell table:number-columns-repeated="16379"/>
        </table:table-row>
        <table:table-row table:style-name="ro2">
          <table:table-cell office:value-type="float" office:value="9.6" table:style-name="ce4">
            <text:p>9.6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217.JPG</text:p>
          </table:table-cell>
          <table:table-cell office:value-type="float" office:value="0.40021240000000002" table:style-name="ce4">
            <text:p>0.4002124</text:p>
          </table:table-cell>
          <table:table-cell office:value-type="string" table:style-name="ce1">
            <text:p>P. tabulare</text:p>
          </table:table-cell>
          <table:table-cell table:number-columns-repeated="16379"/>
        </table:table-row>
        <table:table-row table:style-name="ro2">
          <table:table-cell office:value-type="float" office:value="9.6" table:style-name="ce4">
            <text:p>9.6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218.JPG</text:p>
          </table:table-cell>
          <table:table-cell office:value-type="float" office:value="0.61593140000000002" table:style-name="ce4">
            <text:p>0.6159314</text:p>
          </table:table-cell>
          <table:table-cell office:value-type="string" table:style-name="ce1">
            <text:p>P. tabulare</text:p>
          </table:table-cell>
          <table:table-cell table:number-columns-repeated="16379"/>
        </table:table-row>
        <table:table-row table:style-name="ro2">
          <table:table-cell office:value-type="float" office:value="9.6" table:style-name="ce4">
            <text:p>9.6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219.JPG</text:p>
          </table:table-cell>
          <table:table-cell office:value-type="float" office:value="0.28834379999999998" table:style-name="ce4">
            <text:p>0.2883438</text:p>
          </table:table-cell>
          <table:table-cell office:value-type="string" table:style-name="ce1">
            <text:p>P. tabular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234.JPG</text:p>
          </table:table-cell>
          <table:table-cell office:value-type="float" office:value="3.6197729000000001" table:style-name="ce4">
            <text:p>3.6197729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235.JPG</text:p>
          </table:table-cell>
          <table:table-cell office:value-type="float" office:value="2.5008914" table:style-name="ce4">
            <text:p>2.5008914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236.JPG</text:p>
          </table:table-cell>
          <table:table-cell office:value-type="float" office:value="2.8375124999999999" table:style-name="ce4">
            <text:p>2.8375125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237.JPG</text:p>
          </table:table-cell>
          <table:table-cell office:value-type="float" office:value="2.9441088999999998" table:style-name="ce4">
            <text:p>2.9441089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238.JPG</text:p>
          </table:table-cell>
          <table:table-cell office:value-type="float" office:value="3.2225405999999999" table:style-name="ce4">
            <text:p>3.2225406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239.JPG</text:p>
          </table:table-cell>
          <table:table-cell office:value-type="float" office:value="2.8833839999999999" table:style-name="ce4">
            <text:p>2.883384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240.JPG</text:p>
          </table:table-cell>
          <table:table-cell office:value-type="float" office:value="2.6191122" table:style-name="ce4">
            <text:p>2.6191122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241.JPG</text:p>
          </table:table-cell>
          <table:table-cell office:value-type="float" office:value="2.6744469" table:style-name="ce4">
            <text:p>2.6744469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242.JPG</text:p>
          </table:table-cell>
          <table:table-cell office:value-type="float" office:value="3.1834183" table:style-name="ce4">
            <text:p>3.1834183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243.JPG</text:p>
          </table:table-cell>
          <table:table-cell office:value-type="float" office:value="3.3952070999999999" table:style-name="ce4">
            <text:p>3.3952071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244.JPG</text:p>
          </table:table-cell>
          <table:table-cell office:value-type="float" office:value="3.0043886999999998" table:style-name="ce4">
            <text:p>3.0043887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245.JPG</text:p>
          </table:table-cell>
          <table:table-cell office:value-type="float" office:value="3.0742862" table:style-name="ce4">
            <text:p>3.0742862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246.JPG</text:p>
          </table:table-cell>
          <table:table-cell office:value-type="float" office:value="2.9895782999999998" table:style-name="ce4">
            <text:p>2.9895783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247.JPG</text:p>
          </table:table-cell>
          <table:table-cell office:value-type="float" office:value="3.2894306000000002" table:style-name="ce4">
            <text:p>3.2894306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248.JPG</text:p>
          </table:table-cell>
          <table:table-cell office:value-type="float" office:value="2.8950965000000002" table:style-name="ce4">
            <text:p>2.8950965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249.JPG</text:p>
          </table:table-cell>
          <table:table-cell office:value-type="float" office:value="2.646528" table:style-name="ce4">
            <text:p>2.646528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" table:style-name="ce4">
            <text:p>10.1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250.JPG</text:p>
          </table:table-cell>
          <table:table-cell office:value-type="float" office:value="3.0262609999999999" table:style-name="ce4">
            <text:p>3.026261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0.199999999999999" table:style-name="ce4">
            <text:p>10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261.JPG</text:p>
          </table:table-cell>
          <table:table-cell office:value-type="float" office:value="0.5580271" table:style-name="ce4">
            <text:p>0.5580271</text:p>
          </table:table-cell>
          <table:table-cell office:value-type="string" table:style-name="ce1">
            <text:p>P. grossularioides</text:p>
          </table:table-cell>
          <table:table-cell table:number-columns-repeated="16379"/>
        </table:table-row>
        <table:table-row table:style-name="ro2">
          <table:table-cell office:value-type="float" office:value="10.199999999999999" table:style-name="ce4">
            <text:p>10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262.JPG</text:p>
          </table:table-cell>
          <table:table-cell office:value-type="float" office:value="0.61489740000000004" table:style-name="ce4">
            <text:p>0.6148974</text:p>
          </table:table-cell>
          <table:table-cell office:value-type="string" table:style-name="ce1">
            <text:p>P. grossularioides</text:p>
          </table:table-cell>
          <table:table-cell table:number-columns-repeated="16379"/>
        </table:table-row>
        <table:table-row table:style-name="ro2">
          <table:table-cell office:value-type="float" office:value="10.199999999999999" table:style-name="ce4">
            <text:p>10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263.JPG</text:p>
          </table:table-cell>
          <table:table-cell office:value-type="float" office:value="0.66279589999999999" table:style-name="ce4">
            <text:p>0.6627959</text:p>
          </table:table-cell>
          <table:table-cell office:value-type="string" table:style-name="ce1">
            <text:p>P. grossularioides</text:p>
          </table:table-cell>
          <table:table-cell table:number-columns-repeated="16379"/>
        </table:table-row>
        <table:table-row table:style-name="ro2">
          <table:table-cell office:value-type="float" office:value="10.199999999999999" table:style-name="ce4">
            <text:p>10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264.JPG</text:p>
          </table:table-cell>
          <table:table-cell office:value-type="float" office:value="0.68284239999999996" table:style-name="ce4">
            <text:p>0.6828424</text:p>
          </table:table-cell>
          <table:table-cell office:value-type="string" table:style-name="ce1">
            <text:p>P. grossularioides</text:p>
          </table:table-cell>
          <table:table-cell table:number-columns-repeated="16379"/>
        </table:table-row>
        <table:table-row table:style-name="ro2">
          <table:table-cell office:value-type="float" office:value="10.199999999999999" table:style-name="ce4">
            <text:p>10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265.JPG</text:p>
          </table:table-cell>
          <table:table-cell office:value-type="float" office:value="0.65412530000000002" table:style-name="ce4">
            <text:p>0.6541253</text:p>
          </table:table-cell>
          <table:table-cell office:value-type="string" table:style-name="ce1">
            <text:p>P. grossularioides</text:p>
          </table:table-cell>
          <table:table-cell table:number-columns-repeated="16379"/>
        </table:table-row>
        <table:table-row table:style-name="ro2">
          <table:table-cell office:value-type="float" office:value="10.199999999999999" table:style-name="ce4">
            <text:p>10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266.JPG</text:p>
          </table:table-cell>
          <table:table-cell office:value-type="float" office:value="0.60306249999999995" table:style-name="ce4">
            <text:p>0.6030625</text:p>
          </table:table-cell>
          <table:table-cell office:value-type="string" table:style-name="ce1">
            <text:p>P. grossularioides</text:p>
          </table:table-cell>
          <table:table-cell table:number-columns-repeated="16379"/>
        </table:table-row>
        <table:table-row table:style-name="ro2">
          <table:table-cell office:value-type="float" office:value="10.199999999999999" table:style-name="ce4">
            <text:p>10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267.JPG</text:p>
          </table:table-cell>
          <table:table-cell office:value-type="float" office:value="0.68049959999999998" table:style-name="ce4">
            <text:p>0.6804996</text:p>
          </table:table-cell>
          <table:table-cell office:value-type="string" table:style-name="ce1">
            <text:p>P. grossularioides</text:p>
          </table:table-cell>
          <table:table-cell table:number-columns-repeated="16379"/>
        </table:table-row>
        <table:table-row table:style-name="ro2">
          <table:table-cell office:value-type="float" office:value="10.199999999999999" table:style-name="ce4">
            <text:p>10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268.JPG</text:p>
          </table:table-cell>
          <table:table-cell office:value-type="float" office:value="0.51811439999999997" table:style-name="ce4">
            <text:p>0.5181144</text:p>
          </table:table-cell>
          <table:table-cell office:value-type="string" table:style-name="ce1">
            <text:p>P. grossularioides</text:p>
          </table:table-cell>
          <table:table-cell table:number-columns-repeated="16379"/>
        </table:table-row>
        <table:table-row table:style-name="ro2">
          <table:table-cell office:value-type="float" office:value="10.199999999999999" table:style-name="ce4">
            <text:p>10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269.JPG</text:p>
          </table:table-cell>
          <table:table-cell office:value-type="float" office:value="0.65070079999999997" table:style-name="ce4">
            <text:p>0.6507008</text:p>
          </table:table-cell>
          <table:table-cell office:value-type="string" table:style-name="ce1">
            <text:p>P. grossularioides</text:p>
          </table:table-cell>
          <table:table-cell table:number-columns-repeated="16379"/>
        </table:table-row>
        <table:table-row table:style-name="ro2">
          <table:table-cell office:value-type="float" office:value="10.199999999999999" table:style-name="ce4">
            <text:p>10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270.JPG</text:p>
          </table:table-cell>
          <table:table-cell office:value-type="float" office:value="0.63015180000000004" table:style-name="ce4">
            <text:p>0.6301518</text:p>
          </table:table-cell>
          <table:table-cell office:value-type="string" table:style-name="ce1">
            <text:p>P. grossularioides</text:p>
          </table:table-cell>
          <table:table-cell table:number-columns-repeated="16379"/>
        </table:table-row>
        <table:table-row table:style-name="ro2">
          <table:table-cell office:value-type="float" office:value="10.199999999999999" table:style-name="ce4">
            <text:p>10.2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271.JPG</text:p>
          </table:table-cell>
          <table:table-cell office:value-type="float" office:value="0.71293770000000001" table:style-name="ce4">
            <text:p>0.7129377</text:p>
          </table:table-cell>
          <table:table-cell office:value-type="string" table:style-name="ce1">
            <text:p>P. grossularioides</text:p>
          </table:table-cell>
          <table:table-cell table:number-columns-repeated="16379"/>
        </table:table-row>
        <table:table-row table:style-name="ro2">
          <table:table-cell office:value-type="float" office:value="10.199999999999999" table:style-name="ce4">
            <text:p>10.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272.JPG</text:p>
          </table:table-cell>
          <table:table-cell office:value-type="float" office:value="0.60496349999999999" table:style-name="ce4">
            <text:p>0.6049635</text:p>
          </table:table-cell>
          <table:table-cell office:value-type="string" table:style-name="ce1">
            <text:p>P. grossularioides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274.JPG</text:p>
          </table:table-cell>
          <table:table-cell office:value-type="float" office:value="1.7122997" table:style-name="ce4">
            <text:p>1.7122997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276.JPG</text:p>
          </table:table-cell>
          <table:table-cell office:value-type="float" office:value="1.5964509" table:style-name="ce4">
            <text:p>1.5964509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277.JPG</text:p>
          </table:table-cell>
          <table:table-cell office:value-type="float" office:value="1.7053138999999999" table:style-name="ce4">
            <text:p>1.7053139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278.JPG</text:p>
          </table:table-cell>
          <table:table-cell office:value-type="float" office:value="2.1915857999999999" table:style-name="ce4">
            <text:p>2.1915858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279.JPG</text:p>
          </table:table-cell>
          <table:table-cell office:value-type="float" office:value="1.472569" table:style-name="ce4">
            <text:p>1.472569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280.JPG</text:p>
          </table:table-cell>
          <table:table-cell office:value-type="float" office:value="1.5766686000000001" table:style-name="ce4">
            <text:p>1.5766686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282.JPG</text:p>
          </table:table-cell>
          <table:table-cell office:value-type="float" office:value="1.3810772" table:style-name="ce4">
            <text:p>1.3810772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283.JPG</text:p>
          </table:table-cell>
          <table:table-cell office:value-type="float" office:value="0.93783740000000004" table:style-name="ce4">
            <text:p>0.9378374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284.JPG</text:p>
          </table:table-cell>
          <table:table-cell office:value-type="float" office:value="1.9129423000000001" table:style-name="ce4">
            <text:p>1.9129423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285.JPG</text:p>
          </table:table-cell>
          <table:table-cell office:value-type="float" office:value="1.8240928999999999" table:style-name="ce4">
            <text:p>1.8240929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288.JPG</text:p>
          </table:table-cell>
          <table:table-cell office:value-type="float" office:value="1.8110443000000001" table:style-name="ce4">
            <text:p>1.8110443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289.JPG</text:p>
          </table:table-cell>
          <table:table-cell office:value-type="float" office:value="1.9682838" table:style-name="ce4">
            <text:p>1.9682838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290.JPG</text:p>
          </table:table-cell>
          <table:table-cell office:value-type="float" office:value="1.4665237" table:style-name="ce4">
            <text:p>1.4665237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291.JPG</text:p>
          </table:table-cell>
          <table:table-cell office:value-type="float" office:value="1.5182374000000001" table:style-name="ce4">
            <text:p>1.5182374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292.JPG</text:p>
          </table:table-cell>
          <table:table-cell office:value-type="float" office:value="0.97216380000000002" table:style-name="ce4">
            <text:p>0.9721638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293.JPG</text:p>
          </table:table-cell>
          <table:table-cell office:value-type="float" office:value="1.5835028" table:style-name="ce4">
            <text:p>1.5835028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294.JPG</text:p>
          </table:table-cell>
          <table:table-cell office:value-type="float" office:value="0.95095260000000004" table:style-name="ce4">
            <text:p>0.9509526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295.JPG</text:p>
          </table:table-cell>
          <table:table-cell office:value-type="float" office:value="1.4545717" table:style-name="ce4">
            <text:p>1.4545717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296.JPG</text:p>
          </table:table-cell>
          <table:table-cell office:value-type="float" office:value="0.84708099999999997" table:style-name="ce4">
            <text:p>0.847081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0.3" table:style-name="ce4">
            <text:p>10.3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297.JPG</text:p>
          </table:table-cell>
          <table:table-cell office:value-type="float" office:value="1.3341289000000001" table:style-name="ce4">
            <text:p>1.3341289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617.JPG</text:p>
          </table:table-cell>
          <table:table-cell office:value-type="float" office:value="3.9872041" table:style-name="ce4">
            <text:p>3.9872041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618.JPG</text:p>
          </table:table-cell>
          <table:table-cell office:value-type="float" office:value="4.3252278999999998" table:style-name="ce4">
            <text:p>4.3252279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619.JPG</text:p>
          </table:table-cell>
          <table:table-cell office:value-type="float" office:value="3.5231596999999999" table:style-name="ce4">
            <text:p>3.5231597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620.JPG</text:p>
          </table:table-cell>
          <table:table-cell office:value-type="float" office:value="4.0061739000000003" table:style-name="ce4">
            <text:p>4.0061739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621.JPG</text:p>
          </table:table-cell>
          <table:table-cell office:value-type="float" office:value="3.7830710999999999" table:style-name="ce4">
            <text:p>3.7830711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622.JPG</text:p>
          </table:table-cell>
          <table:table-cell office:value-type="float" office:value="4.0977693000000004" table:style-name="ce4">
            <text:p>4.0977693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623.JPG</text:p>
          </table:table-cell>
          <table:table-cell office:value-type="float" office:value="4.1158818999999998" table:style-name="ce4">
            <text:p>4.1158819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624.JPG</text:p>
          </table:table-cell>
          <table:table-cell office:value-type="float" office:value="3.2231831" table:style-name="ce4">
            <text:p>3.2231831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625.JPG</text:p>
          </table:table-cell>
          <table:table-cell office:value-type="float" office:value="3.4700438999999998" table:style-name="ce4">
            <text:p>3.4700439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626.JPG</text:p>
          </table:table-cell>
          <table:table-cell office:value-type="float" office:value="4.2645752999999997" table:style-name="ce4">
            <text:p>4.2645753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627.JPG</text:p>
          </table:table-cell>
          <table:table-cell office:value-type="float" office:value="4.6224166000000002" table:style-name="ce4">
            <text:p>4.6224166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628.JPG</text:p>
          </table:table-cell>
          <table:table-cell office:value-type="float" office:value="3.9229915000000002" table:style-name="ce4">
            <text:p>3.9229915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629.JPG</text:p>
          </table:table-cell>
          <table:table-cell office:value-type="float" office:value="5.7514963000000003" table:style-name="ce4">
            <text:p>5.7514963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630.JPG</text:p>
          </table:table-cell>
          <table:table-cell office:value-type="float" office:value="3.9562073999999998" table:style-name="ce4">
            <text:p>3.9562074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631.JPG</text:p>
          </table:table-cell>
          <table:table-cell office:value-type="float" office:value="3.4454099" table:style-name="ce4">
            <text:p>3.4454099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632.JPG</text:p>
          </table:table-cell>
          <table:table-cell office:value-type="float" office:value="3.1573636" table:style-name="ce4">
            <text:p>3.1573636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633.JPG</text:p>
          </table:table-cell>
          <table:table-cell office:value-type="float" office:value="4.2317717999999998" table:style-name="ce4">
            <text:p>4.2317718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634.JPG</text:p>
          </table:table-cell>
          <table:table-cell office:value-type="float" office:value="3.9815706999999998" table:style-name="ce4">
            <text:p>3.9815707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635.JPG</text:p>
          </table:table-cell>
          <table:table-cell office:value-type="float" office:value="3.3494809999999999" table:style-name="ce4">
            <text:p>3.349481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636.JPG</text:p>
          </table:table-cell>
          <table:table-cell office:value-type="float" office:value="3.1114464000000002" table:style-name="ce4">
            <text:p>3.1114464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637.JPG</text:p>
          </table:table-cell>
          <table:table-cell office:value-type="float" office:value="4.8265864000000001" table:style-name="ce4">
            <text:p>4.8265864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2638.JPG</text:p>
          </table:table-cell>
          <table:table-cell office:value-type="float" office:value="4.2418629000000001" table:style-name="ce4">
            <text:p>4.2418629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2639.JPG</text:p>
          </table:table-cell>
          <table:table-cell office:value-type="float" office:value="3.3438270000000001" table:style-name="ce4">
            <text:p>3.343827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2640.JPG</text:p>
          </table:table-cell>
          <table:table-cell office:value-type="float" office:value="3.708466" table:style-name="ce4">
            <text:p>3.708466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2641.JPG</text:p>
          </table:table-cell>
          <table:table-cell office:value-type="float" office:value="3.8539395999999999" table:style-name="ce4">
            <text:p>3.8539396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2642.JPG</text:p>
          </table:table-cell>
          <table:table-cell office:value-type="float" office:value="2.7596067999999998" table:style-name="ce4">
            <text:p>2.7596068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2643.JPG</text:p>
          </table:table-cell>
          <table:table-cell office:value-type="float" office:value="3.4107599999999998" table:style-name="ce4">
            <text:p>3.41076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1.1" table:style-name="ce4">
            <text:p>11.1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2644.JPG</text:p>
          </table:table-cell>
          <table:table-cell office:value-type="float" office:value="4.1612844999999998" table:style-name="ce4">
            <text:p>4.1612845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332.JPG</text:p>
          </table:table-cell>
          <table:table-cell office:value-type="float" office:value="1.9244329" table:style-name="ce4">
            <text:p>1.9244329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333.JPG</text:p>
          </table:table-cell>
          <table:table-cell office:value-type="float" office:value="2.0794031999999998" table:style-name="ce4">
            <text:p>2.0794032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334.JPG</text:p>
          </table:table-cell>
          <table:table-cell office:value-type="float" office:value="1.3548707" table:style-name="ce4">
            <text:p>1.3548707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335.JPG</text:p>
          </table:table-cell>
          <table:table-cell office:value-type="float" office:value="2.1465906000000001" table:style-name="ce4">
            <text:p>2.1465906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336.JPG</text:p>
          </table:table-cell>
          <table:table-cell office:value-type="float" office:value="2.5662934000000002" table:style-name="ce4">
            <text:p>2.5662934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337.JPG</text:p>
          </table:table-cell>
          <table:table-cell office:value-type="float" office:value="2.1761311000000001" table:style-name="ce4">
            <text:p>2.1761311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338.JPG</text:p>
          </table:table-cell>
          <table:table-cell office:value-type="float" office:value="2.3779384000000001" table:style-name="ce4">
            <text:p>2.3779384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339.JPG</text:p>
          </table:table-cell>
          <table:table-cell office:value-type="float" office:value="2.3910591000000001" table:style-name="ce4">
            <text:p>2.3910591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340.JPG</text:p>
          </table:table-cell>
          <table:table-cell office:value-type="float" office:value="2.3280354999999999" table:style-name="ce4">
            <text:p>2.3280355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341.JPG</text:p>
          </table:table-cell>
          <table:table-cell office:value-type="float" office:value="2.4952751000000002" table:style-name="ce4">
            <text:p>2.4952751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342.JPG</text:p>
          </table:table-cell>
          <table:table-cell office:value-type="float" office:value="2.4229772999999999" table:style-name="ce4">
            <text:p>2.4229773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343.JPG</text:p>
          </table:table-cell>
          <table:table-cell office:value-type="float" office:value="2.1165482999999998" table:style-name="ce4">
            <text:p>2.1165483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344.JPG</text:p>
          </table:table-cell>
          <table:table-cell office:value-type="float" office:value="2.5745751000000001" table:style-name="ce4">
            <text:p>2.5745751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345.JPG</text:p>
          </table:table-cell>
          <table:table-cell office:value-type="float" office:value="2.9010463999999998" table:style-name="ce4">
            <text:p>2.9010464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346.JPG</text:p>
          </table:table-cell>
          <table:table-cell office:value-type="float" office:value="2.4565961999999999" table:style-name="ce4">
            <text:p>2.4565962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347.JPG</text:p>
          </table:table-cell>
          <table:table-cell office:value-type="float" office:value="1.8824368" table:style-name="ce4">
            <text:p>1.8824368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348.JPG</text:p>
          </table:table-cell>
          <table:table-cell office:value-type="float" office:value="2.2264436999999999" table:style-name="ce4">
            <text:p>2.2264437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349.JPG</text:p>
          </table:table-cell>
          <table:table-cell office:value-type="float" office:value="2.5453714000000001" table:style-name="ce4">
            <text:p>2.5453714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350.JPG</text:p>
          </table:table-cell>
          <table:table-cell office:value-type="float" office:value="2.0130536000000001" table:style-name="ce4">
            <text:p>2.0130536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351.JPG</text:p>
          </table:table-cell>
          <table:table-cell office:value-type="float" office:value="1.9124144999999999" table:style-name="ce4">
            <text:p>1.9124145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352.JPG</text:p>
          </table:table-cell>
          <table:table-cell office:value-type="float" office:value="2.7714066000000002" table:style-name="ce4">
            <text:p>2.7714066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2353.JPG</text:p>
          </table:table-cell>
          <table:table-cell office:value-type="float" office:value="2.5123782000000001" table:style-name="ce4">
            <text:p>2.5123782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2354.JPG</text:p>
          </table:table-cell>
          <table:table-cell office:value-type="float" office:value="2.2377858000000002" table:style-name="ce4">
            <text:p>2.2377858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2355.JPG</text:p>
          </table:table-cell>
          <table:table-cell office:value-type="float" office:value="2.5162952000000001" table:style-name="ce4">
            <text:p>2.5162952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2356.JPG</text:p>
          </table:table-cell>
          <table:table-cell office:value-type="float" office:value="2.2619047000000001" table:style-name="ce4">
            <text:p>2.2619047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2357.JPG</text:p>
          </table:table-cell>
          <table:table-cell office:value-type="float" office:value="2.6181130000000001" table:style-name="ce4">
            <text:p>2.618113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2358.JPG</text:p>
          </table:table-cell>
          <table:table-cell office:value-type="float" office:value="2.5196094000000002" table:style-name="ce4">
            <text:p>2.5196094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2359.JPG</text:p>
          </table:table-cell>
          <table:table-cell office:value-type="float" office:value="2.0149914999999998" table:style-name="ce4">
            <text:p>2.0149915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2360.JPG</text:p>
          </table:table-cell>
          <table:table-cell office:value-type="float" office:value="1.7975284" table:style-name="ce4">
            <text:p>1.7975284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2361.JPG</text:p>
          </table:table-cell>
          <table:table-cell office:value-type="float" office:value="1.9072541000000001" table:style-name="ce4">
            <text:p>1.9072541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2362.JPG</text:p>
          </table:table-cell>
          <table:table-cell office:value-type="float" office:value="2.511933" table:style-name="ce4">
            <text:p>2.511933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DC12363.JPG</text:p>
          </table:table-cell>
          <table:table-cell office:value-type="float" office:value="2.7131569999999998" table:style-name="ce4">
            <text:p>2.713157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SDC12364.JPG</text:p>
          </table:table-cell>
          <table:table-cell office:value-type="float" office:value="2.7943473999999999" table:style-name="ce4">
            <text:p>2.7943474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SDC12365.JPG</text:p>
          </table:table-cell>
          <table:table-cell office:value-type="float" office:value="2.5334251999999999" table:style-name="ce4">
            <text:p>2.5334252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SDC12366.JPG</text:p>
          </table:table-cell>
          <table:table-cell office:value-type="float" office:value="2.6763927999999999" table:style-name="ce4">
            <text:p>2.6763928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SDC12367.JPG</text:p>
          </table:table-cell>
          <table:table-cell office:value-type="float" office:value="2.1113738" table:style-name="ce4">
            <text:p>2.1113738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SDC12368.JPG</text:p>
          </table:table-cell>
          <table:table-cell office:value-type="float" office:value="1.9761161" table:style-name="ce4">
            <text:p>1.9761161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1" table:style-name="ce4">
            <text:p>12.1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SDC12369.JPG</text:p>
          </table:table-cell>
          <table:table-cell office:value-type="float" office:value="1.8840466" table:style-name="ce4">
            <text:p>1.8840466</text:p>
          </table:table-cell>
          <table:table-cell office:value-type="string" table:style-name="ce1">
            <text:p>P. gibbosum</text:p>
          </table:table-cell>
          <table:table-cell table:number-columns-repeated="16379"/>
        </table:table-row>
        <table:table-row table:style-name="ro2">
          <table:table-cell office:value-type="float" office:value="12.2" table:style-name="ce4">
            <text:p>12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371.JPG</text:p>
          </table:table-cell>
          <table:table-cell office:value-type="float" office:value="0.20623230000000001" table:style-name="ce4">
            <text:p>0.2062323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12.2" table:style-name="ce4">
            <text:p>12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372.JPG</text:p>
          </table:table-cell>
          <table:table-cell office:value-type="float" office:value="0.19744030000000001" table:style-name="ce4">
            <text:p>0.1974403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12.2" table:style-name="ce4">
            <text:p>12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373.JPG</text:p>
          </table:table-cell>
          <table:table-cell office:value-type="float" office:value="0.20630480000000001" table:style-name="ce4">
            <text:p>0.2063048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12.2" table:style-name="ce4">
            <text:p>12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374.JPG</text:p>
          </table:table-cell>
          <table:table-cell office:value-type="float" office:value="0.3655196" table:style-name="ce4">
            <text:p>0.3655196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12.2" table:style-name="ce4">
            <text:p>12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375.JPG</text:p>
          </table:table-cell>
          <table:table-cell office:value-type="float" office:value="0.17069029999999999" table:style-name="ce4">
            <text:p>0.1706903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12.2" table:style-name="ce4">
            <text:p>12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376.JPG</text:p>
          </table:table-cell>
          <table:table-cell office:value-type="float" office:value="0.20669270000000001" table:style-name="ce4">
            <text:p>0.2066927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12.2" table:style-name="ce4">
            <text:p>12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377.JPG</text:p>
          </table:table-cell>
          <table:table-cell office:value-type="float" office:value="0.27738030000000002" table:style-name="ce4">
            <text:p>0.2773803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12.2" table:style-name="ce4">
            <text:p>12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378.JPG</text:p>
          </table:table-cell>
          <table:table-cell office:value-type="float" office:value="0.21562229999999999" table:style-name="ce4">
            <text:p>0.2156223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12.2" table:style-name="ce4">
            <text:p>12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379.JPG</text:p>
          </table:table-cell>
          <table:table-cell office:value-type="float" office:value="0.22826440000000001" table:style-name="ce4">
            <text:p>0.2282644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12.2" table:style-name="ce4">
            <text:p>12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380.JPG</text:p>
          </table:table-cell>
          <table:table-cell office:value-type="float" office:value="0.13773859999999999" table:style-name="ce4">
            <text:p>0.1377386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12.2" table:style-name="ce4">
            <text:p>12.2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381.JPG</text:p>
          </table:table-cell>
          <table:table-cell office:value-type="float" office:value="0.29954360000000002" table:style-name="ce4">
            <text:p>0.2995436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12.2" table:style-name="ce4">
            <text:p>12.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382.JPG</text:p>
          </table:table-cell>
          <table:table-cell office:value-type="float" office:value="0.1720103" table:style-name="ce4">
            <text:p>0.1720103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12.2" table:style-name="ce4">
            <text:p>12.2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383.JPG</text:p>
          </table:table-cell>
          <table:table-cell office:value-type="float" office:value="0.18591579999999999" table:style-name="ce4">
            <text:p>0.1859158</text:p>
          </table:table-cell>
          <table:table-cell office:value-type="string" table:style-name="ce1">
            <text:p>P. senecioides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385.JPG</text:p>
          </table:table-cell>
          <table:table-cell office:value-type="float" office:value="5.1709709999999998" table:style-name="ce4">
            <text:p>5.170971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386.JPG</text:p>
          </table:table-cell>
          <table:table-cell office:value-type="float" office:value="4.7384925000000004" table:style-name="ce4">
            <text:p>4.7384925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387.JPG</text:p>
          </table:table-cell>
          <table:table-cell office:value-type="float" office:value="4.8961927999999997" table:style-name="ce4">
            <text:p>4.8961928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388.JPG</text:p>
          </table:table-cell>
          <table:table-cell office:value-type="float" office:value="4.4161555999999997" table:style-name="ce4">
            <text:p>4.4161556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389.JPG</text:p>
          </table:table-cell>
          <table:table-cell office:value-type="float" office:value="4.1591141" table:style-name="ce4">
            <text:p>4.1591141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390.JPG</text:p>
          </table:table-cell>
          <table:table-cell office:value-type="float" office:value="3.3639961" table:style-name="ce4">
            <text:p>3.3639961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391.JPG</text:p>
          </table:table-cell>
          <table:table-cell office:value-type="float" office:value="4.9868252999999996" table:style-name="ce4">
            <text:p>4.9868253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392.JPG</text:p>
          </table:table-cell>
          <table:table-cell office:value-type="float" office:value="4.7183818999999998" table:style-name="ce4">
            <text:p>4.7183819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393.JPG</text:p>
          </table:table-cell>
          <table:table-cell office:value-type="float" office:value="3.5168933999999998" table:style-name="ce4">
            <text:p>3.5168934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394.JPG</text:p>
          </table:table-cell>
          <table:table-cell office:value-type="float" office:value="3.5613917000000002" table:style-name="ce4">
            <text:p>3.5613917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395.JPG</text:p>
          </table:table-cell>
          <table:table-cell office:value-type="float" office:value="4.4013590999999996" table:style-name="ce4">
            <text:p>4.4013591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396.JPG</text:p>
          </table:table-cell>
          <table:table-cell office:value-type="float" office:value="4.3751480999999997" table:style-name="ce4">
            <text:p>4.3751481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397.JPG</text:p>
          </table:table-cell>
          <table:table-cell office:value-type="float" office:value="4.6109581999999998" table:style-name="ce4">
            <text:p>4.6109582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398.JPG</text:p>
          </table:table-cell>
          <table:table-cell office:value-type="float" office:value="4.1715589" table:style-name="ce4">
            <text:p>4.1715589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399.JPG</text:p>
          </table:table-cell>
          <table:table-cell office:value-type="float" office:value="4.1787793999999998" table:style-name="ce4">
            <text:p>4.1787794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400.JPG</text:p>
          </table:table-cell>
          <table:table-cell office:value-type="float" office:value="4.7911261999999999" table:style-name="ce4">
            <text:p>4.7911262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401.JPG</text:p>
          </table:table-cell>
          <table:table-cell office:value-type="float" office:value="4.9238533999999996" table:style-name="ce4">
            <text:p>4.9238534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402.JPG</text:p>
          </table:table-cell>
          <table:table-cell office:value-type="float" office:value="4.938682" table:style-name="ce4">
            <text:p>4.938682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403.JPG</text:p>
          </table:table-cell>
          <table:table-cell office:value-type="float" office:value="4.7435502999999999" table:style-name="ce4">
            <text:p>4.7435503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404.JPG</text:p>
          </table:table-cell>
          <table:table-cell office:value-type="float" office:value="4.6239714999999997" table:style-name="ce4">
            <text:p>4.6239715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405.JPG</text:p>
          </table:table-cell>
          <table:table-cell office:value-type="float" office:value="5.0188290999999996" table:style-name="ce4">
            <text:p>5.0188291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2406.JPG</text:p>
          </table:table-cell>
          <table:table-cell office:value-type="float" office:value="4.8337738000000003" table:style-name="ce4">
            <text:p>4.8337738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2407.JPG</text:p>
          </table:table-cell>
          <table:table-cell office:value-type="float" office:value="4.8948159999999996" table:style-name="ce4">
            <text:p>4.894816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2408.JPG</text:p>
          </table:table-cell>
          <table:table-cell office:value-type="float" office:value="4.7413663000000001" table:style-name="ce4">
            <text:p>4.7413663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2409.JPG</text:p>
          </table:table-cell>
          <table:table-cell office:value-type="float" office:value="5.1702671000000002" table:style-name="ce4">
            <text:p>5.1702671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2410.JPG</text:p>
          </table:table-cell>
          <table:table-cell office:value-type="float" office:value="4.4669385999999998" table:style-name="ce4">
            <text:p>4.4669386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2411.JPG</text:p>
          </table:table-cell>
          <table:table-cell office:value-type="float" office:value="5.3186796999999997" table:style-name="ce4">
            <text:p>5.3186797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2412.JPG</text:p>
          </table:table-cell>
          <table:table-cell office:value-type="float" office:value="4.7200980000000001" table:style-name="ce4">
            <text:p>4.720098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2413.JPG</text:p>
          </table:table-cell>
          <table:table-cell office:value-type="float" office:value="4.6472363999999997" table:style-name="ce4">
            <text:p>4.6472364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2414.JPG</text:p>
          </table:table-cell>
          <table:table-cell office:value-type="float" office:value="4.7962939999999996" table:style-name="ce4">
            <text:p>4.796294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3" table:style-name="ce4">
            <text:p>12.3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2415.JPG</text:p>
          </table:table-cell>
          <table:table-cell office:value-type="float" office:value="3.8975252999999999" table:style-name="ce4">
            <text:p>3.8975253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426.JPG</text:p>
          </table:table-cell>
          <table:table-cell office:value-type="float" office:value="2.3280094" table:style-name="ce4">
            <text:p>2.3280094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427.JPG</text:p>
          </table:table-cell>
          <table:table-cell office:value-type="float" office:value="2.8166332999999999" table:style-name="ce4">
            <text:p>2.8166333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428.JPG</text:p>
          </table:table-cell>
          <table:table-cell office:value-type="float" office:value="2.6144972000000002" table:style-name="ce4">
            <text:p>2.6144972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429.JPG</text:p>
          </table:table-cell>
          <table:table-cell office:value-type="float" office:value="2.1550227" table:style-name="ce4">
            <text:p>2.1550227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430.JPG</text:p>
          </table:table-cell>
          <table:table-cell office:value-type="float" office:value="2.7209446000000002" table:style-name="ce4">
            <text:p>2.7209446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431.JPG</text:p>
          </table:table-cell>
          <table:table-cell office:value-type="float" office:value="2.2246697000000002" table:style-name="ce4">
            <text:p>2.2246697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432.JPG</text:p>
          </table:table-cell>
          <table:table-cell office:value-type="float" office:value="2.0931034999999998" table:style-name="ce4">
            <text:p>2.0931035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433.JPG</text:p>
          </table:table-cell>
          <table:table-cell office:value-type="float" office:value="2.8594667999999999" table:style-name="ce4">
            <text:p>2.8594668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434.JPG</text:p>
          </table:table-cell>
          <table:table-cell office:value-type="float" office:value="2.7356938" table:style-name="ce4">
            <text:p>2.7356938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435.JPG</text:p>
          </table:table-cell>
          <table:table-cell office:value-type="float" office:value="1.8879520999999999" table:style-name="ce4">
            <text:p>1.8879521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436.JPG</text:p>
          </table:table-cell>
          <table:table-cell office:value-type="float" office:value="2.9153109000000001" table:style-name="ce4">
            <text:p>2.9153109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437.JPG</text:p>
          </table:table-cell>
          <table:table-cell office:value-type="float" office:value="2.9091665999999998" table:style-name="ce4">
            <text:p>2.9091666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438.JPG</text:p>
          </table:table-cell>
          <table:table-cell office:value-type="float" office:value="2.9582879000000002" table:style-name="ce4">
            <text:p>2.9582879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439.JPG</text:p>
          </table:table-cell>
          <table:table-cell office:value-type="float" office:value="2.2311774999999998" table:style-name="ce4">
            <text:p>2.2311775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440.JPG</text:p>
          </table:table-cell>
          <table:table-cell office:value-type="float" office:value="1.9573077999999999" table:style-name="ce4">
            <text:p>1.9573078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441.JPG</text:p>
          </table:table-cell>
          <table:table-cell office:value-type="float" office:value="1.9813972" table:style-name="ce4">
            <text:p>1.9813972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442.JPG</text:p>
          </table:table-cell>
          <table:table-cell office:value-type="float" office:value="2.8200921000000001" table:style-name="ce4">
            <text:p>2.8200921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443.JPG</text:p>
          </table:table-cell>
          <table:table-cell office:value-type="float" office:value="2.8091605999999998" table:style-name="ce4">
            <text:p>2.8091606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444.JPG</text:p>
          </table:table-cell>
          <table:table-cell office:value-type="float" office:value="2.5324195999999999" table:style-name="ce4">
            <text:p>2.5324196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445.JPG</text:p>
          </table:table-cell>
          <table:table-cell office:value-type="float" office:value="2.3869381000000001" table:style-name="ce4">
            <text:p>2.3869381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446.JPG</text:p>
          </table:table-cell>
          <table:table-cell office:value-type="float" office:value="2.4809944000000002" table:style-name="ce4">
            <text:p>2.4809944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2447.JPG</text:p>
          </table:table-cell>
          <table:table-cell office:value-type="float" office:value="3.0474377000000001" table:style-name="ce4">
            <text:p>3.0474377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2448.JPG</text:p>
          </table:table-cell>
          <table:table-cell office:value-type="float" office:value="2.4279983000000001" table:style-name="ce4">
            <text:p>2.4279983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2449.JPG</text:p>
          </table:table-cell>
          <table:table-cell office:value-type="float" office:value="2.9926721000000001" table:style-name="ce4">
            <text:p>2.9926721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2450.JPG</text:p>
          </table:table-cell>
          <table:table-cell office:value-type="float" office:value="2.4257713000000001" table:style-name="ce4">
            <text:p>2.4257713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2451.JPG</text:p>
          </table:table-cell>
          <table:table-cell office:value-type="float" office:value="2.6952991000000002" table:style-name="ce4">
            <text:p>2.6952991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2452.JPG</text:p>
          </table:table-cell>
          <table:table-cell office:value-type="float" office:value="2.2759287000000001" table:style-name="ce4">
            <text:p>2.2759287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2453.JPG</text:p>
          </table:table-cell>
          <table:table-cell office:value-type="float" office:value="2.8710163999999998" table:style-name="ce4">
            <text:p>2.8710164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2454.JPG</text:p>
          </table:table-cell>
          <table:table-cell office:value-type="float" office:value="2.8196495000000001" table:style-name="ce4">
            <text:p>2.8196495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2455.JPG</text:p>
          </table:table-cell>
          <table:table-cell office:value-type="float" office:value="2.9135789000000001" table:style-name="ce4">
            <text:p>2.9135789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2456.JPG</text:p>
          </table:table-cell>
          <table:table-cell office:value-type="float" office:value="2.8903862999999999" table:style-name="ce4">
            <text:p>2.8903863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4" table:style-name="ce4">
            <text:p>12.4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DC12457.JPG</text:p>
          </table:table-cell>
          <table:table-cell office:value-type="float" office:value="2.4382299999999999" table:style-name="ce4">
            <text:p>2.43823</text:p>
          </table:table-cell>
          <table:table-cell office:value-type="string" table:style-name="ce1">
            <text:p>P. fulgidum</text:p>
          </table:table-cell>
          <table:table-cell table:number-columns-repeated="16379"/>
        </table:table-row>
        <table:table-row table:style-name="ro2">
          <table:table-cell office:value-type="float" office:value="12.5" table:style-name="ce4">
            <text:p>12.5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469.JPG</text:p>
          </table:table-cell>
          <table:table-cell office:value-type="float" office:value="0.44019629999999998" table:style-name="ce4">
            <text:p>0.4401963</text:p>
          </table:table-cell>
          <table:table-cell office:value-type="string" table:style-name="ce1">
            <text:p>P. carnosum</text:p>
          </table:table-cell>
          <table:table-cell table:number-columns-repeated="16379"/>
        </table:table-row>
        <table:table-row table:style-name="ro2">
          <table:table-cell office:value-type="float" office:value="12.5" table:style-name="ce4">
            <text:p>12.5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470.JPG</text:p>
          </table:table-cell>
          <table:table-cell office:value-type="float" office:value="0.35618499999999997" table:style-name="ce4">
            <text:p>0.356185</text:p>
          </table:table-cell>
          <table:table-cell office:value-type="string" table:style-name="ce1">
            <text:p>P. carnosum</text:p>
          </table:table-cell>
          <table:table-cell table:number-columns-repeated="16379"/>
        </table:table-row>
        <table:table-row table:style-name="ro2">
          <table:table-cell office:value-type="float" office:value="12.5" table:style-name="ce4">
            <text:p>12.5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471.JPG</text:p>
          </table:table-cell>
          <table:table-cell office:value-type="float" office:value="0.4794542" table:style-name="ce4">
            <text:p>0.4794542</text:p>
          </table:table-cell>
          <table:table-cell office:value-type="string" table:style-name="ce1">
            <text:p>P. carnosum</text:p>
          </table:table-cell>
          <table:table-cell table:number-columns-repeated="16379"/>
        </table:table-row>
        <table:table-row table:style-name="ro2">
          <table:table-cell office:value-type="float" office:value="12.5" table:style-name="ce4">
            <text:p>12.5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472.JPG</text:p>
          </table:table-cell>
          <table:table-cell office:value-type="float" office:value="0.44985439999999999" table:style-name="ce4">
            <text:p>0.4498544</text:p>
          </table:table-cell>
          <table:table-cell office:value-type="string" table:style-name="ce1">
            <text:p>P. carnosum</text:p>
          </table:table-cell>
          <table:table-cell table:number-columns-repeated="16379"/>
        </table:table-row>
        <table:table-row table:style-name="ro2">
          <table:table-cell office:value-type="float" office:value="12.5" table:style-name="ce4">
            <text:p>12.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473.JPG</text:p>
          </table:table-cell>
          <table:table-cell office:value-type="float" office:value="0.22966829999999999" table:style-name="ce4">
            <text:p>0.2296683</text:p>
          </table:table-cell>
          <table:table-cell office:value-type="string" table:style-name="ce1">
            <text:p>P. carnosum</text:p>
          </table:table-cell>
          <table:table-cell table:number-columns-repeated="16379"/>
        </table:table-row>
        <table:table-row table:style-name="ro2">
          <table:table-cell office:value-type="float" office:value="12.5" table:style-name="ce4">
            <text:p>12.5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474.JPG</text:p>
          </table:table-cell>
          <table:table-cell office:value-type="float" office:value="0.52297720000000003" table:style-name="ce4">
            <text:p>0.5229772</text:p>
          </table:table-cell>
          <table:table-cell office:value-type="string" table:style-name="ce1">
            <text:p>P. carnosum</text:p>
          </table:table-cell>
          <table:table-cell table:number-columns-repeated="16379"/>
        </table:table-row>
        <table:table-row table:style-name="ro2">
          <table:table-cell office:value-type="float" office:value="12.5" table:style-name="ce4">
            <text:p>12.5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475.JPG</text:p>
          </table:table-cell>
          <table:table-cell office:value-type="float" office:value="0.51040649999999999" table:style-name="ce4">
            <text:p>0.5104065</text:p>
          </table:table-cell>
          <table:table-cell office:value-type="string" table:style-name="ce1">
            <text:p>P. carnosum</text:p>
          </table:table-cell>
          <table:table-cell table:number-columns-repeated="16379"/>
        </table:table-row>
        <table:table-row table:style-name="ro2">
          <table:table-cell office:value-type="float" office:value="12.5" table:style-name="ce4">
            <text:p>12.5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476.JPG</text:p>
          </table:table-cell>
          <table:table-cell office:value-type="float" office:value="0.41340310000000002" table:style-name="ce4">
            <text:p>0.4134031</text:p>
          </table:table-cell>
          <table:table-cell office:value-type="string" table:style-name="ce1">
            <text:p>P. carnosum</text:p>
          </table:table-cell>
          <table:table-cell table:number-columns-repeated="16379"/>
        </table:table-row>
        <table:table-row table:style-name="ro2">
          <table:table-cell office:value-type="float" office:value="12.5" table:style-name="ce4">
            <text:p>12.5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477.JPG</text:p>
          </table:table-cell>
          <table:table-cell office:value-type="float" office:value="0.4276124" table:style-name="ce4">
            <text:p>0.4276124</text:p>
          </table:table-cell>
          <table:table-cell office:value-type="string" table:style-name="ce1">
            <text:p>P. carnosum</text:p>
          </table:table-cell>
          <table:table-cell table:number-columns-repeated="16379"/>
        </table:table-row>
        <table:table-row table:style-name="ro2">
          <table:table-cell office:value-type="float" office:value="12.5" table:style-name="ce4">
            <text:p>12.5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479.JPG</text:p>
          </table:table-cell>
          <table:table-cell office:value-type="float" office:value="0.31864779999999998" table:style-name="ce4">
            <text:p>0.3186478</text:p>
          </table:table-cell>
          <table:table-cell office:value-type="string" table:style-name="ce1">
            <text:p>P. carnosum</text:p>
          </table:table-cell>
          <table:table-cell table:number-columns-repeated="16379"/>
        </table:table-row>
        <table:table-row table:style-name="ro2">
          <table:table-cell office:value-type="float" office:value="12.5" table:style-name="ce4">
            <text:p>12.5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480.JPG</text:p>
          </table:table-cell>
          <table:table-cell office:value-type="float" office:value="0.27610590000000002" table:style-name="ce4">
            <text:p>0.2761059</text:p>
          </table:table-cell>
          <table:table-cell office:value-type="string" table:style-name="ce1">
            <text:p>P. carnosum</text:p>
          </table:table-cell>
          <table:table-cell table:number-columns-repeated="16379"/>
        </table:table-row>
        <table:table-row table:style-name="ro2">
          <table:table-cell office:value-type="float" office:value="12.6" table:style-name="ce4">
            <text:p>12.6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494.JPG</text:p>
          </table:table-cell>
          <table:table-cell office:value-type="float" office:value="2.5762147999999998" table:style-name="ce4">
            <text:p>2.5762148</text:p>
          </table:table-cell>
          <table:table-cell office:value-type="string" table:style-name="ce1">
            <text:p>P. lobatum</text:p>
          </table:table-cell>
          <table:table-cell table:number-columns-repeated="16379"/>
        </table:table-row>
        <table:table-row table:style-name="ro2">
          <table:table-cell office:value-type="float" office:value="12.6" table:style-name="ce4">
            <text:p>12.6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495.JPG</text:p>
          </table:table-cell>
          <table:table-cell office:value-type="float" office:value="2.3046433999999998" table:style-name="ce4">
            <text:p>2.3046434</text:p>
          </table:table-cell>
          <table:table-cell office:value-type="string" table:style-name="ce1">
            <text:p>P. lobatum</text:p>
          </table:table-cell>
          <table:table-cell table:number-columns-repeated="16379"/>
        </table:table-row>
        <table:table-row table:style-name="ro2">
          <table:table-cell office:value-type="float" office:value="12.6" table:style-name="ce4">
            <text:p>12.6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496.JPG</text:p>
          </table:table-cell>
          <table:table-cell office:value-type="float" office:value="2.0353167999999999" table:style-name="ce4">
            <text:p>2.0353168</text:p>
          </table:table-cell>
          <table:table-cell office:value-type="string" table:style-name="ce1">
            <text:p>P. lobatum</text:p>
          </table:table-cell>
          <table:table-cell table:number-columns-repeated="16379"/>
        </table:table-row>
        <table:table-row table:style-name="ro2">
          <table:table-cell office:value-type="float" office:value="12.7" table:style-name="ce4">
            <text:p>12.7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498.JPG</text:p>
          </table:table-cell>
          <table:table-cell office:value-type="float" office:value="2.0255554999999998" table:style-name="ce4">
            <text:p>2.0255555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2.7" table:style-name="ce4">
            <text:p>12.7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499.JPG</text:p>
          </table:table-cell>
          <table:table-cell office:value-type="float" office:value="1.5702745" table:style-name="ce4">
            <text:p>1.5702745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2.7" table:style-name="ce4">
            <text:p>12.7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500.JPG</text:p>
          </table:table-cell>
          <table:table-cell office:value-type="float" office:value="1.6048344000000001" table:style-name="ce4">
            <text:p>1.6048344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2.7" table:style-name="ce4">
            <text:p>12.7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501.JPG</text:p>
          </table:table-cell>
          <table:table-cell office:value-type="float" office:value="1.9209149999999999" table:style-name="ce4">
            <text:p>1.920915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2.7" table:style-name="ce4">
            <text:p>12.7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502.JPG</text:p>
          </table:table-cell>
          <table:table-cell office:value-type="float" office:value="1.8333617" table:style-name="ce4">
            <text:p>1.8333617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2.7" table:style-name="ce4">
            <text:p>12.7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503.JPG</text:p>
          </table:table-cell>
          <table:table-cell office:value-type="float" office:value="1.9230266" table:style-name="ce4">
            <text:p>1.9230266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2.7" table:style-name="ce4">
            <text:p>12.7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504.JPG</text:p>
          </table:table-cell>
          <table:table-cell office:value-type="float" office:value="1.7107992000000001" table:style-name="ce4">
            <text:p>1.7107992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2.7" table:style-name="ce4">
            <text:p>12.7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505.JPG</text:p>
          </table:table-cell>
          <table:table-cell office:value-type="float" office:value="1.7471787000000001" table:style-name="ce4">
            <text:p>1.7471787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2.7" table:style-name="ce4">
            <text:p>12.7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506.JPG</text:p>
          </table:table-cell>
          <table:table-cell office:value-type="float" office:value="1.7008467" table:style-name="ce4">
            <text:p>1.7008467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2.7" table:style-name="ce4">
            <text:p>12.7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507.JPG</text:p>
          </table:table-cell>
          <table:table-cell office:value-type="float" office:value="1.6967091000000001" table:style-name="ce4">
            <text:p>1.6967091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2.7" table:style-name="ce4">
            <text:p>12.7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508.JPG</text:p>
          </table:table-cell>
          <table:table-cell office:value-type="float" office:value="0.8983622" table:style-name="ce4">
            <text:p>0.8983622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518.JPG</text:p>
          </table:table-cell>
          <table:table-cell office:value-type="float" office:value="1.0901126999999999" table:style-name="ce4">
            <text:p>1.0901127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519.JPG</text:p>
          </table:table-cell>
          <table:table-cell office:value-type="float" office:value="1.0093367" table:style-name="ce4">
            <text:p>1.0093367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520.JPG</text:p>
          </table:table-cell>
          <table:table-cell office:value-type="float" office:value="1.0232325" table:style-name="ce4">
            <text:p>1.0232325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521.JPG</text:p>
          </table:table-cell>
          <table:table-cell office:value-type="float" office:value="0.82583580000000001" table:style-name="ce4">
            <text:p>0.8258358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559.JPG</text:p>
          </table:table-cell>
          <table:table-cell office:value-type="float" office:value="1.3878113000000001" table:style-name="ce4">
            <text:p>1.3878113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560.JPG</text:p>
          </table:table-cell>
          <table:table-cell office:value-type="float" office:value="1.1961307999999999" table:style-name="ce4">
            <text:p>1.1961308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563.JPG</text:p>
          </table:table-cell>
          <table:table-cell office:value-type="float" office:value="0.9919152" table:style-name="ce4">
            <text:p>0.9919152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564.JPG</text:p>
          </table:table-cell>
          <table:table-cell office:value-type="float" office:value="1.0034149999999999" table:style-name="ce4">
            <text:p>1.003415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565.JPG</text:p>
          </table:table-cell>
          <table:table-cell office:value-type="float" office:value="0.88196169999999996" table:style-name="ce4">
            <text:p>0.8819617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566.JPG</text:p>
          </table:table-cell>
          <table:table-cell office:value-type="float" office:value="0.91142140000000005" table:style-name="ce4">
            <text:p>0.9114214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567.JPG</text:p>
          </table:table-cell>
          <table:table-cell office:value-type="float" office:value="0.80657730000000005" table:style-name="ce4">
            <text:p>0.8065773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568.JPG</text:p>
          </table:table-cell>
          <table:table-cell office:value-type="float" office:value="0.72177049999999998" table:style-name="ce4">
            <text:p>0.7217705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569.JPG</text:p>
          </table:table-cell>
          <table:table-cell office:value-type="float" office:value="1.1385656" table:style-name="ce4">
            <text:p>1.1385656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570.JPG</text:p>
          </table:table-cell>
          <table:table-cell office:value-type="float" office:value="0.67422780000000004" table:style-name="ce4">
            <text:p>0.6742278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571.JPG</text:p>
          </table:table-cell>
          <table:table-cell office:value-type="float" office:value="0.91445500000000002" table:style-name="ce4">
            <text:p>0.914455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572.JPG</text:p>
          </table:table-cell>
          <table:table-cell office:value-type="float" office:value="1.0459737" table:style-name="ce4">
            <text:p>1.0459737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573.JPG</text:p>
          </table:table-cell>
          <table:table-cell office:value-type="float" office:value="0.97039940000000002" table:style-name="ce4">
            <text:p>0.9703994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574.JPG</text:p>
          </table:table-cell>
          <table:table-cell office:value-type="float" office:value="0.70245610000000003" table:style-name="ce4">
            <text:p>0.7024561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575.JPG</text:p>
          </table:table-cell>
          <table:table-cell office:value-type="float" office:value="1.1274994" table:style-name="ce4">
            <text:p>1.1274994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576.JPG</text:p>
          </table:table-cell>
          <table:table-cell office:value-type="float" office:value="0.88784099999999999" table:style-name="ce4">
            <text:p>0.887841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577.JPG</text:p>
          </table:table-cell>
          <table:table-cell office:value-type="float" office:value="0.98448639999999998" table:style-name="ce4">
            <text:p>0.9844864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2578.JPG</text:p>
          </table:table-cell>
          <table:table-cell office:value-type="float" office:value="0.5875264" table:style-name="ce4">
            <text:p>0.5875264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2579.JPG</text:p>
          </table:table-cell>
          <table:table-cell office:value-type="float" office:value="1.0586236" table:style-name="ce4">
            <text:p>1.0586236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2580.JPG</text:p>
          </table:table-cell>
          <table:table-cell office:value-type="float" office:value="0.83080050000000005" table:style-name="ce4">
            <text:p>0.8308005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2581.JPG</text:p>
          </table:table-cell>
          <table:table-cell office:value-type="float" office:value="1.4996255999999999" table:style-name="ce4">
            <text:p>1.4996256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2582.JPG</text:p>
          </table:table-cell>
          <table:table-cell office:value-type="float" office:value="0.61495869999999997" table:style-name="ce4">
            <text:p>0.6149587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2583.JPG</text:p>
          </table:table-cell>
          <table:table-cell office:value-type="float" office:value="1.1407719000000001" table:style-name="ce4">
            <text:p>1.1407719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2584.JPG</text:p>
          </table:table-cell>
          <table:table-cell office:value-type="float" office:value="1.1926104" table:style-name="ce4">
            <text:p>1.1926104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2585.JPG</text:p>
          </table:table-cell>
          <table:table-cell office:value-type="float" office:value="0.99659589999999998" table:style-name="ce4">
            <text:p>0.9965959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2586.JPG</text:p>
          </table:table-cell>
          <table:table-cell office:value-type="float" office:value="0.99507710000000005" table:style-name="ce4">
            <text:p>0.9950771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2587.JPG</text:p>
          </table:table-cell>
          <table:table-cell office:value-type="float" office:value="0.85390730000000004" table:style-name="ce4">
            <text:p>0.8539073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DC12588.JPG</text:p>
          </table:table-cell>
          <table:table-cell office:value-type="float" office:value="1.1835727" table:style-name="ce4">
            <text:p>1.1835727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SDC12589.JPG</text:p>
          </table:table-cell>
          <table:table-cell office:value-type="float" office:value="1.3451126" table:style-name="ce4">
            <text:p>1.3451126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SDC12590.JPG</text:p>
          </table:table-cell>
          <table:table-cell office:value-type="float" office:value="0.60182480000000005" table:style-name="ce4">
            <text:p>0.6018248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SDC12591.JPG</text:p>
          </table:table-cell>
          <table:table-cell office:value-type="float" office:value="0.84428590000000003" table:style-name="ce4">
            <text:p>0.8442859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SDC12592.JPG</text:p>
          </table:table-cell>
          <table:table-cell office:value-type="float" office:value="0.98941650000000003" table:style-name="ce4">
            <text:p>0.9894165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SDC12593.JPG</text:p>
          </table:table-cell>
          <table:table-cell office:value-type="float" office:value="0.80017059999999995" table:style-name="ce4">
            <text:p>0.8001706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SDC12594.JPG</text:p>
          </table:table-cell>
          <table:table-cell office:value-type="float" office:value="1.0680521000000001" table:style-name="ce4">
            <text:p>1.0680521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SDC12595.JPG</text:p>
          </table:table-cell>
          <table:table-cell office:value-type="float" office:value="1.0129381" table:style-name="ce4">
            <text:p>1.0129381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SDC12596.JPG</text:p>
          </table:table-cell>
          <table:table-cell office:value-type="float" office:value="1.2258785000000001" table:style-name="ce4">
            <text:p>1.2258785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SDC12597.JPG</text:p>
          </table:table-cell>
          <table:table-cell office:value-type="float" office:value="0.50424159999999996" table:style-name="ce4">
            <text:p>0.5042416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SDC12598.JPG</text:p>
          </table:table-cell>
          <table:table-cell office:value-type="float" office:value="0.76615630000000001" table:style-name="ce4">
            <text:p>0.7661563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SDC12599.JPG</text:p>
          </table:table-cell>
          <table:table-cell office:value-type="float" office:value="0.67604350000000002" table:style-name="ce4">
            <text:p>0.6760435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SDC12600.JPG</text:p>
          </table:table-cell>
          <table:table-cell office:value-type="float" office:value="0.77583849999999999" table:style-name="ce4">
            <text:p>0.7758385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SDC12601.JPG</text:p>
          </table:table-cell>
          <table:table-cell office:value-type="float" office:value="1.1032506" table:style-name="ce4">
            <text:p>1.1032506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46" table:style-name="ce5">
            <text:p>46</text:p>
          </table:table-cell>
          <table:table-cell office:value-type="string" table:style-name="ce1">
            <text:p>SDC12602.JPG</text:p>
          </table:table-cell>
          <table:table-cell office:value-type="float" office:value="1.0970603000000001" table:style-name="ce4">
            <text:p>1.0970603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47" table:style-name="ce5">
            <text:p>47</text:p>
          </table:table-cell>
          <table:table-cell office:value-type="string" table:style-name="ce1">
            <text:p>SDC12603.JPG</text:p>
          </table:table-cell>
          <table:table-cell office:value-type="float" office:value="0.62812889999999999" table:style-name="ce4">
            <text:p>0.6281289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48" table:style-name="ce5">
            <text:p>48</text:p>
          </table:table-cell>
          <table:table-cell office:value-type="string" table:style-name="ce1">
            <text:p>SDC12604.JPG</text:p>
          </table:table-cell>
          <table:table-cell office:value-type="float" office:value="1.0317940000000001" table:style-name="ce4">
            <text:p>1.031794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49" table:style-name="ce5">
            <text:p>49</text:p>
          </table:table-cell>
          <table:table-cell office:value-type="string" table:style-name="ce1">
            <text:p>SDC12605.JPG</text:p>
          </table:table-cell>
          <table:table-cell office:value-type="float" office:value="1.1270543" table:style-name="ce4">
            <text:p>1.1270543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50" table:style-name="ce5">
            <text:p>50</text:p>
          </table:table-cell>
          <table:table-cell office:value-type="string" table:style-name="ce1">
            <text:p>SDC12606.JPG</text:p>
          </table:table-cell>
          <table:table-cell office:value-type="float" office:value="0.99167590000000005" table:style-name="ce4">
            <text:p>0.9916759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51" table:style-name="ce5">
            <text:p>51</text:p>
          </table:table-cell>
          <table:table-cell office:value-type="string" table:style-name="ce1">
            <text:p>SDC12607.JPG</text:p>
          </table:table-cell>
          <table:table-cell office:value-type="float" office:value="1.2090666000000001" table:style-name="ce4">
            <text:p>1.2090666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52" table:style-name="ce5">
            <text:p>52</text:p>
          </table:table-cell>
          <table:table-cell office:value-type="string" table:style-name="ce1">
            <text:p>SDC12608.JPG</text:p>
          </table:table-cell>
          <table:table-cell office:value-type="float" office:value="0.66265200000000002" table:style-name="ce4">
            <text:p>0.662652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53" table:style-name="ce5">
            <text:p>53</text:p>
          </table:table-cell>
          <table:table-cell office:value-type="string" table:style-name="ce1">
            <text:p>SDC12609.JPG</text:p>
          </table:table-cell>
          <table:table-cell office:value-type="float" office:value="1.0658699" table:style-name="ce4">
            <text:p>1.0658699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54" table:style-name="ce5">
            <text:p>54</text:p>
          </table:table-cell>
          <table:table-cell office:value-type="string" table:style-name="ce1">
            <text:p>SDC12610.JPG</text:p>
          </table:table-cell>
          <table:table-cell office:value-type="float" office:value="1.0278403" table:style-name="ce4">
            <text:p>1.0278403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55" table:style-name="ce5">
            <text:p>55</text:p>
          </table:table-cell>
          <table:table-cell office:value-type="string" table:style-name="ce1">
            <text:p>SDC12611.JPG</text:p>
          </table:table-cell>
          <table:table-cell office:value-type="float" office:value="0.92215610000000003" table:style-name="ce4">
            <text:p>0.9221561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56" table:style-name="ce5">
            <text:p>56</text:p>
          </table:table-cell>
          <table:table-cell office:value-type="string" table:style-name="ce1">
            <text:p>SDC12612.JPG</text:p>
          </table:table-cell>
          <table:table-cell office:value-type="float" office:value="1.0045820000000001" table:style-name="ce4">
            <text:p>1.004582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57" table:style-name="ce5">
            <text:p>57</text:p>
          </table:table-cell>
          <table:table-cell office:value-type="string" table:style-name="ce1">
            <text:p>SDC12613.JPG</text:p>
          </table:table-cell>
          <table:table-cell office:value-type="float" office:value="0.80332440000000005" table:style-name="ce4">
            <text:p>0.8033244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58" table:style-name="ce5">
            <text:p>58</text:p>
          </table:table-cell>
          <table:table-cell office:value-type="string" table:style-name="ce1">
            <text:p>SDC12614.JPG</text:p>
          </table:table-cell>
          <table:table-cell office:value-type="float" office:value="1.2458992" table:style-name="ce4">
            <text:p>1.2458992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1" table:style-name="ce4">
            <text:p>13.1</text:p>
          </table:table-cell>
          <table:table-cell office:value-type="float" office:value="59" table:style-name="ce5">
            <text:p>59</text:p>
          </table:table-cell>
          <table:table-cell office:value-type="string" table:style-name="ce1">
            <text:p>SDC12615.JPG</text:p>
          </table:table-cell>
          <table:table-cell office:value-type="float" office:value="0.69939470000000004" table:style-name="ce4">
            <text:p>0.6993947</text:p>
          </table:table-cell>
          <table:table-cell office:value-type="string" table:style-name="ce1">
            <text:p>Sp. 5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536.JPG</text:p>
          </table:table-cell>
          <table:table-cell office:value-type="float" office:value="1.2016283000000001" table:style-name="ce4">
            <text:p>1.2016283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537.JPG</text:p>
          </table:table-cell>
          <table:table-cell office:value-type="float" office:value="1.2728576" table:style-name="ce4">
            <text:p>1.2728576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538.JPG</text:p>
          </table:table-cell>
          <table:table-cell office:value-type="float" office:value="1.4442653000000001" table:style-name="ce4">
            <text:p>1.4442653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539.JPG</text:p>
          </table:table-cell>
          <table:table-cell office:value-type="float" office:value="1.1352579" table:style-name="ce4">
            <text:p>1.1352579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540.JPG</text:p>
          </table:table-cell>
          <table:table-cell office:value-type="float" office:value="1.4956488999999999" table:style-name="ce4">
            <text:p>1.4956489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541.JPG</text:p>
          </table:table-cell>
          <table:table-cell office:value-type="float" office:value="1.2078357" table:style-name="ce4">
            <text:p>1.2078357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542.JPG</text:p>
          </table:table-cell>
          <table:table-cell office:value-type="float" office:value="1.1124702" table:style-name="ce4">
            <text:p>1.1124702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543.JPG</text:p>
          </table:table-cell>
          <table:table-cell office:value-type="float" office:value="1.8697995999999999" table:style-name="ce4">
            <text:p>1.8697996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544.JPG</text:p>
          </table:table-cell>
          <table:table-cell office:value-type="float" office:value="1.2863099" table:style-name="ce4">
            <text:p>1.2863099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545.JPG</text:p>
          </table:table-cell>
          <table:table-cell office:value-type="float" office:value="1.4484923000000001" table:style-name="ce4">
            <text:p>1.4484923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546.JPG</text:p>
          </table:table-cell>
          <table:table-cell office:value-type="float" office:value="1.6328990999999999" table:style-name="ce4">
            <text:p>1.6328991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547.JPG</text:p>
          </table:table-cell>
          <table:table-cell office:value-type="float" office:value="1.1415211999999999" table:style-name="ce4">
            <text:p>1.1415212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548.JPG</text:p>
          </table:table-cell>
          <table:table-cell office:value-type="float" office:value="1.3064355000000001" table:style-name="ce4">
            <text:p>1.3064355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549.JPG</text:p>
          </table:table-cell>
          <table:table-cell office:value-type="float" office:value="1.4021813999999999" table:style-name="ce4">
            <text:p>1.4021814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550.JPG</text:p>
          </table:table-cell>
          <table:table-cell office:value-type="float" office:value="1.2164663" table:style-name="ce4">
            <text:p>1.2164663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551.JPG</text:p>
          </table:table-cell>
          <table:table-cell office:value-type="float" office:value="1.3697889000000001" table:style-name="ce4">
            <text:p>1.3697889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552.JPG</text:p>
          </table:table-cell>
          <table:table-cell office:value-type="float" office:value="1.5038081000000001" table:style-name="ce4">
            <text:p>1.5038081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553.JPG</text:p>
          </table:table-cell>
          <table:table-cell office:value-type="float" office:value="1.3959695999999999" table:style-name="ce4">
            <text:p>1.3959696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554.JPG</text:p>
          </table:table-cell>
          <table:table-cell office:value-type="float" office:value="0.8015177" table:style-name="ce4">
            <text:p>0.8015177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555.JPG</text:p>
          </table:table-cell>
          <table:table-cell office:value-type="float" office:value="1.2104413999999999" table:style-name="ce4">
            <text:p>1.2104414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3.2" table:style-name="ce4">
            <text:p>13.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556.JPG</text:p>
          </table:table-cell>
          <table:table-cell office:value-type="float" office:value="1.343504" table:style-name="ce4">
            <text:p>1.343504</text:p>
          </table:table-cell>
          <table:table-cell office:value-type="string" table:style-name="ce1">
            <text:p>P. trifoliolatum</text:p>
          </table:table-cell>
          <table:table-cell table:number-columns-repeated="16379"/>
        </table:table-row>
        <table:table-row table:style-name="ro2">
          <table:table-cell office:value-type="float" office:value="14.1" table:style-name="ce4">
            <text:p>14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646.JPG</text:p>
          </table:table-cell>
          <table:table-cell office:value-type="float" office:value="1.2777856999999999" table:style-name="ce4">
            <text:p>1.2777857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1" table:style-name="ce4">
            <text:p>14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647.JPG</text:p>
          </table:table-cell>
          <table:table-cell office:value-type="float" office:value="1.5589261999999999" table:style-name="ce4">
            <text:p>1.5589262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1" table:style-name="ce4">
            <text:p>14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648.JPG</text:p>
          </table:table-cell>
          <table:table-cell office:value-type="float" office:value="1.6132183" table:style-name="ce4">
            <text:p>1.6132183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1" table:style-name="ce4">
            <text:p>14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649.JPG</text:p>
          </table:table-cell>
          <table:table-cell office:value-type="float" office:value="2.1509816000000002" table:style-name="ce4">
            <text:p>2.1509816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1" table:style-name="ce4">
            <text:p>14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650.JPG</text:p>
          </table:table-cell>
          <table:table-cell office:value-type="float" office:value="2.2815162999999998" table:style-name="ce4">
            <text:p>2.2815163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1" table:style-name="ce4">
            <text:p>14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651.JPG</text:p>
          </table:table-cell>
          <table:table-cell office:value-type="float" office:value="1.8757132999999999" table:style-name="ce4">
            <text:p>1.8757133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1" table:style-name="ce4">
            <text:p>14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652.JPG</text:p>
          </table:table-cell>
          <table:table-cell office:value-type="float" office:value="1.9054298000000001" table:style-name="ce4">
            <text:p>1.9054298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1" table:style-name="ce4">
            <text:p>14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653.JPG</text:p>
          </table:table-cell>
          <table:table-cell office:value-type="float" office:value="1.9919638" table:style-name="ce4">
            <text:p>1.9919638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1" table:style-name="ce4">
            <text:p>14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654.JPG</text:p>
          </table:table-cell>
          <table:table-cell office:value-type="float" office:value="2.3351541999999998" table:style-name="ce4">
            <text:p>2.3351542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1" table:style-name="ce4">
            <text:p>14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655.JPG</text:p>
          </table:table-cell>
          <table:table-cell office:value-type="float" office:value="1.4854482" table:style-name="ce4">
            <text:p>1.4854482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1" table:style-name="ce4">
            <text:p>14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656.JPG</text:p>
          </table:table-cell>
          <table:table-cell office:value-type="float" office:value="2.0095334999999999" table:style-name="ce4">
            <text:p>2.0095335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1" table:style-name="ce4">
            <text:p>14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657.JPG</text:p>
          </table:table-cell>
          <table:table-cell office:value-type="float" office:value="1.9302995999999999" table:style-name="ce4">
            <text:p>1.9302996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1" table:style-name="ce4">
            <text:p>14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658.JPG</text:p>
          </table:table-cell>
          <table:table-cell office:value-type="float" office:value="2.0853301000000002" table:style-name="ce4">
            <text:p>2.0853301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660.JPG</text:p>
          </table:table-cell>
          <table:table-cell office:value-type="float" office:value="1.3682128" table:style-name="ce4">
            <text:p>1.3682128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661.JPG</text:p>
          </table:table-cell>
          <table:table-cell office:value-type="float" office:value="2.1912609000000001" table:style-name="ce4">
            <text:p>2.1912609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662.JPG</text:p>
          </table:table-cell>
          <table:table-cell office:value-type="float" office:value="2.4624649000000001" table:style-name="ce4">
            <text:p>2.4624649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663.JPG</text:p>
          </table:table-cell>
          <table:table-cell office:value-type="float" office:value="1.6929837999999999" table:style-name="ce4">
            <text:p>1.6929838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664.JPG</text:p>
          </table:table-cell>
          <table:table-cell office:value-type="float" office:value="1.7637560000000001" table:style-name="ce4">
            <text:p>1.763756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665.JPG</text:p>
          </table:table-cell>
          <table:table-cell office:value-type="float" office:value="1.6555432999999999" table:style-name="ce4">
            <text:p>1.6555433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666.JPG</text:p>
          </table:table-cell>
          <table:table-cell office:value-type="float" office:value="1.4426633" table:style-name="ce4">
            <text:p>1.4426633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667.JPG</text:p>
          </table:table-cell>
          <table:table-cell office:value-type="float" office:value="1.7832389" table:style-name="ce4">
            <text:p>1.7832389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668.JPG</text:p>
          </table:table-cell>
          <table:table-cell office:value-type="float" office:value="1.7955285999999999" table:style-name="ce4">
            <text:p>1.7955286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669.JPG</text:p>
          </table:table-cell>
          <table:table-cell office:value-type="float" office:value="1.8816387000000001" table:style-name="ce4">
            <text:p>1.8816387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670.JPG</text:p>
          </table:table-cell>
          <table:table-cell office:value-type="float" office:value="1.9916427000000001" table:style-name="ce4">
            <text:p>1.9916427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671.JPG</text:p>
          </table:table-cell>
          <table:table-cell office:value-type="float" office:value="1.6505481" table:style-name="ce4">
            <text:p>1.6505481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672.JPG</text:p>
          </table:table-cell>
          <table:table-cell office:value-type="float" office:value="1.5555102999999999" table:style-name="ce4">
            <text:p>1.5555103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673.JPG</text:p>
          </table:table-cell>
          <table:table-cell office:value-type="float" office:value="1.5761502000000001" table:style-name="ce4">
            <text:p>1.5761502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674.JPG</text:p>
          </table:table-cell>
          <table:table-cell office:value-type="float" office:value="1.4412419000000001" table:style-name="ce4">
            <text:p>1.4412419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675.JPG</text:p>
          </table:table-cell>
          <table:table-cell office:value-type="float" office:value="1.6538192" table:style-name="ce4">
            <text:p>1.6538192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676.JPG</text:p>
          </table:table-cell>
          <table:table-cell office:value-type="float" office:value="1.4603723" table:style-name="ce4">
            <text:p>1.4603723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2" table:style-name="ce4">
            <text:p>14.2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677.JPG</text:p>
          </table:table-cell>
          <table:table-cell office:value-type="float" office:value="1.9424676999999999" table:style-name="ce4">
            <text:p>1.9424677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3" table:style-name="ce4">
            <text:p>14.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684.JPG</text:p>
          </table:table-cell>
          <table:table-cell office:value-type="float" office:value="0.23796780000000001" table:style-name="ce4">
            <text:p>0.2379678</text:p>
          </table:table-cell>
          <table:table-cell office:value-type="string" table:style-name="ce1">
            <text:p>P. hispidum</text:p>
          </table:table-cell>
          <table:table-cell table:number-columns-repeated="16379"/>
        </table:table-row>
        <table:table-row table:style-name="ro2">
          <table:table-cell office:value-type="float" office:value="14.3" table:style-name="ce4">
            <text:p>14.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685.JPG</text:p>
          </table:table-cell>
          <table:table-cell office:value-type="float" office:value="0.37709419999999999" table:style-name="ce4">
            <text:p>0.3770942</text:p>
          </table:table-cell>
          <table:table-cell office:value-type="string" table:style-name="ce1">
            <text:p>P. hispidum</text:p>
          </table:table-cell>
          <table:table-cell table:number-columns-repeated="16379"/>
        </table:table-row>
        <table:table-row table:style-name="ro2">
          <table:table-cell office:value-type="float" office:value="14.3" table:style-name="ce4">
            <text:p>14.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686.JPG</text:p>
          </table:table-cell>
          <table:table-cell office:value-type="float" office:value="0.25893919999999998" table:style-name="ce4">
            <text:p>0.2589392</text:p>
          </table:table-cell>
          <table:table-cell office:value-type="string" table:style-name="ce1">
            <text:p>P. hispidum</text:p>
          </table:table-cell>
          <table:table-cell table:number-columns-repeated="16379"/>
        </table:table-row>
        <table:table-row table:style-name="ro2">
          <table:table-cell office:value-type="float" office:value="14.3" table:style-name="ce4">
            <text:p>14.3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687.JPG</text:p>
          </table:table-cell>
          <table:table-cell office:value-type="float" office:value="0.56608009999999997" table:style-name="ce4">
            <text:p>0.5660801</text:p>
          </table:table-cell>
          <table:table-cell office:value-type="string" table:style-name="ce1">
            <text:p>P. hispidum</text:p>
          </table:table-cell>
          <table:table-cell table:number-columns-repeated="16379"/>
        </table:table-row>
        <table:table-row table:style-name="ro2">
          <table:table-cell office:value-type="float" office:value="14.3" table:style-name="ce4">
            <text:p>14.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688.JPG</text:p>
          </table:table-cell>
          <table:table-cell office:value-type="float" office:value="0.2173166" table:style-name="ce4">
            <text:p>0.2173166</text:p>
          </table:table-cell>
          <table:table-cell office:value-type="string" table:style-name="ce1">
            <text:p>P. hispidum</text:p>
          </table:table-cell>
          <table:table-cell table:number-columns-repeated="16379"/>
        </table:table-row>
        <table:table-row table:style-name="ro2">
          <table:table-cell office:value-type="float" office:value="14.3" table:style-name="ce4">
            <text:p>14.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689.JPG</text:p>
          </table:table-cell>
          <table:table-cell office:value-type="float" office:value="0.50537129999999997" table:style-name="ce4">
            <text:p>0.5053713</text:p>
          </table:table-cell>
          <table:table-cell office:value-type="string" table:style-name="ce1">
            <text:p>P. hispidum</text:p>
          </table:table-cell>
          <table:table-cell table:number-columns-repeated="16379"/>
        </table:table-row>
        <table:table-row table:style-name="ro2">
          <table:table-cell office:value-type="float" office:value="14.3" table:style-name="ce4">
            <text:p>14.3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690.JPG</text:p>
          </table:table-cell>
          <table:table-cell office:value-type="float" office:value="0.30101860000000003" table:style-name="ce4">
            <text:p>0.3010186</text:p>
          </table:table-cell>
          <table:table-cell office:value-type="string" table:style-name="ce1">
            <text:p>P. hispidum</text:p>
          </table:table-cell>
          <table:table-cell table:number-columns-repeated="16379"/>
        </table:table-row>
        <table:table-row table:style-name="ro2">
          <table:table-cell office:value-type="float" office:value="14.4" table:style-name="ce4">
            <text:p>14.4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692.JPG</text:p>
          </table:table-cell>
          <table:table-cell office:value-type="float" office:value="1.7285458" table:style-name="ce4">
            <text:p>1.7285458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4" table:style-name="ce4">
            <text:p>14.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693.JPG</text:p>
          </table:table-cell>
          <table:table-cell office:value-type="float" office:value="1.5879361000000001" table:style-name="ce4">
            <text:p>1.5879361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4" table:style-name="ce4">
            <text:p>14.4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694.JPG</text:p>
          </table:table-cell>
          <table:table-cell office:value-type="float" office:value="1.760211" table:style-name="ce4">
            <text:p>1.760211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4" table:style-name="ce4">
            <text:p>14.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695.JPG</text:p>
          </table:table-cell>
          <table:table-cell office:value-type="float" office:value="1.9034328" table:style-name="ce4">
            <text:p>1.9034328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4" table:style-name="ce4">
            <text:p>14.4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696.JPG</text:p>
          </table:table-cell>
          <table:table-cell office:value-type="float" office:value="1.1962676999999999" table:style-name="ce4">
            <text:p>1.1962677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4" table:style-name="ce4">
            <text:p>14.4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697.JPG</text:p>
          </table:table-cell>
          <table:table-cell office:value-type="float" office:value="2.1045821" table:style-name="ce4">
            <text:p>2.1045821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4" table:style-name="ce4">
            <text:p>14.4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698.JPG</text:p>
          </table:table-cell>
          <table:table-cell office:value-type="float" office:value="2.0462267999999999" table:style-name="ce4">
            <text:p>2.0462268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4" table:style-name="ce4">
            <text:p>14.4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699.JPG</text:p>
          </table:table-cell>
          <table:table-cell office:value-type="float" office:value="1.7158218999999999" table:style-name="ce4">
            <text:p>1.7158219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4" table:style-name="ce4">
            <text:p>14.4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700.JPG</text:p>
          </table:table-cell>
          <table:table-cell office:value-type="float" office:value="1.8106538000000001" table:style-name="ce4">
            <text:p>1.8106538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4" table:style-name="ce4">
            <text:p>14.4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701.JPG</text:p>
          </table:table-cell>
          <table:table-cell office:value-type="float" office:value="1.9279170000000001" table:style-name="ce4">
            <text:p>1.927917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703.JPG</text:p>
          </table:table-cell>
          <table:table-cell office:value-type="float" office:value="1.7025892" table:style-name="ce4">
            <text:p>1.7025892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704.JPG</text:p>
          </table:table-cell>
          <table:table-cell office:value-type="float" office:value="1.4569951999999999" table:style-name="ce4">
            <text:p>1.4569952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705.JPG</text:p>
          </table:table-cell>
          <table:table-cell office:value-type="float" office:value="1.7340819000000001" table:style-name="ce4">
            <text:p>1.7340819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706.JPG</text:p>
          </table:table-cell>
          <table:table-cell office:value-type="float" office:value="1.7542728999999999" table:style-name="ce4">
            <text:p>1.7542729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707.JPG</text:p>
          </table:table-cell>
          <table:table-cell office:value-type="float" office:value="1.5028245" table:style-name="ce4">
            <text:p>1.5028245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708.JPG</text:p>
          </table:table-cell>
          <table:table-cell office:value-type="float" office:value="1.3833158999999999" table:style-name="ce4">
            <text:p>1.3833159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709.JPG</text:p>
          </table:table-cell>
          <table:table-cell office:value-type="float" office:value="1.4642052999999999" table:style-name="ce4">
            <text:p>1.4642053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710.JPG</text:p>
          </table:table-cell>
          <table:table-cell office:value-type="float" office:value="0.70741679999999996" table:style-name="ce4">
            <text:p>0.7074168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711.JPG</text:p>
          </table:table-cell>
          <table:table-cell office:value-type="float" office:value="1.7591281999999999" table:style-name="ce4">
            <text:p>1.7591282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712.JPG</text:p>
          </table:table-cell>
          <table:table-cell office:value-type="float" office:value="1.0717283" table:style-name="ce4">
            <text:p>1.0717283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713.JPG</text:p>
          </table:table-cell>
          <table:table-cell office:value-type="float" office:value="1.6839044000000001" table:style-name="ce4">
            <text:p>1.6839044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714.JPG</text:p>
          </table:table-cell>
          <table:table-cell office:value-type="float" office:value="0.95204290000000003" table:style-name="ce4">
            <text:p>0.9520429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715.JPG</text:p>
          </table:table-cell>
          <table:table-cell office:value-type="float" office:value="1.8265100000000001" table:style-name="ce4">
            <text:p>1.82651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716.JPG</text:p>
          </table:table-cell>
          <table:table-cell office:value-type="float" office:value="1.1500547999999999" table:style-name="ce4">
            <text:p>1.1500548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717.JPG</text:p>
          </table:table-cell>
          <table:table-cell office:value-type="float" office:value="1.5299069000000001" table:style-name="ce4">
            <text:p>1.5299069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718.JPG</text:p>
          </table:table-cell>
          <table:table-cell office:value-type="float" office:value="1.3357494999999999" table:style-name="ce4">
            <text:p>1.3357495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719.JPG</text:p>
          </table:table-cell>
          <table:table-cell office:value-type="float" office:value="1.5206307999999999" table:style-name="ce4">
            <text:p>1.5206308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720.JPG</text:p>
          </table:table-cell>
          <table:table-cell office:value-type="float" office:value="1.2563728000000001" table:style-name="ce4">
            <text:p>1.2563728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721.JPG</text:p>
          </table:table-cell>
          <table:table-cell office:value-type="float" office:value="1.0924117" table:style-name="ce4">
            <text:p>1.0924117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4.5" table:style-name="ce4">
            <text:p>14.5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722.JPG</text:p>
          </table:table-cell>
          <table:table-cell office:value-type="float" office:value="1.4122816" table:style-name="ce4">
            <text:p>1.4122816</text:p>
          </table:table-cell>
          <table:table-cell office:value-type="string" table:style-name="ce1">
            <text:p>P. longiflor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724.JPG</text:p>
          </table:table-cell>
          <table:table-cell office:value-type="float" office:value="2.4106455000000002" table:style-name="ce4">
            <text:p>2.4106455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725.JPG</text:p>
          </table:table-cell>
          <table:table-cell office:value-type="float" office:value="2.0460590999999999" table:style-name="ce4">
            <text:p>2.0460591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726.JPG</text:p>
          </table:table-cell>
          <table:table-cell office:value-type="float" office:value="1.5116000999999999" table:style-name="ce4">
            <text:p>1.5116001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727.JPG</text:p>
          </table:table-cell>
          <table:table-cell office:value-type="float" office:value="1.9097633000000001" table:style-name="ce4">
            <text:p>1.9097633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728.JPG</text:p>
          </table:table-cell>
          <table:table-cell office:value-type="float" office:value="2.0391172000000002" table:style-name="ce4">
            <text:p>2.0391172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729.JPG</text:p>
          </table:table-cell>
          <table:table-cell office:value-type="float" office:value="2.0988397000000001" table:style-name="ce4">
            <text:p>2.0988397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730.JPG</text:p>
          </table:table-cell>
          <table:table-cell office:value-type="float" office:value="1.9107535" table:style-name="ce4">
            <text:p>1.9107535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731.JPG</text:p>
          </table:table-cell>
          <table:table-cell office:value-type="float" office:value="2.2112772999999999" table:style-name="ce4">
            <text:p>2.2112773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732.JPG</text:p>
          </table:table-cell>
          <table:table-cell office:value-type="float" office:value="1.9335397000000001" table:style-name="ce4">
            <text:p>1.9335397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733.JPG</text:p>
          </table:table-cell>
          <table:table-cell office:value-type="float" office:value="1.8004574" table:style-name="ce4">
            <text:p>1.8004574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734.JPG</text:p>
          </table:table-cell>
          <table:table-cell office:value-type="float" office:value="1.9505252" table:style-name="ce4">
            <text:p>1.9505252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735.JPG</text:p>
          </table:table-cell>
          <table:table-cell office:value-type="float" office:value="1.7928668000000001" table:style-name="ce4">
            <text:p>1.7928668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736.JPG</text:p>
          </table:table-cell>
          <table:table-cell office:value-type="float" office:value="1.4989536000000001" table:style-name="ce4">
            <text:p>1.4989536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737.JPG</text:p>
          </table:table-cell>
          <table:table-cell office:value-type="float" office:value="1.8243354000000001" table:style-name="ce4">
            <text:p>1.8243354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738.JPG</text:p>
          </table:table-cell>
          <table:table-cell office:value-type="float" office:value="1.7599541999999999" table:style-name="ce4">
            <text:p>1.7599542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739.JPG</text:p>
          </table:table-cell>
          <table:table-cell office:value-type="float" office:value="1.4975898000000001" table:style-name="ce4">
            <text:p>1.4975898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740.JPG</text:p>
          </table:table-cell>
          <table:table-cell office:value-type="float" office:value="2.0339130999999999" table:style-name="ce4">
            <text:p>2.0339131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741.JPG</text:p>
          </table:table-cell>
          <table:table-cell office:value-type="float" office:value="1.8393368000000001" table:style-name="ce4">
            <text:p>1.8393368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742.JPG</text:p>
          </table:table-cell>
          <table:table-cell office:value-type="float" office:value="1.6279451" table:style-name="ce4">
            <text:p>1.6279451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743.JPG</text:p>
          </table:table-cell>
          <table:table-cell office:value-type="float" office:value="1.5283986000000001" table:style-name="ce4">
            <text:p>1.5283986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744.JPG</text:p>
          </table:table-cell>
          <table:table-cell office:value-type="float" office:value="2.2860798" table:style-name="ce4">
            <text:p>2.2860798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2745.JPG</text:p>
          </table:table-cell>
          <table:table-cell office:value-type="float" office:value="1.2730564" table:style-name="ce4">
            <text:p>1.2730564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2746.JPG</text:p>
          </table:table-cell>
          <table:table-cell office:value-type="float" office:value="1.835647" table:style-name="ce4">
            <text:p>1.835647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2747.JPG</text:p>
          </table:table-cell>
          <table:table-cell office:value-type="float" office:value="1.5777059" table:style-name="ce4">
            <text:p>1.5777059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2748.JPG</text:p>
          </table:table-cell>
          <table:table-cell office:value-type="float" office:value="2.1851395999999998" table:style-name="ce4">
            <text:p>2.1851396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2749.JPG</text:p>
          </table:table-cell>
          <table:table-cell office:value-type="float" office:value="1.1122078" table:style-name="ce4">
            <text:p>1.1122078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1" table:style-name="ce4">
            <text:p>15.1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2750.JPG</text:p>
          </table:table-cell>
          <table:table-cell office:value-type="float" office:value="1.4741006000000001" table:style-name="ce4">
            <text:p>1.4741006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762.JPG</text:p>
          </table:table-cell>
          <table:table-cell office:value-type="float" office:value="2.1784531" table:style-name="ce4">
            <text:p>2.1784531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763.JPG</text:p>
          </table:table-cell>
          <table:table-cell office:value-type="float" office:value="4.1303831999999998" table:style-name="ce4">
            <text:p>4.1303832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764.JPG</text:p>
          </table:table-cell>
          <table:table-cell office:value-type="float" office:value="3.1313323" table:style-name="ce4">
            <text:p>3.1313323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765.JPG</text:p>
          </table:table-cell>
          <table:table-cell office:value-type="float" office:value="3.9733805000000002" table:style-name="ce4">
            <text:p>3.9733805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766.JPG</text:p>
          </table:table-cell>
          <table:table-cell office:value-type="float" office:value="3.4063268" table:style-name="ce4">
            <text:p>3.4063268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767.JPG</text:p>
          </table:table-cell>
          <table:table-cell office:value-type="float" office:value="3.0875531999999999" table:style-name="ce4">
            <text:p>3.0875532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768.JPG</text:p>
          </table:table-cell>
          <table:table-cell office:value-type="float" office:value="2.2117187" table:style-name="ce4">
            <text:p>2.2117187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769.JPG</text:p>
          </table:table-cell>
          <table:table-cell office:value-type="float" office:value="2.6144504999999998" table:style-name="ce4">
            <text:p>2.6144505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770.JPG</text:p>
          </table:table-cell>
          <table:table-cell office:value-type="float" office:value="2.4064649" table:style-name="ce4">
            <text:p>2.4064649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771.JPG</text:p>
          </table:table-cell>
          <table:table-cell office:value-type="float" office:value="3.3470830999999999" table:style-name="ce4">
            <text:p>3.3470831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772.JPG</text:p>
          </table:table-cell>
          <table:table-cell office:value-type="float" office:value="3.5676416999999998" table:style-name="ce4">
            <text:p>3.5676417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773.JPG</text:p>
          </table:table-cell>
          <table:table-cell office:value-type="float" office:value="2.3950499000000001" table:style-name="ce4">
            <text:p>2.3950499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774.JPG</text:p>
          </table:table-cell>
          <table:table-cell office:value-type="float" office:value="2.3739507" table:style-name="ce4">
            <text:p>2.3739507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775.JPG</text:p>
          </table:table-cell>
          <table:table-cell office:value-type="float" office:value="1.7485105000000001" table:style-name="ce4">
            <text:p>1.7485105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776.JPG</text:p>
          </table:table-cell>
          <table:table-cell office:value-type="float" office:value="3.1704732999999998" table:style-name="ce4">
            <text:p>3.1704733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777.JPG</text:p>
          </table:table-cell>
          <table:table-cell office:value-type="float" office:value="2.7015965999999998" table:style-name="ce4">
            <text:p>2.7015966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778.JPG</text:p>
          </table:table-cell>
          <table:table-cell office:value-type="float" office:value="4.0346339000000002" table:style-name="ce4">
            <text:p>4.0346339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779.JPG</text:p>
          </table:table-cell>
          <table:table-cell office:value-type="float" office:value="1.8130256" table:style-name="ce4">
            <text:p>1.8130256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780.JPG</text:p>
          </table:table-cell>
          <table:table-cell office:value-type="float" office:value="3.4113850999999999" table:style-name="ce4">
            <text:p>3.4113851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781.JPG</text:p>
          </table:table-cell>
          <table:table-cell office:value-type="float" office:value="2.2584911999999999" table:style-name="ce4">
            <text:p>2.2584912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782.JPG</text:p>
          </table:table-cell>
          <table:table-cell office:value-type="float" office:value="2.4382047" table:style-name="ce4">
            <text:p>2.4382047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2783.JPG</text:p>
          </table:table-cell>
          <table:table-cell office:value-type="float" office:value="2.7473152999999999" table:style-name="ce4">
            <text:p>2.7473153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2784.JPG</text:p>
          </table:table-cell>
          <table:table-cell office:value-type="float" office:value="2.0362102000000002" table:style-name="ce4">
            <text:p>2.0362102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2785.JPG</text:p>
          </table:table-cell>
          <table:table-cell office:value-type="float" office:value="3.5678101999999998" table:style-name="ce4">
            <text:p>3.5678102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2786.JPG</text:p>
          </table:table-cell>
          <table:table-cell office:value-type="float" office:value="2.9651735000000001" table:style-name="ce4">
            <text:p>2.9651735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2787.JPG</text:p>
          </table:table-cell>
          <table:table-cell office:value-type="float" office:value="3.1306740999999998" table:style-name="ce4">
            <text:p>3.1306741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2788.JPG</text:p>
          </table:table-cell>
          <table:table-cell office:value-type="float" office:value="2.5374431" table:style-name="ce4">
            <text:p>2.5374431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2789.JPG</text:p>
          </table:table-cell>
          <table:table-cell office:value-type="float" office:value="1.8517304000000001" table:style-name="ce4">
            <text:p>1.8517304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2790.JPG</text:p>
          </table:table-cell>
          <table:table-cell office:value-type="float" office:value="2.2712189999999999" table:style-name="ce4">
            <text:p>2.271219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2791.JPG</text:p>
          </table:table-cell>
          <table:table-cell office:value-type="float" office:value="2.5977774" table:style-name="ce4">
            <text:p>2.5977774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2792.JPG</text:p>
          </table:table-cell>
          <table:table-cell office:value-type="float" office:value="1.7757559999999999" table:style-name="ce4">
            <text:p>1.775756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DC12793.JPG</text:p>
          </table:table-cell>
          <table:table-cell office:value-type="float" office:value="3.3271891999999998" table:style-name="ce4">
            <text:p>3.3271892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2" table:style-name="ce4">
            <text:p>15.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SDC12794.JPG</text:p>
          </table:table-cell>
          <table:table-cell office:value-type="float" office:value="2.0756524999999999" table:style-name="ce4">
            <text:p>2.0756525</text:p>
          </table:table-cell>
          <table:table-cell office:value-type="string" table:style-name="ce1">
            <text:p>P. alchemilloides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796.JPG</text:p>
          </table:table-cell>
          <table:table-cell office:value-type="float" office:value="1.4728549" table:style-name="ce4">
            <text:p>1.4728549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797.JPG</text:p>
          </table:table-cell>
          <table:table-cell office:value-type="float" office:value="1.7002945" table:style-name="ce4">
            <text:p>1.7002945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798.JPG</text:p>
          </table:table-cell>
          <table:table-cell office:value-type="float" office:value="0.85582329999999995" table:style-name="ce4">
            <text:p>0.8558233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799.JPG</text:p>
          </table:table-cell>
          <table:table-cell office:value-type="float" office:value="1.6907049000000001" table:style-name="ce4">
            <text:p>1.6907049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800.JPG</text:p>
          </table:table-cell>
          <table:table-cell office:value-type="float" office:value="1.9848695999999999" table:style-name="ce4">
            <text:p>1.9848696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801.JPG</text:p>
          </table:table-cell>
          <table:table-cell office:value-type="float" office:value="1.7107547999999999" table:style-name="ce4">
            <text:p>1.7107548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802.JPG</text:p>
          </table:table-cell>
          <table:table-cell office:value-type="float" office:value="1.9456758000000001" table:style-name="ce4">
            <text:p>1.9456758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803.JPG</text:p>
          </table:table-cell>
          <table:table-cell office:value-type="float" office:value="1.3706212" table:style-name="ce4">
            <text:p>1.3706212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804.JPG</text:p>
          </table:table-cell>
          <table:table-cell office:value-type="float" office:value="0.97228510000000001" table:style-name="ce4">
            <text:p>0.9722851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805.JPG</text:p>
          </table:table-cell>
          <table:table-cell office:value-type="float" office:value="1.8526581" table:style-name="ce4">
            <text:p>1.8526581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806.JPG</text:p>
          </table:table-cell>
          <table:table-cell office:value-type="float" office:value="1.4250654" table:style-name="ce4">
            <text:p>1.4250654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807.JPG</text:p>
          </table:table-cell>
          <table:table-cell office:value-type="float" office:value="1.6102466" table:style-name="ce4">
            <text:p>1.6102466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808.JPG</text:p>
          </table:table-cell>
          <table:table-cell office:value-type="float" office:value="1.6869661" table:style-name="ce4">
            <text:p>1.6869661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809.JPG</text:p>
          </table:table-cell>
          <table:table-cell office:value-type="float" office:value="1.6571095" table:style-name="ce4">
            <text:p>1.6571095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810.JPG</text:p>
          </table:table-cell>
          <table:table-cell office:value-type="float" office:value="1.5626587999999999" table:style-name="ce4">
            <text:p>1.5626588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811.JPG</text:p>
          </table:table-cell>
          <table:table-cell office:value-type="float" office:value="1.7011696999999999" table:style-name="ce4">
            <text:p>1.7011697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812.JPG</text:p>
          </table:table-cell>
          <table:table-cell office:value-type="float" office:value="1.0992002999999999" table:style-name="ce4">
            <text:p>1.0992003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3" table:style-name="ce4">
            <text:p>15.3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813.JPG</text:p>
          </table:table-cell>
          <table:table-cell office:value-type="float" office:value="1.5173217999999999" table:style-name="ce4">
            <text:p>1.5173218</text:p>
          </table:table-cell>
          <table:table-cell office:value-type="string" table:style-name="ce1">
            <text:p>P. longifolium</text:p>
          </table:table-cell>
          <table:table-cell table:number-columns-repeated="16379"/>
        </table:table-row>
        <table:table-row table:style-name="ro2">
          <table:table-cell office:value-type="float" office:value="15.4" table:style-name="ce4">
            <text:p>15.4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752.JPG</text:p>
          </table:table-cell>
          <table:table-cell office:value-type="float" office:value="1.5171749999999999" table:style-name="ce4">
            <text:p>1.517175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4" table:style-name="ce4">
            <text:p>15.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753.JPG</text:p>
          </table:table-cell>
          <table:table-cell office:value-type="float" office:value="2.0522645000000002" table:style-name="ce4">
            <text:p>2.0522645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4" table:style-name="ce4">
            <text:p>15.4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754.JPG</text:p>
          </table:table-cell>
          <table:table-cell office:value-type="float" office:value="1.6294687000000001" table:style-name="ce4">
            <text:p>1.6294687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4" table:style-name="ce4">
            <text:p>15.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755.JPG</text:p>
          </table:table-cell>
          <table:table-cell office:value-type="float" office:value="1.6512287999999999" table:style-name="ce4">
            <text:p>1.6512288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4" table:style-name="ce4">
            <text:p>15.4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756.JPG</text:p>
          </table:table-cell>
          <table:table-cell office:value-type="float" office:value="1.8602873" table:style-name="ce4">
            <text:p>1.8602873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4" table:style-name="ce4">
            <text:p>15.4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757.JPG</text:p>
          </table:table-cell>
          <table:table-cell office:value-type="float" office:value="1.775604" table:style-name="ce4">
            <text:p>1.775604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4" table:style-name="ce4">
            <text:p>15.4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758.JPG</text:p>
          </table:table-cell>
          <table:table-cell office:value-type="float" office:value="1.4928954000000001" table:style-name="ce4">
            <text:p>1.4928954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4" table:style-name="ce4">
            <text:p>15.4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759.JPG</text:p>
          </table:table-cell>
          <table:table-cell office:value-type="float" office:value="1.9888899" table:style-name="ce4">
            <text:p>1.9888899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4" table:style-name="ce4">
            <text:p>15.4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760.JPG</text:p>
          </table:table-cell>
          <table:table-cell office:value-type="float" office:value="1.6709666000000001" table:style-name="ce4">
            <text:p>1.6709666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5.5" table:style-name="ce4">
            <text:p>15.5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818.JPG</text:p>
          </table:table-cell>
          <table:table-cell office:value-type="float" office:value="1.3134410999999999" table:style-name="ce4">
            <text:p>1.3134411</text:p>
          </table:table-cell>
          <table:table-cell office:value-type="string" table:style-name="ce1">
            <text:p>P. trifidum</text:p>
          </table:table-cell>
          <table:table-cell table:number-columns-repeated="16379"/>
        </table:table-row>
        <table:table-row table:style-name="ro2">
          <table:table-cell office:value-type="float" office:value="15.5" table:style-name="ce4">
            <text:p>15.5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819.JPG</text:p>
          </table:table-cell>
          <table:table-cell office:value-type="float" office:value="1.0874954999999999" table:style-name="ce4">
            <text:p>1.0874955</text:p>
          </table:table-cell>
          <table:table-cell office:value-type="string" table:style-name="ce1">
            <text:p>P. trifidum</text:p>
          </table:table-cell>
          <table:table-cell table:number-columns-repeated="16379"/>
        </table:table-row>
        <table:table-row table:style-name="ro2">
          <table:table-cell office:value-type="float" office:value="15.5" table:style-name="ce4">
            <text:p>15.5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820.JPG</text:p>
          </table:table-cell>
          <table:table-cell office:value-type="float" office:value="1.1096984000000001" table:style-name="ce4">
            <text:p>1.1096984</text:p>
          </table:table-cell>
          <table:table-cell office:value-type="string" table:style-name="ce1">
            <text:p>P. trifidum</text:p>
          </table:table-cell>
          <table:table-cell table:number-columns-repeated="16379"/>
        </table:table-row>
        <table:table-row table:style-name="ro2">
          <table:table-cell office:value-type="float" office:value="15.5" table:style-name="ce4">
            <text:p>15.5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821.JPG</text:p>
          </table:table-cell>
          <table:table-cell office:value-type="float" office:value="2.1803563000000001" table:style-name="ce4">
            <text:p>2.1803563</text:p>
          </table:table-cell>
          <table:table-cell office:value-type="string" table:style-name="ce1">
            <text:p>P. trifidum</text:p>
          </table:table-cell>
          <table:table-cell table:number-columns-repeated="16379"/>
        </table:table-row>
        <table:table-row table:style-name="ro2">
          <table:table-cell office:value-type="float" office:value="15.5" table:style-name="ce4">
            <text:p>15.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822.JPG</text:p>
          </table:table-cell>
          <table:table-cell office:value-type="float" office:value="1.8376645" table:style-name="ce4">
            <text:p>1.8376645</text:p>
          </table:table-cell>
          <table:table-cell office:value-type="string" table:style-name="ce1">
            <text:p>P. trifidum</text:p>
          </table:table-cell>
          <table:table-cell table:number-columns-repeated="16379"/>
        </table:table-row>
        <table:table-row table:style-name="ro2">
          <table:table-cell office:value-type="float" office:value="15.5" table:style-name="ce4">
            <text:p>15.5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823.JPG</text:p>
          </table:table-cell>
          <table:table-cell office:value-type="float" office:value="1.4791578000000001" table:style-name="ce4">
            <text:p>1.4791578</text:p>
          </table:table-cell>
          <table:table-cell office:value-type="string" table:style-name="ce1">
            <text:p>P. trifidum</text:p>
          </table:table-cell>
          <table:table-cell table:number-columns-repeated="16379"/>
        </table:table-row>
        <table:table-row table:style-name="ro2">
          <table:table-cell office:value-type="float" office:value="15.5" table:style-name="ce4">
            <text:p>15.5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824.JPG</text:p>
          </table:table-cell>
          <table:table-cell office:value-type="float" office:value="0.96221000000000001" table:style-name="ce4">
            <text:p>0.96221</text:p>
          </table:table-cell>
          <table:table-cell office:value-type="string" table:style-name="ce1">
            <text:p>P. trifidum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826.JPG</text:p>
          </table:table-cell>
          <table:table-cell office:value-type="float" office:value="0.73326800000000003" table:style-name="ce4">
            <text:p>0.733268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827.JPG</text:p>
          </table:table-cell>
          <table:table-cell office:value-type="float" office:value="0.52012329999999996" table:style-name="ce4">
            <text:p>0.5201233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828.JPG</text:p>
          </table:table-cell>
          <table:table-cell office:value-type="float" office:value="0.49406650000000002" table:style-name="ce4">
            <text:p>0.4940665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829.JPG</text:p>
          </table:table-cell>
          <table:table-cell office:value-type="float" office:value="0.62013850000000004" table:style-name="ce4">
            <text:p>0.6201385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830.JPG</text:p>
          </table:table-cell>
          <table:table-cell office:value-type="float" office:value="0.75163170000000001" table:style-name="ce4">
            <text:p>0.7516317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831.JPG</text:p>
          </table:table-cell>
          <table:table-cell office:value-type="float" office:value="0.46694059999999998" table:style-name="ce4">
            <text:p>0.4669406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832.JPG</text:p>
          </table:table-cell>
          <table:table-cell office:value-type="float" office:value="0.43597150000000001" table:style-name="ce4">
            <text:p>0.4359715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833.JPG</text:p>
          </table:table-cell>
          <table:table-cell office:value-type="float" office:value="0.34671350000000001" table:style-name="ce4">
            <text:p>0.3467135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834.JPG</text:p>
          </table:table-cell>
          <table:table-cell office:value-type="float" office:value="0.5603532" table:style-name="ce4">
            <text:p>0.5603532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835.JPG</text:p>
          </table:table-cell>
          <table:table-cell office:value-type="float" office:value="0.67633089999999996" table:style-name="ce4">
            <text:p>0.6763309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836.JPG</text:p>
          </table:table-cell>
          <table:table-cell office:value-type="float" office:value="0.68481979999999998" table:style-name="ce4">
            <text:p>0.6848198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837.JPG</text:p>
          </table:table-cell>
          <table:table-cell office:value-type="float" office:value="0.41695450000000001" table:style-name="ce4">
            <text:p>0.4169545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838.JPG</text:p>
          </table:table-cell>
          <table:table-cell office:value-type="float" office:value="0.56761689999999998" table:style-name="ce4">
            <text:p>0.5676169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839.JPG</text:p>
          </table:table-cell>
          <table:table-cell office:value-type="float" office:value="0.6339764" table:style-name="ce4">
            <text:p>0.6339764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840.JPG</text:p>
          </table:table-cell>
          <table:table-cell office:value-type="float" office:value="0.70941690000000002" table:style-name="ce4">
            <text:p>0.7094169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5.6" table:style-name="ce4">
            <text:p>15.6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841.JPG</text:p>
          </table:table-cell>
          <table:table-cell office:value-type="float" office:value="0.5491663" table:style-name="ce4">
            <text:p>0.5491663</text:p>
          </table:table-cell>
          <table:table-cell office:value-type="string" table:style-name="ce1">
            <text:p>P. alternans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4">
            <text:p>16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843.JPG</text:p>
          </table:table-cell>
          <table:table-cell office:value-type="float" office:value="0.40664159999999999" table:style-name="ce4">
            <text:p>0.4066416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4">
            <text:p>16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845.JPG</text:p>
          </table:table-cell>
          <table:table-cell office:value-type="float" office:value="0.61654019999999998" table:style-name="ce4">
            <text:p>0.6165402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4">
            <text:p>16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846.JPG</text:p>
          </table:table-cell>
          <table:table-cell office:value-type="float" office:value="0.5684709" table:style-name="ce4">
            <text:p>0.5684709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4">
            <text:p>16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847.JPG</text:p>
          </table:table-cell>
          <table:table-cell office:value-type="float" office:value="0.4881721" table:style-name="ce4">
            <text:p>0.4881721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4">
            <text:p>16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848.JPG</text:p>
          </table:table-cell>
          <table:table-cell office:value-type="float" office:value="0.39051069999999999" table:style-name="ce4">
            <text:p>0.3905107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4">
            <text:p>16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849.JPG</text:p>
          </table:table-cell>
          <table:table-cell office:value-type="float" office:value="0.46176240000000002" table:style-name="ce4">
            <text:p>0.4617624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4">
            <text:p>16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850.JPG</text:p>
          </table:table-cell>
          <table:table-cell office:value-type="float" office:value="0.49010019999999999" table:style-name="ce4">
            <text:p>0.4901002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4">
            <text:p>16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851.JPG</text:p>
          </table:table-cell>
          <table:table-cell office:value-type="float" office:value="0.4637096" table:style-name="ce4">
            <text:p>0.4637096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4">
            <text:p>16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852.JPG</text:p>
          </table:table-cell>
          <table:table-cell office:value-type="float" office:value="0.3937795" table:style-name="ce4">
            <text:p>0.3937795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4">
            <text:p>16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853.JPG</text:p>
          </table:table-cell>
          <table:table-cell office:value-type="float" office:value="0.42954249999999999" table:style-name="ce4">
            <text:p>0.4295425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4">
            <text:p>16.1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854.JPG</text:p>
          </table:table-cell>
          <table:table-cell office:value-type="float" office:value="0.4454284" table:style-name="ce4">
            <text:p>0.4454284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4">
            <text:p>16.1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855.JPG</text:p>
          </table:table-cell>
          <table:table-cell office:value-type="float" office:value="0.4970405" table:style-name="ce4">
            <text:p>0.4970405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4">
            <text:p>16.1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856.JPG</text:p>
          </table:table-cell>
          <table:table-cell office:value-type="float" office:value="0.4352992" table:style-name="ce4">
            <text:p>0.4352992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4">
            <text:p>16.1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857.JPG</text:p>
          </table:table-cell>
          <table:table-cell office:value-type="float" office:value="0.59083839999999999" table:style-name="ce4">
            <text:p>0.5908384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859.JPG</text:p>
          </table:table-cell>
          <table:table-cell office:value-type="float" office:value="1.4639403" table:style-name="ce4">
            <text:p>1.4639403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860.JPG</text:p>
          </table:table-cell>
          <table:table-cell office:value-type="float" office:value="1.5274767" table:style-name="ce4">
            <text:p>1.5274767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861.JPG</text:p>
          </table:table-cell>
          <table:table-cell office:value-type="float" office:value="1.8980760999999999" table:style-name="ce4">
            <text:p>1.8980761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862.JPG</text:p>
          </table:table-cell>
          <table:table-cell office:value-type="float" office:value="1.6741014999999999" table:style-name="ce4">
            <text:p>1.6741015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863.JPG</text:p>
          </table:table-cell>
          <table:table-cell office:value-type="float" office:value="1.0413076000000001" table:style-name="ce4">
            <text:p>1.0413076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864.JPG</text:p>
          </table:table-cell>
          <table:table-cell office:value-type="float" office:value="1.5401324999999999" table:style-name="ce4">
            <text:p>1.5401325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865.JPG</text:p>
          </table:table-cell>
          <table:table-cell office:value-type="float" office:value="1.7142687999999999" table:style-name="ce4">
            <text:p>1.7142688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866.JPG</text:p>
          </table:table-cell>
          <table:table-cell office:value-type="float" office:value="1.6483962000000001" table:style-name="ce4">
            <text:p>1.6483962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867.JPG</text:p>
          </table:table-cell>
          <table:table-cell office:value-type="float" office:value="1.4603567" table:style-name="ce4">
            <text:p>1.4603567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868.JPG</text:p>
          </table:table-cell>
          <table:table-cell office:value-type="float" office:value="1.6215406000000001" table:style-name="ce4">
            <text:p>1.6215406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869.JPG</text:p>
          </table:table-cell>
          <table:table-cell office:value-type="float" office:value="1.8998748999999999" table:style-name="ce4">
            <text:p>1.8998749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870.JPG</text:p>
          </table:table-cell>
          <table:table-cell office:value-type="float" office:value="2.0103119" table:style-name="ce4">
            <text:p>2.0103119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871.JPG</text:p>
          </table:table-cell>
          <table:table-cell office:value-type="float" office:value="1.8552192999999999" table:style-name="ce4">
            <text:p>1.8552193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872.JPG</text:p>
          </table:table-cell>
          <table:table-cell office:value-type="float" office:value="1.5795220000000001" table:style-name="ce4">
            <text:p>1.579522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873.JPG</text:p>
          </table:table-cell>
          <table:table-cell office:value-type="float" office:value="1.3342371" table:style-name="ce4">
            <text:p>1.3342371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874.JPG</text:p>
          </table:table-cell>
          <table:table-cell office:value-type="float" office:value="1.3465320999999999" table:style-name="ce4">
            <text:p>1.3465321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875.JPG</text:p>
          </table:table-cell>
          <table:table-cell office:value-type="float" office:value="1.8781677999999999" table:style-name="ce4">
            <text:p>1.8781678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876.JPG</text:p>
          </table:table-cell>
          <table:table-cell office:value-type="float" office:value="1.7537217" table:style-name="ce4">
            <text:p>1.7537217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877.JPG</text:p>
          </table:table-cell>
          <table:table-cell office:value-type="float" office:value="1.6246609000000001" table:style-name="ce4">
            <text:p>1.6246609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878.JPG</text:p>
          </table:table-cell>
          <table:table-cell office:value-type="float" office:value="1.5276905000000001" table:style-name="ce4">
            <text:p>1.5276905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879.JPG</text:p>
          </table:table-cell>
          <table:table-cell office:value-type="float" office:value="1.5669032000000001" table:style-name="ce4">
            <text:p>1.5669032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SDC12880.JPG</text:p>
          </table:table-cell>
          <table:table-cell office:value-type="float" office:value="1.6296478999999999" table:style-name="ce4">
            <text:p>1.6296479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23" table:style-name="ce5">
            <text:p>23</text:p>
          </table:table-cell>
          <table:table-cell office:value-type="string" table:style-name="ce1">
            <text:p>SDC12881.JPG</text:p>
          </table:table-cell>
          <table:table-cell office:value-type="float" office:value="1.7860685999999999" table:style-name="ce4">
            <text:p>1.7860686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24" table:style-name="ce5">
            <text:p>24</text:p>
          </table:table-cell>
          <table:table-cell office:value-type="string" table:style-name="ce1">
            <text:p>SDC12882.JPG</text:p>
          </table:table-cell>
          <table:table-cell office:value-type="float" office:value="1.3039999" table:style-name="ce4">
            <text:p>1.3039999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25" table:style-name="ce5">
            <text:p>25</text:p>
          </table:table-cell>
          <table:table-cell office:value-type="string" table:style-name="ce1">
            <text:p>SDC12883.JPG</text:p>
          </table:table-cell>
          <table:table-cell office:value-type="float" office:value="1.3910305999999999" table:style-name="ce4">
            <text:p>1.3910306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26" table:style-name="ce5">
            <text:p>26</text:p>
          </table:table-cell>
          <table:table-cell office:value-type="string" table:style-name="ce1">
            <text:p>SDC12884.JPG</text:p>
          </table:table-cell>
          <table:table-cell office:value-type="float" office:value="1.9713221999999999" table:style-name="ce4">
            <text:p>1.9713222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27" table:style-name="ce5">
            <text:p>27</text:p>
          </table:table-cell>
          <table:table-cell office:value-type="string" table:style-name="ce1">
            <text:p>SDC12885.JPG</text:p>
          </table:table-cell>
          <table:table-cell office:value-type="float" office:value="1.3272668000000001" table:style-name="ce4">
            <text:p>1.3272668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28" table:style-name="ce5">
            <text:p>28</text:p>
          </table:table-cell>
          <table:table-cell office:value-type="string" table:style-name="ce1">
            <text:p>SDC12886.JPG</text:p>
          </table:table-cell>
          <table:table-cell office:value-type="float" office:value="2.0966293999999999" table:style-name="ce4">
            <text:p>2.0966294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29" table:style-name="ce5">
            <text:p>29</text:p>
          </table:table-cell>
          <table:table-cell office:value-type="string" table:style-name="ce1">
            <text:p>SDC12887.JPG</text:p>
          </table:table-cell>
          <table:table-cell office:value-type="float" office:value="2.0278809" table:style-name="ce4">
            <text:p>2.0278809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30" table:style-name="ce5">
            <text:p>30</text:p>
          </table:table-cell>
          <table:table-cell office:value-type="string" table:style-name="ce1">
            <text:p>SDC12888.JPG</text:p>
          </table:table-cell>
          <table:table-cell office:value-type="float" office:value="1.7203983" table:style-name="ce4">
            <text:p>1.7203983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31" table:style-name="ce5">
            <text:p>31</text:p>
          </table:table-cell>
          <table:table-cell office:value-type="string" table:style-name="ce1">
            <text:p>SDC12889.JPG</text:p>
          </table:table-cell>
          <table:table-cell office:value-type="float" office:value="1.5665461000000001" table:style-name="ce4">
            <text:p>1.5665461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SDC12890.JPG</text:p>
          </table:table-cell>
          <table:table-cell office:value-type="float" office:value="1.5093577" table:style-name="ce4">
            <text:p>1.5093577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33" table:style-name="ce5">
            <text:p>33</text:p>
          </table:table-cell>
          <table:table-cell office:value-type="string" table:style-name="ce1">
            <text:p>SDC12891.JPG</text:p>
          </table:table-cell>
          <table:table-cell office:value-type="float" office:value="1.3752333000000001" table:style-name="ce4">
            <text:p>1.3752333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34" table:style-name="ce5">
            <text:p>34</text:p>
          </table:table-cell>
          <table:table-cell office:value-type="string" table:style-name="ce1">
            <text:p>SDC12892.JPG</text:p>
          </table:table-cell>
          <table:table-cell office:value-type="float" office:value="1.8025698999999999" table:style-name="ce4">
            <text:p>1.8025699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35" table:style-name="ce5">
            <text:p>35</text:p>
          </table:table-cell>
          <table:table-cell office:value-type="string" table:style-name="ce1">
            <text:p>SDC12893.JPG</text:p>
          </table:table-cell>
          <table:table-cell office:value-type="float" office:value="1.5524773000000001" table:style-name="ce4">
            <text:p>1.5524773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36" table:style-name="ce5">
            <text:p>36</text:p>
          </table:table-cell>
          <table:table-cell office:value-type="string" table:style-name="ce1">
            <text:p>SDC12894.JPG</text:p>
          </table:table-cell>
          <table:table-cell office:value-type="float" office:value="1.7526212000000001" table:style-name="ce4">
            <text:p>1.7526212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37" table:style-name="ce5">
            <text:p>37</text:p>
          </table:table-cell>
          <table:table-cell office:value-type="string" table:style-name="ce1">
            <text:p>SDC12895.JPG</text:p>
          </table:table-cell>
          <table:table-cell office:value-type="float" office:value="1.5897889999999999" table:style-name="ce4">
            <text:p>1.589789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38" table:style-name="ce5">
            <text:p>38</text:p>
          </table:table-cell>
          <table:table-cell office:value-type="string" table:style-name="ce1">
            <text:p>SDC12896.JPG</text:p>
          </table:table-cell>
          <table:table-cell office:value-type="float" office:value="1.5827526000000001" table:style-name="ce4">
            <text:p>1.5827526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39" table:style-name="ce5">
            <text:p>39</text:p>
          </table:table-cell>
          <table:table-cell office:value-type="string" table:style-name="ce1">
            <text:p>SDC12897.JPG</text:p>
          </table:table-cell>
          <table:table-cell office:value-type="float" office:value="1.0715912999999999" table:style-name="ce4">
            <text:p>1.0715913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40" table:style-name="ce5">
            <text:p>40</text:p>
          </table:table-cell>
          <table:table-cell office:value-type="string" table:style-name="ce1">
            <text:p>SDC12898.JPG</text:p>
          </table:table-cell>
          <table:table-cell office:value-type="float" office:value="1.549677" table:style-name="ce4">
            <text:p>1.549677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41" table:style-name="ce5">
            <text:p>41</text:p>
          </table:table-cell>
          <table:table-cell office:value-type="string" table:style-name="ce1">
            <text:p>SDC12899.JPG</text:p>
          </table:table-cell>
          <table:table-cell office:value-type="float" office:value="1.9293150999999999" table:style-name="ce4">
            <text:p>1.9293151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42" table:style-name="ce5">
            <text:p>42</text:p>
          </table:table-cell>
          <table:table-cell office:value-type="string" table:style-name="ce1">
            <text:p>SDC12900.JPG</text:p>
          </table:table-cell>
          <table:table-cell office:value-type="float" office:value="1.747045" table:style-name="ce4">
            <text:p>1.747045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43" table:style-name="ce5">
            <text:p>43</text:p>
          </table:table-cell>
          <table:table-cell office:value-type="string" table:style-name="ce1">
            <text:p>SDC12901.JPG</text:p>
          </table:table-cell>
          <table:table-cell office:value-type="float" office:value="1.9569570999999999" table:style-name="ce4">
            <text:p>1.9569571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44" table:style-name="ce5">
            <text:p>44</text:p>
          </table:table-cell>
          <table:table-cell office:value-type="string" table:style-name="ce1">
            <text:p>SDC12902.JPG</text:p>
          </table:table-cell>
          <table:table-cell office:value-type="float" office:value="1.4537141" table:style-name="ce4">
            <text:p>1.4537141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2" table:style-name="ce4">
            <text:p>16.2</text:p>
          </table:table-cell>
          <table:table-cell office:value-type="float" office:value="45" table:style-name="ce5">
            <text:p>45</text:p>
          </table:table-cell>
          <table:table-cell office:value-type="string" table:style-name="ce1">
            <text:p>SDC12903.JPG</text:p>
          </table:table-cell>
          <table:table-cell office:value-type="float" office:value="1.3652690999999999" table:style-name="ce4">
            <text:p>1.3652691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6.3" table:style-name="ce4">
            <text:p>16.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905.JPG</text:p>
          </table:table-cell>
          <table:table-cell office:value-type="float" office:value="5.8080195000000003" table:style-name="ce4">
            <text:p>5.8080195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6.3" table:style-name="ce4">
            <text:p>16.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906.JPG</text:p>
          </table:table-cell>
          <table:table-cell office:value-type="float" office:value="4.6204172000000003" table:style-name="ce4">
            <text:p>4.6204172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6.3" table:style-name="ce4">
            <text:p>16.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907.JPG</text:p>
          </table:table-cell>
          <table:table-cell office:value-type="float" office:value="4.5225137999999996" table:style-name="ce4">
            <text:p>4.5225138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6.3" table:style-name="ce4">
            <text:p>16.3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908.JPG</text:p>
          </table:table-cell>
          <table:table-cell office:value-type="float" office:value="3.6256919000000001" table:style-name="ce4">
            <text:p>3.6256919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6.3" table:style-name="ce4">
            <text:p>16.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909.JPG</text:p>
          </table:table-cell>
          <table:table-cell office:value-type="float" office:value="3.2488828999999999" table:style-name="ce4">
            <text:p>3.2488829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6.3" table:style-name="ce4">
            <text:p>16.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910.JPG</text:p>
          </table:table-cell>
          <table:table-cell office:value-type="float" office:value="4.2864278999999996" table:style-name="ce4">
            <text:p>4.2864279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977.JPG</text:p>
          </table:table-cell>
          <table:table-cell office:value-type="float" office:value="0.58286349999999998" table:style-name="ce4">
            <text:p>0.5828635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978.JPG</text:p>
          </table:table-cell>
          <table:table-cell office:value-type="float" office:value="0.42794989999999999" table:style-name="ce4">
            <text:p>0.4279499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979.JPG</text:p>
          </table:table-cell>
          <table:table-cell office:value-type="float" office:value="0.43234830000000002" table:style-name="ce4">
            <text:p>0.4323483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980.JPG</text:p>
          </table:table-cell>
          <table:table-cell office:value-type="float" office:value="0.50681949999999998" table:style-name="ce4">
            <text:p>0.5068195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981.JPG</text:p>
          </table:table-cell>
          <table:table-cell office:value-type="float" office:value="0.42526619999999998" table:style-name="ce4">
            <text:p>0.4252662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982.JPG</text:p>
          </table:table-cell>
          <table:table-cell office:value-type="float" office:value="0.36253770000000002" table:style-name="ce4">
            <text:p>0.3625377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983.JPG</text:p>
          </table:table-cell>
          <table:table-cell office:value-type="float" office:value="0.46742149999999999" table:style-name="ce4">
            <text:p>0.4674215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984.JPG</text:p>
          </table:table-cell>
          <table:table-cell office:value-type="float" office:value="0.43211899999999998" table:style-name="ce4">
            <text:p>0.432119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985.JPG</text:p>
          </table:table-cell>
          <table:table-cell office:value-type="float" office:value="0.26889829999999998" table:style-name="ce4">
            <text:p>0.2688983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986.JPG</text:p>
          </table:table-cell>
          <table:table-cell office:value-type="float" office:value="0.46182889999999999" table:style-name="ce4">
            <text:p>0.4618289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987.JPG</text:p>
          </table:table-cell>
          <table:table-cell office:value-type="float" office:value="0.34179379999999998" table:style-name="ce4">
            <text:p>0.3417938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988.JPG</text:p>
          </table:table-cell>
          <table:table-cell office:value-type="float" office:value="0.47455570000000002" table:style-name="ce4">
            <text:p>0.4745557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989.JPG</text:p>
          </table:table-cell>
          <table:table-cell office:value-type="float" office:value="0.38037159999999998" table:style-name="ce4">
            <text:p>0.3803716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990.JPG</text:p>
          </table:table-cell>
          <table:table-cell office:value-type="float" office:value="0.73643080000000005" table:style-name="ce4">
            <text:p>0.7364308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15" table:style-name="ce5">
            <text:p>15</text:p>
          </table:table-cell>
          <table:table-cell office:value-type="string" table:style-name="ce1">
            <text:p>SDC12991.JPG</text:p>
          </table:table-cell>
          <table:table-cell office:value-type="float" office:value="0.25502819999999998" table:style-name="ce4">
            <text:p>0.2550282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16" table:style-name="ce5">
            <text:p>16</text:p>
          </table:table-cell>
          <table:table-cell office:value-type="string" table:style-name="ce1">
            <text:p>SDC12992.JPG</text:p>
          </table:table-cell>
          <table:table-cell office:value-type="float" office:value="0.33524949999999998" table:style-name="ce4">
            <text:p>0.3352495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17" table:style-name="ce5">
            <text:p>17</text:p>
          </table:table-cell>
          <table:table-cell office:value-type="string" table:style-name="ce1">
            <text:p>SDC12993.JPG</text:p>
          </table:table-cell>
          <table:table-cell office:value-type="float" office:value="0.49523909999999999" table:style-name="ce4">
            <text:p>0.4952391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18" table:style-name="ce5">
            <text:p>18</text:p>
          </table:table-cell>
          <table:table-cell office:value-type="string" table:style-name="ce1">
            <text:p>SDC12994.JPG</text:p>
          </table:table-cell>
          <table:table-cell office:value-type="float" office:value="0.47018490000000002" table:style-name="ce4">
            <text:p>0.4701849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19" table:style-name="ce5">
            <text:p>19</text:p>
          </table:table-cell>
          <table:table-cell office:value-type="string" table:style-name="ce1">
            <text:p>SDC12995.JPG</text:p>
          </table:table-cell>
          <table:table-cell office:value-type="float" office:value="0.34038099999999999" table:style-name="ce4">
            <text:p>0.340381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20" table:style-name="ce5">
            <text:p>20</text:p>
          </table:table-cell>
          <table:table-cell office:value-type="string" table:style-name="ce1">
            <text:p>SDC12996.JPG</text:p>
          </table:table-cell>
          <table:table-cell office:value-type="float" office:value="0.41052309999999997" table:style-name="ce4">
            <text:p>0.4105231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4">
            <text:p>16.4</text:p>
          </table:table-cell>
          <table:table-cell office:value-type="float" office:value="21" table:style-name="ce5">
            <text:p>21</text:p>
          </table:table-cell>
          <table:table-cell office:value-type="string" table:style-name="ce1">
            <text:p>SDC12997.JPG</text:p>
          </table:table-cell>
          <table:table-cell office:value-type="float" office:value="0.617946" table:style-name="ce4">
            <text:p>0.617946</text:p>
          </table:table-cell>
          <table:table-cell office:value-type="string" table:style-name="ce1">
            <text:p>P. scabrum</text:p>
          </table:table-cell>
          <table:table-cell table:number-columns-repeated="16379"/>
        </table:table-row>
        <table:table-row table:style-name="ro2">
          <table:table-cell office:value-type="float" office:value="16.5" table:style-name="ce4">
            <text:p>16.5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968.JPG</text:p>
          </table:table-cell>
          <table:table-cell office:value-type="float" office:value="4.3031549" table:style-name="ce4">
            <text:p>4.3031549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6.5" table:style-name="ce4">
            <text:p>16.5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969.JPG</text:p>
          </table:table-cell>
          <table:table-cell office:value-type="float" office:value="2.9949026999999999" table:style-name="ce4">
            <text:p>2.9949027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6.5" table:style-name="ce4">
            <text:p>16.5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970.JPG</text:p>
          </table:table-cell>
          <table:table-cell office:value-type="float" office:value="2.0038572000000001" table:style-name="ce4">
            <text:p>2.0038572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6.5" table:style-name="ce4">
            <text:p>16.5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971.JPG</text:p>
          </table:table-cell>
          <table:table-cell office:value-type="float" office:value="3.5221523000000001" table:style-name="ce4">
            <text:p>3.5221523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6.5" table:style-name="ce4">
            <text:p>16.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972.JPG</text:p>
          </table:table-cell>
          <table:table-cell office:value-type="float" office:value="3.3801684999999999" table:style-name="ce4">
            <text:p>3.3801685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6.5" table:style-name="ce4">
            <text:p>16.5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973.JPG</text:p>
          </table:table-cell>
          <table:table-cell office:value-type="float" office:value="2.7617189" table:style-name="ce4">
            <text:p>2.7617189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6.5" table:style-name="ce4">
            <text:p>16.5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974.JPG</text:p>
          </table:table-cell>
          <table:table-cell office:value-type="float" office:value="2.3784551" table:style-name="ce4">
            <text:p>2.3784551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6.5" table:style-name="ce4">
            <text:p>16.5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975.JPG</text:p>
          </table:table-cell>
          <table:table-cell office:value-type="float" office:value="1.6904055" table:style-name="ce4">
            <text:p>1.6904055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6.5" table:style-name="ce4">
            <text:p>16.5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3011.JPG</text:p>
          </table:table-cell>
          <table:table-cell office:value-type="float" office:value="3.8040044000000002" table:style-name="ce4">
            <text:p>3.8040044</text:p>
          </table:table-cell>
          <table:table-cell office:value-type="string" table:style-name="ce1">
            <text:p>P. triste</text:p>
          </table:table-cell>
          <table:table-cell table:number-columns-repeated="16379"/>
        </table:table-row>
        <table:table-row table:style-name="ro2">
          <table:table-cell office:value-type="float" office:value="17.100000000000001" table:style-name="ce4">
            <text:p>17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918.JPG</text:p>
          </table:table-cell>
          <table:table-cell office:value-type="float" office:value="2.6229675000000001" table:style-name="ce4">
            <text:p>2.6229675</text:p>
          </table:table-cell>
          <table:table-cell office:value-type="string" table:style-name="ce1">
            <text:p>P. pinnatum</text:p>
          </table:table-cell>
          <table:table-cell table:number-columns-repeated="16379"/>
        </table:table-row>
        <table:table-row table:style-name="ro2">
          <table:table-cell office:value-type="float" office:value="17.100000000000001" table:style-name="ce4">
            <text:p>17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919.JPG</text:p>
          </table:table-cell>
          <table:table-cell office:value-type="float" office:value="1.8995392" table:style-name="ce4">
            <text:p>1.8995392</text:p>
          </table:table-cell>
          <table:table-cell office:value-type="string" table:style-name="ce1">
            <text:p>P. pinnatum</text:p>
          </table:table-cell>
          <table:table-cell table:number-columns-repeated="16379"/>
        </table:table-row>
        <table:table-row table:style-name="ro2">
          <table:table-cell office:value-type="float" office:value="17.100000000000001" table:style-name="ce4">
            <text:p>17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920.JPG</text:p>
          </table:table-cell>
          <table:table-cell office:value-type="float" office:value="2.7206073000000002" table:style-name="ce4">
            <text:p>2.7206073</text:p>
          </table:table-cell>
          <table:table-cell office:value-type="string" table:style-name="ce1">
            <text:p>P. pinnatum</text:p>
          </table:table-cell>
          <table:table-cell table:number-columns-repeated="16379"/>
        </table:table-row>
        <table:table-row table:style-name="ro2">
          <table:table-cell office:value-type="float" office:value="17.2" table:style-name="ce4">
            <text:p>17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999.JPG</text:p>
          </table:table-cell>
          <table:table-cell office:value-type="float" office:value="2.5147042000000002" table:style-name="ce4">
            <text:p>2.5147042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2" table:style-name="ce4">
            <text:p>17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3000.JPG</text:p>
          </table:table-cell>
          <table:table-cell office:value-type="float" office:value="1.8129883" table:style-name="ce4">
            <text:p>1.8129883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2" table:style-name="ce4">
            <text:p>17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3001.JPG</text:p>
          </table:table-cell>
          <table:table-cell office:value-type="float" office:value="2.4773499999999999" table:style-name="ce4">
            <text:p>2.47735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2" table:style-name="ce4">
            <text:p>17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3002.JPG</text:p>
          </table:table-cell>
          <table:table-cell office:value-type="float" office:value="2.4477473999999999" table:style-name="ce4">
            <text:p>2.4477474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2" table:style-name="ce4">
            <text:p>17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3003.JPG</text:p>
          </table:table-cell>
          <table:table-cell office:value-type="float" office:value="1.5644244" table:style-name="ce4">
            <text:p>1.5644244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2" table:style-name="ce4">
            <text:p>17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3009.JPG</text:p>
          </table:table-cell>
          <table:table-cell office:value-type="float" office:value="1.9314058999999999" table:style-name="ce4">
            <text:p>1.9314059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3" table:style-name="ce4">
            <text:p>17.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3005.JPG</text:p>
          </table:table-cell>
          <table:table-cell office:value-type="float" office:value="0.56893749999999998" table:style-name="ce4">
            <text:p>0.5689375</text:p>
          </table:table-cell>
          <table:table-cell office:value-type="string" table:style-name="ce1">
            <text:p>P. auritum</text:p>
          </table:table-cell>
          <table:table-cell table:number-columns-repeated="16379"/>
        </table:table-row>
        <table:table-row table:style-name="ro2">
          <table:table-cell office:value-type="float" office:value="17.3" table:style-name="ce4">
            <text:p>17.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3006.JPG</text:p>
          </table:table-cell>
          <table:table-cell office:value-type="float" office:value="0.95429169999999996" table:style-name="ce4">
            <text:p>0.9542917</text:p>
          </table:table-cell>
          <table:table-cell office:value-type="string" table:style-name="ce1">
            <text:p>P. auritum</text:p>
          </table:table-cell>
          <table:table-cell table:number-columns-repeated="16379"/>
        </table:table-row>
        <table:table-row table:style-name="ro2">
          <table:table-cell office:value-type="float" office:value="17.3" table:style-name="ce4">
            <text:p>17.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3007.JPG</text:p>
          </table:table-cell>
          <table:table-cell office:value-type="float" office:value="0.66713350000000005" table:style-name="ce4">
            <text:p>0.6671335</text:p>
          </table:table-cell>
          <table:table-cell office:value-type="string" table:style-name="ce1">
            <text:p>P. auritum</text:p>
          </table:table-cell>
          <table:table-cell table:number-columns-repeated="16379"/>
        </table:table-row>
        <table:table-row table:style-name="ro2">
          <table:table-cell office:value-type="float" office:value="17.399999999999999" table:style-name="ce4">
            <text:p>17.4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3014.JPG</text:p>
          </table:table-cell>
          <table:table-cell office:value-type="float" office:value="2.2319361" table:style-name="ce4">
            <text:p>2.2319361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399999999999999" table:style-name="ce4">
            <text:p>17.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3015.JPG</text:p>
          </table:table-cell>
          <table:table-cell office:value-type="float" office:value="1.6012778000000001" table:style-name="ce4">
            <text:p>1.6012778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399999999999999" table:style-name="ce4">
            <text:p>17.4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3016.JPG</text:p>
          </table:table-cell>
          <table:table-cell office:value-type="float" office:value="2.0369226" table:style-name="ce4">
            <text:p>2.0369226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399999999999999" table:style-name="ce4">
            <text:p>17.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3017.JPG</text:p>
          </table:table-cell>
          <table:table-cell office:value-type="float" office:value="2.1129091999999998" table:style-name="ce4">
            <text:p>2.1129092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399999999999999" table:style-name="ce4">
            <text:p>17.4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3018.JPG</text:p>
          </table:table-cell>
          <table:table-cell office:value-type="float" office:value="1.7591342000000001" table:style-name="ce4">
            <text:p>1.7591342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399999999999999" table:style-name="ce4">
            <text:p>17.4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3019.JPG</text:p>
          </table:table-cell>
          <table:table-cell office:value-type="float" office:value="1.7863077000000001" table:style-name="ce4">
            <text:p>1.7863077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399999999999999" table:style-name="ce4">
            <text:p>17.4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3020.JPG</text:p>
          </table:table-cell>
          <table:table-cell office:value-type="float" office:value="1.7476654" table:style-name="ce4">
            <text:p>1.7476654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399999999999999" table:style-name="ce4">
            <text:p>17.4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3021.JPG</text:p>
          </table:table-cell>
          <table:table-cell office:value-type="float" office:value="1.1325272" table:style-name="ce4">
            <text:p>1.1325272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399999999999999" table:style-name="ce4">
            <text:p>17.4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3022.JPG</text:p>
          </table:table-cell>
          <table:table-cell office:value-type="float" office:value="2.2469467000000001" table:style-name="ce4">
            <text:p>2.2469467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399999999999999" table:style-name="ce4">
            <text:p>17.4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3023.JPG</text:p>
          </table:table-cell>
          <table:table-cell office:value-type="float" office:value="2.2603065999999998" table:style-name="ce4">
            <text:p>2.2603066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7.399999999999999" table:style-name="ce4">
            <text:p>17.4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3024.JPG</text:p>
          </table:table-cell>
          <table:table-cell office:value-type="float" office:value="1.8736986" table:style-name="ce4">
            <text:p>1.8736986</text:p>
          </table:table-cell>
          <table:table-cell office:value-type="string" table:style-name="ce1">
            <text:p>P. rapaceum</text:p>
          </table:table-cell>
          <table:table-cell table:number-columns-repeated="16379"/>
        </table:table-row>
        <table:table-row table:style-name="ro2">
          <table:table-cell office:value-type="float" office:value="18.100000000000001" table:style-name="ce4">
            <text:p>18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924.JPG</text:p>
          </table:table-cell>
          <table:table-cell office:value-type="float" office:value="1.3339061999999999" table:style-name="ce4">
            <text:p>1.3339062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8.100000000000001" table:style-name="ce4">
            <text:p>18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925.JPG</text:p>
          </table:table-cell>
          <table:table-cell office:value-type="float" office:value="1.7500359000000001" table:style-name="ce4">
            <text:p>1.7500359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8.100000000000001" table:style-name="ce4">
            <text:p>18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926.JPG</text:p>
          </table:table-cell>
          <table:table-cell office:value-type="float" office:value="2.2084533999999998" table:style-name="ce4">
            <text:p>2.2084534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8.100000000000001" table:style-name="ce4">
            <text:p>18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927.JPG</text:p>
          </table:table-cell>
          <table:table-cell office:value-type="float" office:value="1.5712974" table:style-name="ce4">
            <text:p>1.5712974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8.100000000000001" table:style-name="ce4">
            <text:p>18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928.JPG</text:p>
          </table:table-cell>
          <table:table-cell office:value-type="float" office:value="1.9482153" table:style-name="ce4">
            <text:p>1.9482153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8.100000000000001" table:style-name="ce4">
            <text:p>18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929.JPG</text:p>
          </table:table-cell>
          <table:table-cell office:value-type="float" office:value="2.2020243000000002" table:style-name="ce4">
            <text:p>2.2020243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8.100000000000001" table:style-name="ce4">
            <text:p>18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934.JPG</text:p>
          </table:table-cell>
          <table:table-cell office:value-type="float" office:value="2.3249181000000001" table:style-name="ce4">
            <text:p>2.3249181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8.100000000000001" table:style-name="ce4">
            <text:p>18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935.JPG</text:p>
          </table:table-cell>
          <table:table-cell office:value-type="float" office:value="1.5533090000000001" table:style-name="ce4">
            <text:p>1.553309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8.100000000000001" table:style-name="ce4">
            <text:p>18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936.JPG</text:p>
          </table:table-cell>
          <table:table-cell office:value-type="float" office:value="1.760076" table:style-name="ce4">
            <text:p>1.760076</text:p>
          </table:table-cell>
          <table:table-cell office:value-type="string" table:style-name="ce1">
            <text:p>P. longicaule</text:p>
          </table:table-cell>
          <table:table-cell table:number-columns-repeated="16379"/>
        </table:table-row>
        <table:table-row table:style-name="ro2">
          <table:table-cell office:value-type="float" office:value="18.2" table:style-name="ce4">
            <text:p>18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2939.JPG</text:p>
          </table:table-cell>
          <table:table-cell office:value-type="float" office:value="0.80633999999999995" table:style-name="ce4">
            <text:p>0.80634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8.2" table:style-name="ce4">
            <text:p>18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2940.JPG</text:p>
          </table:table-cell>
          <table:table-cell office:value-type="float" office:value="1.5070692999999999" table:style-name="ce4">
            <text:p>1.5070693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8.2" table:style-name="ce4">
            <text:p>18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2941.JPG</text:p>
          </table:table-cell>
          <table:table-cell office:value-type="float" office:value="1.8857915000000001" table:style-name="ce4">
            <text:p>1.8857915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8.2" table:style-name="ce4">
            <text:p>18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2942.JPG</text:p>
          </table:table-cell>
          <table:table-cell office:value-type="float" office:value="1.9845143000000001" table:style-name="ce4">
            <text:p>1.9845143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8.2" table:style-name="ce4">
            <text:p>18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2943.JPG</text:p>
          </table:table-cell>
          <table:table-cell office:value-type="float" office:value="1.6186626" table:style-name="ce4">
            <text:p>1.6186626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8.2" table:style-name="ce4">
            <text:p>18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2944.JPG</text:p>
          </table:table-cell>
          <table:table-cell office:value-type="float" office:value="1.6993750000000001" table:style-name="ce4">
            <text:p>1.699375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8.2" table:style-name="ce4">
            <text:p>18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2945.JPG</text:p>
          </table:table-cell>
          <table:table-cell office:value-type="float" office:value="1.9624246000000001" table:style-name="ce4">
            <text:p>1.9624246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8.2" table:style-name="ce4">
            <text:p>18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2946.JPG</text:p>
          </table:table-cell>
          <table:table-cell office:value-type="float" office:value="1.9859298000000001" table:style-name="ce4">
            <text:p>1.9859298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8.2" table:style-name="ce4">
            <text:p>18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2947.JPG</text:p>
          </table:table-cell>
          <table:table-cell office:value-type="float" office:value="0.74563749999999995" table:style-name="ce4">
            <text:p>0.7456375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8.2" table:style-name="ce4">
            <text:p>18.2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2948.JPG</text:p>
          </table:table-cell>
          <table:table-cell office:value-type="float" office:value="2.0280415000000001" table:style-name="ce4">
            <text:p>2.0280415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8.2" table:style-name="ce4">
            <text:p>18.2</text:p>
          </table:table-cell>
          <table:table-cell office:value-type="float" office:value="11" table:style-name="ce5">
            <text:p>11</text:p>
          </table:table-cell>
          <table:table-cell office:value-type="string" table:style-name="ce1">
            <text:p>SDC12949.JPG</text:p>
          </table:table-cell>
          <table:table-cell office:value-type="float" office:value="1.0412182999999999" table:style-name="ce4">
            <text:p>1.0412183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8.2" table:style-name="ce4">
            <text:p>18.2</text:p>
          </table:table-cell>
          <table:table-cell office:value-type="float" office:value="12" table:style-name="ce5">
            <text:p>12</text:p>
          </table:table-cell>
          <table:table-cell office:value-type="string" table:style-name="ce1">
            <text:p>SDC12950.JPG</text:p>
          </table:table-cell>
          <table:table-cell office:value-type="float" office:value="1.7710376000000001" table:style-name="ce4">
            <text:p>1.7710376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8.2" table:style-name="ce4">
            <text:p>18.2</text:p>
          </table:table-cell>
          <table:table-cell office:value-type="float" office:value="13" table:style-name="ce5">
            <text:p>13</text:p>
          </table:table-cell>
          <table:table-cell office:value-type="string" table:style-name="ce1">
            <text:p>SDC12951.JPG</text:p>
          </table:table-cell>
          <table:table-cell office:value-type="float" office:value="2.5300067999999998" table:style-name="ce4">
            <text:p>2.5300068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8.2" table:style-name="ce4">
            <text:p>18.2</text:p>
          </table:table-cell>
          <table:table-cell office:value-type="float" office:value="14" table:style-name="ce5">
            <text:p>14</text:p>
          </table:table-cell>
          <table:table-cell office:value-type="string" table:style-name="ce1">
            <text:p>SDC12952.JPG</text:p>
          </table:table-cell>
          <table:table-cell office:value-type="float" office:value="1.8349458000000001" table:style-name="ce4">
            <text:p>1.8349458</text:p>
          </table:table-cell>
          <table:table-cell office:value-type="string" table:style-name="ce1">
            <text:p>P. patulum</text:p>
          </table:table-cell>
          <table:table-cell table:number-columns-repeated="16379"/>
        </table:table-row>
        <table:table-row table:style-name="ro2">
          <table:table-cell office:value-type="float" office:value="19.100000000000001" table:style-name="ce4">
            <text:p>19.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3041.JPG</text:p>
          </table:table-cell>
          <table:table-cell office:value-type="float" office:value="1.0091194000000001" table:style-name="ce4">
            <text:p>1.0091194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00000000000001" table:style-name="ce4">
            <text:p>19.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3042.JPG</text:p>
          </table:table-cell>
          <table:table-cell office:value-type="float" office:value="0.90528430000000004" table:style-name="ce4">
            <text:p>0.9052843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00000000000001" table:style-name="ce4">
            <text:p>19.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3043.JPG</text:p>
          </table:table-cell>
          <table:table-cell office:value-type="float" office:value="0.81762520000000005" table:style-name="ce4">
            <text:p>0.8176252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00000000000001" table:style-name="ce4">
            <text:p>19.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3044.JPG</text:p>
          </table:table-cell>
          <table:table-cell office:value-type="float" office:value="1.0747271" table:style-name="ce4">
            <text:p>1.074727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00000000000001" table:style-name="ce4">
            <text:p>19.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3045.JPG</text:p>
          </table:table-cell>
          <table:table-cell office:value-type="float" office:value="0.92412669999999997" table:style-name="ce4">
            <text:p>0.9241267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00000000000001" table:style-name="ce4">
            <text:p>19.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3046.JPG</text:p>
          </table:table-cell>
          <table:table-cell office:value-type="float" office:value="0.96852159999999998" table:style-name="ce4">
            <text:p>0.9685216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00000000000001" table:style-name="ce4">
            <text:p>19.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3047.JPG</text:p>
          </table:table-cell>
          <table:table-cell office:value-type="float" office:value="1.1571226999999999" table:style-name="ce4">
            <text:p>1.1571227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00000000000001" table:style-name="ce4">
            <text:p>19.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3048.JPG</text:p>
          </table:table-cell>
          <table:table-cell office:value-type="float" office:value="0.84899590000000003" table:style-name="ce4">
            <text:p>0.8489959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00000000000001" table:style-name="ce4">
            <text:p>19.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3049.JPG</text:p>
          </table:table-cell>
          <table:table-cell office:value-type="float" office:value="0.66226410000000002" table:style-name="ce4">
            <text:p>0.662264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00000000000001" table:style-name="ce4">
            <text:p>19.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3050.JPG</text:p>
          </table:table-cell>
          <table:table-cell office:value-type="float" office:value="0.80573790000000001" table:style-name="ce4">
            <text:p>0.8057379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2" table:style-name="ce4">
            <text:p>19.2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3052.JPG</text:p>
          </table:table-cell>
          <table:table-cell office:value-type="float" office:value="0.70920300000000003" table:style-name="ce4">
            <text:p>0.709203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2" table:style-name="ce4">
            <text:p>19.2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3053.JPG</text:p>
          </table:table-cell>
          <table:table-cell office:value-type="float" office:value="0.65494649999999999" table:style-name="ce4">
            <text:p>0.6549465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2" table:style-name="ce4">
            <text:p>19.2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3054.JPG</text:p>
          </table:table-cell>
          <table:table-cell office:value-type="float" office:value="0.6071318" table:style-name="ce4">
            <text:p>0.6071318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2" table:style-name="ce4">
            <text:p>19.2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3055.JPG</text:p>
          </table:table-cell>
          <table:table-cell office:value-type="float" office:value="1.1915023" table:style-name="ce4">
            <text:p>1.1915023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2" table:style-name="ce4">
            <text:p>19.2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3056.JPG</text:p>
          </table:table-cell>
          <table:table-cell office:value-type="float" office:value="0.98514970000000002" table:style-name="ce4">
            <text:p>0.9851497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2" table:style-name="ce4">
            <text:p>19.2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3057.JPG</text:p>
          </table:table-cell>
          <table:table-cell office:value-type="float" office:value="1.1659231999999999" table:style-name="ce4">
            <text:p>1.1659232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2" table:style-name="ce4">
            <text:p>19.2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3058.JPG</text:p>
          </table:table-cell>
          <table:table-cell office:value-type="float" office:value="1.0687487" table:style-name="ce4">
            <text:p>1.0687487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2" table:style-name="ce4">
            <text:p>19.2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3059.JPG</text:p>
          </table:table-cell>
          <table:table-cell office:value-type="float" office:value="1.1015805000000001" table:style-name="ce4">
            <text:p>1.1015805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2" table:style-name="ce4">
            <text:p>19.2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3060.JPG</text:p>
          </table:table-cell>
          <table:table-cell office:value-type="float" office:value="1.0638188" table:style-name="ce4">
            <text:p>1.0638188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" table:style-name="ce4">
            <text:p>19.3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3061.JPG</text:p>
          </table:table-cell>
          <table:table-cell office:value-type="float" office:value="1.3050029999999999" table:style-name="ce4">
            <text:p>1.305003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" table:style-name="ce4">
            <text:p>19.3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3062.JPG</text:p>
          </table:table-cell>
          <table:table-cell office:value-type="float" office:value="1.0282066999999999" table:style-name="ce4">
            <text:p>1.0282067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" table:style-name="ce4">
            <text:p>19.3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3063.JPG</text:p>
          </table:table-cell>
          <table:table-cell office:value-type="float" office:value="0.97344169999999997" table:style-name="ce4">
            <text:p>0.9734417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" table:style-name="ce4">
            <text:p>19.3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3064.JPG</text:p>
          </table:table-cell>
          <table:table-cell office:value-type="float" office:value="0.98435850000000003" table:style-name="ce4">
            <text:p>0.9843585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" table:style-name="ce4">
            <text:p>19.3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3065.JPG</text:p>
          </table:table-cell>
          <table:table-cell office:value-type="float" office:value="1.337631" table:style-name="ce4">
            <text:p>1.33763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" table:style-name="ce4">
            <text:p>19.3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3066.JPG</text:p>
          </table:table-cell>
          <table:table-cell office:value-type="float" office:value="1.2263694000000001" table:style-name="ce4">
            <text:p>1.2263694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" table:style-name="ce4">
            <text:p>19.3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3067.JPG</text:p>
          </table:table-cell>
          <table:table-cell office:value-type="float" office:value="0.7872171" table:style-name="ce4">
            <text:p>0.787217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" table:style-name="ce4">
            <text:p>19.3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3068.JPG</text:p>
          </table:table-cell>
          <table:table-cell office:value-type="float" office:value="1.1574831999999999" table:style-name="ce4">
            <text:p>1.1574832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" table:style-name="ce4">
            <text:p>19.3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3069.JPG</text:p>
          </table:table-cell>
          <table:table-cell office:value-type="float" office:value="1.0290311000000001" table:style-name="ce4">
            <text:p>1.029031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" table:style-name="ce4">
            <text:p>19.3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3070.JPG</text:p>
          </table:table-cell>
          <table:table-cell office:value-type="float" office:value="1.4957719" table:style-name="ce4">
            <text:p>1.4957719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99999999999999" table:style-name="ce4">
            <text:p>19.4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3072.JPG</text:p>
          </table:table-cell>
          <table:table-cell office:value-type="float" office:value="1.2460669" table:style-name="ce4">
            <text:p>1.2460669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99999999999999" table:style-name="ce4">
            <text:p>19.4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3073.JPG</text:p>
          </table:table-cell>
          <table:table-cell office:value-type="float" office:value="1.2022638999999999" table:style-name="ce4">
            <text:p>1.2022639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99999999999999" table:style-name="ce4">
            <text:p>19.4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3074.JPG</text:p>
          </table:table-cell>
          <table:table-cell office:value-type="float" office:value="0.89192629999999995" table:style-name="ce4">
            <text:p>0.8919263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99999999999999" table:style-name="ce4">
            <text:p>19.4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3075.JPG</text:p>
          </table:table-cell>
          <table:table-cell office:value-type="float" office:value="1.2776742000000001" table:style-name="ce4">
            <text:p>1.2776742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99999999999999" table:style-name="ce4">
            <text:p>19.4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3076.JPG</text:p>
          </table:table-cell>
          <table:table-cell office:value-type="float" office:value="0.80952519999999994" table:style-name="ce4">
            <text:p>0.8095252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99999999999999" table:style-name="ce4">
            <text:p>19.4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3077.JPG</text:p>
          </table:table-cell>
          <table:table-cell office:value-type="float" office:value="1.3553788" table:style-name="ce4">
            <text:p>1.3553788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99999999999999" table:style-name="ce4">
            <text:p>19.4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3078.JPG</text:p>
          </table:table-cell>
          <table:table-cell office:value-type="float" office:value="1.0701053" table:style-name="ce4">
            <text:p>1.0701053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99999999999999" table:style-name="ce4">
            <text:p>19.4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3079.JPG</text:p>
          </table:table-cell>
          <table:table-cell office:value-type="float" office:value="0.65701039999999999" table:style-name="ce4">
            <text:p>0.6570104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99999999999999" table:style-name="ce4">
            <text:p>19.4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3080.JPG</text:p>
          </table:table-cell>
          <table:table-cell office:value-type="float" office:value="1.3987731999999999" table:style-name="ce4">
            <text:p>1.3987732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399999999999999" table:style-name="ce4">
            <text:p>19.4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3081.JPG</text:p>
          </table:table-cell>
          <table:table-cell office:value-type="float" office:value="1.0661544000000001" table:style-name="ce4">
            <text:p>1.0661544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5" table:style-name="ce4">
            <text:p>19.5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3083.JPG</text:p>
          </table:table-cell>
          <table:table-cell office:value-type="float" office:value="1.3585381999999999" table:style-name="ce4">
            <text:p>1.3585382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5" table:style-name="ce4">
            <text:p>19.5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3084.JPG</text:p>
          </table:table-cell>
          <table:table-cell office:value-type="float" office:value="1.0705825" table:style-name="ce4">
            <text:p>1.0705825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5" table:style-name="ce4">
            <text:p>19.5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3085.JPG</text:p>
          </table:table-cell>
          <table:table-cell office:value-type="float" office:value="1.2352942" table:style-name="ce4">
            <text:p>1.2352942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5" table:style-name="ce4">
            <text:p>19.5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3086.JPG</text:p>
          </table:table-cell>
          <table:table-cell office:value-type="float" office:value="1.3351302" table:style-name="ce4">
            <text:p>1.3351302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5" table:style-name="ce4">
            <text:p>19.5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3087.JPG</text:p>
          </table:table-cell>
          <table:table-cell office:value-type="float" office:value="1.2511265" table:style-name="ce4">
            <text:p>1.2511265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5" table:style-name="ce4">
            <text:p>19.5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3088.JPG</text:p>
          </table:table-cell>
          <table:table-cell office:value-type="float" office:value="1.0673923000000001" table:style-name="ce4">
            <text:p>1.0673923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5" table:style-name="ce4">
            <text:p>19.5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3089.JPG</text:p>
          </table:table-cell>
          <table:table-cell office:value-type="float" office:value="1.0185758" table:style-name="ce4">
            <text:p>1.0185758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5" table:style-name="ce4">
            <text:p>19.5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3090.JPG</text:p>
          </table:table-cell>
          <table:table-cell office:value-type="float" office:value="1.0337756" table:style-name="ce4">
            <text:p>1.0337756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5" table:style-name="ce4">
            <text:p>19.5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3091.JPG</text:p>
          </table:table-cell>
          <table:table-cell office:value-type="float" office:value="1.2970269000000001" table:style-name="ce4">
            <text:p>1.2970269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5" table:style-name="ce4">
            <text:p>19.5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3092.JPG</text:p>
          </table:table-cell>
          <table:table-cell office:value-type="float" office:value="1.2644295999999999" table:style-name="ce4">
            <text:p>1.2644296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600000000000001" table:style-name="ce4">
            <text:p>19.6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3094.JPG</text:p>
          </table:table-cell>
          <table:table-cell office:value-type="float" office:value="1.0438670999999999" table:style-name="ce4">
            <text:p>1.043867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600000000000001" table:style-name="ce4">
            <text:p>19.6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3095.JPG</text:p>
          </table:table-cell>
          <table:table-cell office:value-type="float" office:value="1.0891829" table:style-name="ce4">
            <text:p>1.0891829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600000000000001" table:style-name="ce4">
            <text:p>19.6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3096.JPG</text:p>
          </table:table-cell>
          <table:table-cell office:value-type="float" office:value="1.0685511000000001" table:style-name="ce4">
            <text:p>1.068551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600000000000001" table:style-name="ce4">
            <text:p>19.6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3097.JPG</text:p>
          </table:table-cell>
          <table:table-cell office:value-type="float" office:value="1.0037722" table:style-name="ce4">
            <text:p>1.0037722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600000000000001" table:style-name="ce4">
            <text:p>19.6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3098.JPG</text:p>
          </table:table-cell>
          <table:table-cell office:value-type="float" office:value="1.0280208" table:style-name="ce4">
            <text:p>1.0280208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600000000000001" table:style-name="ce4">
            <text:p>19.6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3099.JPG</text:p>
          </table:table-cell>
          <table:table-cell office:value-type="float" office:value="1.0546610999999999" table:style-name="ce4">
            <text:p>1.054661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600000000000001" table:style-name="ce4">
            <text:p>19.6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3100.JPG</text:p>
          </table:table-cell>
          <table:table-cell office:value-type="float" office:value="1.0634397" table:style-name="ce4">
            <text:p>1.0634397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600000000000001" table:style-name="ce4">
            <text:p>19.6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3101.JPG</text:p>
          </table:table-cell>
          <table:table-cell office:value-type="float" office:value="0.90119179999999999" table:style-name="ce4">
            <text:p>0.9011918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600000000000001" table:style-name="ce4">
            <text:p>19.6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3102.JPG</text:p>
          </table:table-cell>
          <table:table-cell office:value-type="float" office:value="0.89446809999999999" table:style-name="ce4">
            <text:p>0.894468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7" table:style-name="ce4">
            <text:p>19.7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3104.JPG</text:p>
          </table:table-cell>
          <table:table-cell office:value-type="float" office:value="1.245466" table:style-name="ce4">
            <text:p>1.245466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7" table:style-name="ce4">
            <text:p>19.7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3105.JPG</text:p>
          </table:table-cell>
          <table:table-cell office:value-type="float" office:value="1.3010577000000001" table:style-name="ce4">
            <text:p>1.3010577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7" table:style-name="ce4">
            <text:p>19.7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3106.JPG</text:p>
          </table:table-cell>
          <table:table-cell office:value-type="float" office:value="1.3292946000000001" table:style-name="ce4">
            <text:p>1.3292946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7" table:style-name="ce4">
            <text:p>19.7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3107.JPG</text:p>
          </table:table-cell>
          <table:table-cell office:value-type="float" office:value="1.4242699999999999" table:style-name="ce4">
            <text:p>1.42427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7" table:style-name="ce4">
            <text:p>19.7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3108.JPG</text:p>
          </table:table-cell>
          <table:table-cell office:value-type="float" office:value="1.1915169999999999" table:style-name="ce4">
            <text:p>1.191517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7" table:style-name="ce4">
            <text:p>19.7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3109.JPG</text:p>
          </table:table-cell>
          <table:table-cell office:value-type="float" office:value="1.0156741" table:style-name="ce4">
            <text:p>1.015674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7" table:style-name="ce4">
            <text:p>19.7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3110.JPG</text:p>
          </table:table-cell>
          <table:table-cell office:value-type="float" office:value="1.4294416999999999" table:style-name="ce4">
            <text:p>1.4294417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7" table:style-name="ce4">
            <text:p>19.7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3111.JPG</text:p>
          </table:table-cell>
          <table:table-cell office:value-type="float" office:value="1.5291117999999999" table:style-name="ce4">
            <text:p>1.5291118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7" table:style-name="ce4">
            <text:p>19.7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3112.JPG</text:p>
          </table:table-cell>
          <table:table-cell office:value-type="float" office:value="1.271965" table:style-name="ce4">
            <text:p>1.271965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7" table:style-name="ce4">
            <text:p>19.7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3113.JPG</text:p>
          </table:table-cell>
          <table:table-cell office:value-type="float" office:value="1.4177675999999999" table:style-name="ce4">
            <text:p>1.4177676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" table:style-name="ce4">
            <text:p>19.8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3115.JPG</text:p>
          </table:table-cell>
          <table:table-cell office:value-type="float" office:value="0.68148129999999996" table:style-name="ce4">
            <text:p>0.6814813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" table:style-name="ce4">
            <text:p>19.8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3116.JPG</text:p>
          </table:table-cell>
          <table:table-cell office:value-type="float" office:value="0.49998480000000001" table:style-name="ce4">
            <text:p>0.4999848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" table:style-name="ce4">
            <text:p>19.8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3117.JPG</text:p>
          </table:table-cell>
          <table:table-cell office:value-type="float" office:value="0.56367809999999996" table:style-name="ce4">
            <text:p>0.563678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" table:style-name="ce4">
            <text:p>19.8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3118.JPG</text:p>
          </table:table-cell>
          <table:table-cell office:value-type="float" office:value="0.50216660000000002" table:style-name="ce4">
            <text:p>0.5021666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" table:style-name="ce4">
            <text:p>19.8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3119.JPG</text:p>
          </table:table-cell>
          <table:table-cell office:value-type="float" office:value="0.66269330000000004" table:style-name="ce4">
            <text:p>0.6626933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" table:style-name="ce4">
            <text:p>19.8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3120.JPG</text:p>
          </table:table-cell>
          <table:table-cell office:value-type="float" office:value="0.64770749999999999" table:style-name="ce4">
            <text:p>0.6477075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" table:style-name="ce4">
            <text:p>19.8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3121.JPG</text:p>
          </table:table-cell>
          <table:table-cell office:value-type="float" office:value="0.52704300000000004" table:style-name="ce4">
            <text:p>0.527043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" table:style-name="ce4">
            <text:p>19.8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3122.JPG</text:p>
          </table:table-cell>
          <table:table-cell office:value-type="float" office:value="0.73431270000000004" table:style-name="ce4">
            <text:p>0.7343127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" table:style-name="ce4">
            <text:p>19.8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3123.JPG</text:p>
          </table:table-cell>
          <table:table-cell office:value-type="float" office:value="0.52415239999999996" table:style-name="ce4">
            <text:p>0.5241524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" table:style-name="ce4">
            <text:p>19.8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3124.JPG</text:p>
          </table:table-cell>
          <table:table-cell office:value-type="float" office:value="0.5476261" table:style-name="ce4">
            <text:p>0.547626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99999999999999" table:style-name="ce4">
            <text:p>19.9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3126.JPG</text:p>
          </table:table-cell>
          <table:table-cell office:value-type="float" office:value="1.0549922" table:style-name="ce4">
            <text:p>1.0549922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99999999999999" table:style-name="ce4">
            <text:p>19.9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3127.JPG</text:p>
          </table:table-cell>
          <table:table-cell office:value-type="float" office:value="1.1676721000000001" table:style-name="ce4">
            <text:p>1.167672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99999999999999" table:style-name="ce4">
            <text:p>19.9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3128.JPG</text:p>
          </table:table-cell>
          <table:table-cell office:value-type="float" office:value="1.199673" table:style-name="ce4">
            <text:p>1.199673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99999999999999" table:style-name="ce4">
            <text:p>19.9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3129.JPG</text:p>
          </table:table-cell>
          <table:table-cell office:value-type="float" office:value="1.077653" table:style-name="ce4">
            <text:p>1.077653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99999999999999" table:style-name="ce4">
            <text:p>19.9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3130.JPG</text:p>
          </table:table-cell>
          <table:table-cell office:value-type="float" office:value="1.263266" table:style-name="ce4">
            <text:p>1.263266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99999999999999" table:style-name="ce4">
            <text:p>19.9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3131.JPG</text:p>
          </table:table-cell>
          <table:table-cell office:value-type="float" office:value="1.0718359" table:style-name="ce4">
            <text:p>1.0718359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99999999999999" table:style-name="ce4">
            <text:p>19.9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3132.JPG</text:p>
          </table:table-cell>
          <table:table-cell office:value-type="float" office:value="1.2612525999999999" table:style-name="ce4">
            <text:p>1.2612526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99999999999999" table:style-name="ce4">
            <text:p>19.9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3133.JPG</text:p>
          </table:table-cell>
          <table:table-cell office:value-type="float" office:value="1.0147809999999999" table:style-name="ce4">
            <text:p>1.01478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99999999999999" table:style-name="ce4">
            <text:p>19.9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3134.JPG</text:p>
          </table:table-cell>
          <table:table-cell office:value-type="float" office:value="0.98067859999999996" table:style-name="ce4">
            <text:p>0.9806786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899999999999999" table:style-name="ce4">
            <text:p>19.9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3135.JPG</text:p>
          </table:table-cell>
          <table:table-cell office:value-type="float" office:value="1.0466172" table:style-name="ce4">
            <text:p>1.0466172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1" table:style-name="ce6">
            <text:p>19.11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SDC13137.JPG</text:p>
          </table:table-cell>
          <table:table-cell office:value-type="float" office:value="0.56803510000000002" table:style-name="ce4">
            <text:p>0.568035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1" table:style-name="ce6">
            <text:p>19.11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DC13138.JPG</text:p>
          </table:table-cell>
          <table:table-cell office:value-type="float" office:value="0.74889969999999995" table:style-name="ce4">
            <text:p>0.7488997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1" table:style-name="ce6">
            <text:p>19.1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SDC13139.JPG</text:p>
          </table:table-cell>
          <table:table-cell office:value-type="float" office:value="1.0821862" table:style-name="ce4">
            <text:p>1.0821862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1" table:style-name="ce6">
            <text:p>19.11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DC13140.JPG</text:p>
          </table:table-cell>
          <table:table-cell office:value-type="float" office:value="1.0729555" table:style-name="ce4">
            <text:p>1.0729555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1" table:style-name="ce6">
            <text:p>19.1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SDC13141.JPG</text:p>
          </table:table-cell>
          <table:table-cell office:value-type="float" office:value="1.1910262" table:style-name="ce4">
            <text:p>1.1910262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1" table:style-name="ce6">
            <text:p>19.11</text:p>
          </table:table-cell>
          <table:table-cell office:value-type="float" office:value="6" table:style-name="ce5">
            <text:p>6</text:p>
          </table:table-cell>
          <table:table-cell office:value-type="string" table:style-name="ce1">
            <text:p>SDC13142.JPG</text:p>
          </table:table-cell>
          <table:table-cell office:value-type="float" office:value="1.3533681" table:style-name="ce4">
            <text:p>1.353368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1" table:style-name="ce6">
            <text:p>19.11</text:p>
          </table:table-cell>
          <table:table-cell office:value-type="float" office:value="7" table:style-name="ce5">
            <text:p>7</text:p>
          </table:table-cell>
          <table:table-cell office:value-type="string" table:style-name="ce1">
            <text:p>SDC13143.JPG</text:p>
          </table:table-cell>
          <table:table-cell office:value-type="float" office:value="0.6698923" table:style-name="ce4">
            <text:p>0.6698923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1" table:style-name="ce6">
            <text:p>19.11</text:p>
          </table:table-cell>
          <table:table-cell office:value-type="float" office:value="8" table:style-name="ce5">
            <text:p>8</text:p>
          </table:table-cell>
          <table:table-cell office:value-type="string" table:style-name="ce1">
            <text:p>SDC13144.JPG</text:p>
          </table:table-cell>
          <table:table-cell office:value-type="float" office:value="1.3338991" table:style-name="ce4">
            <text:p>1.3338991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1" table:style-name="ce6">
            <text:p>19.11</text:p>
          </table:table-cell>
          <table:table-cell office:value-type="float" office:value="9" table:style-name="ce5">
            <text:p>9</text:p>
          </table:table-cell>
          <table:table-cell office:value-type="string" table:style-name="ce1">
            <text:p>SDC13145.JPG</text:p>
          </table:table-cell>
          <table:table-cell office:value-type="float" office:value="1.1803828999999999" table:style-name="ce4">
            <text:p>1.1803829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office:value-type="float" office:value="19.11" table:style-name="ce6">
            <text:p>19.11</text:p>
          </table:table-cell>
          <table:table-cell office:value-type="float" office:value="10" table:style-name="ce5">
            <text:p>10</text:p>
          </table:table-cell>
          <table:table-cell office:value-type="string" table:style-name="ce1">
            <text:p>SDC13146.JPG</text:p>
          </table:table-cell>
          <table:table-cell office:value-type="float" office:value="1.1921373" table:style-name="ce4">
            <text:p>1.1921373</text:p>
          </table:table-cell>
          <table:table-cell office:value-type="string" table:style-name="ce1">
            <text:p>P. cucullatum</text:p>
          </table:table-cell>
          <table:table-cell table:number-columns-repeated="16379"/>
        </table:table-row>
        <table:table-row table:style-name="ro2">
          <table:table-cell table:style-name="ce4"/>
          <table:table-cell table:style-name="ce5"/>
          <table:table-cell table:number-columns-repeated="16382" table:style-name="ce1"/>
        </table:table-row>
        <table:table-row table:style-name="ro2">
          <table:table-cell table:style-name="ce4"/>
          <table:table-cell table:style-name="ce5"/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 table:style-name="ce4"/>
          <table:table-cell table:style-name="ce5"/>
          <table:table-cell table:number-columns-repeated="16382" table:style-name="ce1"/>
        </table:table-row>
        <table:table-row table:style-name="ro2">
          <table:table-cell table:style-name="ce4"/>
          <table:table-cell table:style-name="ce5"/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 table:style-name="ce4"/>
          <table:table-cell table:style-name="ce5"/>
          <table:table-cell table:number-columns-repeated="16382" table:style-name="ce1"/>
        </table:table-row>
        <table:table-row table:style-name="ro2">
          <table:table-cell table:style-name="ce4"/>
          <table:table-cell table:style-name="ce5"/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 table:style-name="ce4"/>
          <table:table-cell table:style-name="ce5"/>
          <table:table-cell table:number-columns-repeated="16382" table:style-name="ce1"/>
        </table:table-row>
        <table:table-row table:style-name="ro2">
          <table:table-cell table:style-name="ce4"/>
          <table:table-cell table:style-name="ce5"/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 table:style-name="ce4"/>
          <table:table-cell table:style-name="ce5"/>
          <table:table-cell table:number-columns-repeated="16382" table:style-name="ce1"/>
        </table:table-row>
        <table:table-row table:style-name="ro2">
          <table:table-cell table:style-name="ce4"/>
          <table:table-cell table:style-name="ce5"/>
          <table:table-cell table:style-name="ce1"/>
          <table:table-cell table:style-name="ce4"/>
          <table:table-cell table:number-columns-repeated="16380" table:style-name="ce1"/>
        </table:table-row>
        <table:table-row table:style-name="ro2">
          <table:table-cell table:style-name="ce4"/>
          <table:table-cell table:style-name="ce5"/>
          <table:table-cell table:number-columns-repeated="16382" table:style-name="ce1"/>
        </table:table-row>
        <table:table-row table:number-rows-repeated="525" table:style-name="ro2">
          <table:table-cell table:style-name="ce4"/>
          <table:table-cell table:style-name="ce5"/>
          <table:table-cell table:style-name="ce1"/>
          <table:table-cell table:style-name="ce4"/>
          <table:table-cell table:number-columns-repeated="16380"/>
        </table:table-row>
        <table:table-row table:number-rows-repeated="342" table:style-name="ro2">
          <table:table-cell table:style-name="ce4"/>
          <table:table-cell table:number-columns-repeated="2" table:style-name="ce1"/>
          <table:table-cell table:style-name="ce4"/>
          <table:table-cell table:number-columns-repeated="16380"/>
        </table:table-row>
        <table:table-row table:number-rows-repeated="12" table:style-name="ro2">
          <table:table-cell table:style-name="ce4"/>
          <table:table-cell table:number-columns-repeated="16383" table:style-name="ce1"/>
        </table:table-row>
        <table:table-row table:number-rows-repeated="149" table:style-name="ro2">
          <table:table-cell table:style-name="ce4"/>
          <table:table-cell table:number-columns-repeated="16383"/>
        </table:table-row>
        <table:table-row table:number-rows-repeated="1045851" table:style-name="ro2">
          <table:table-cell table:number-columns-repeated="16384"/>
        </table:table-row>
      </table:table>
      <table:table table:name="Blad2" table:style-name="ta2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Blad3" table:style-name="ta2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Jens Ringelberg</meta:initial-creator>
    <dc:creator>Ringelberg, Jens</dc:creator>
    <meta:creation-date>2011-12-12T10:00:02Z</meta:creation-date>
    <dc:date>2012-01-10T10:23:42Z</dc:date>
    <meta:editing-cycles>74</meta:editing-cycles>
    <meta:editing-duration>PT63916S</meta:editing-duration>
  </office:meta>
</office:document-meta>
</file>